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1">
      <style:paragraph-properties fo:text-align="center" style:justify-single-word="false"/>
      <style:text-properties fo:language="ru" fo:country="RU"/>
    </style:style>
    <style:style style:name="P3" style:family="paragraph" style:parent-style-name="Heading_20_2">
      <style:paragraph-properties fo:text-align="center" style:justify-single-word="false"/>
      <style:text-properties fo:background-color="#ff0000"/>
    </style:style>
    <style:style style:name="P4" style:family="paragraph" style:parent-style-name="Heading_20_2">
      <style:text-properties fo:language="ru" fo:country="RU"/>
    </style:style>
    <style:style style:name="P5" style:family="paragraph" style:parent-style-name="Heading_20_3">
      <style:text-properties fo:language="ru" fo:country="RU"/>
    </style:style>
    <style:style style:name="P6" style:family="paragraph" style:parent-style-name="Heading_20_4">
      <style:text-properties fo:language="ru" fo:country="RU"/>
    </style:style>
    <style:style style:name="P7" style:family="paragraph" style:parent-style-name="Preformatted_20_Text">
      <style:text-properties fo:language="ru" fo:country="RU"/>
    </style:style>
    <style:style style:name="P8" style:family="paragraph" style:parent-style-name="Preformatted_20_Text">
      <style:paragraph-properties fo:margin-top="0cm" fo:margin-bottom="0.499cm" loext:contextual-spacing="false"/>
    </style:style>
    <style:style style:name="P9" style:family="paragraph" style:parent-style-name="Preformatted_20_Text">
      <style:paragraph-properties fo:margin-top="0cm" fo:margin-bottom="0.499cm" loext:contextual-spacing="false"/>
      <style:text-properties fo:language="ru" fo:country="RU"/>
    </style:style>
    <style:style style:name="P10" style:family="paragraph" style:parent-style-name="Standard">
      <style:text-properties fo:language="ru" fo:country="RU"/>
    </style:style>
    <style:style style:name="P11" style:family="paragraph" style:parent-style-name="Standard">
      <style:text-properties officeooo:rsid="004def8d" officeooo:paragraph-rsid="004def8d"/>
    </style:style>
    <style:style style:name="P12" style:family="paragraph" style:parent-style-name="Heading_20_1">
      <style:paragraph-properties fo:text-align="center" style:justify-single-word="false"/>
      <style:text-properties fo:language="ru" fo:country="RU"/>
    </style:style>
    <style:style style:name="P13" style:family="paragraph" style:parent-style-name="Heading_20_3">
      <style:text-properties fo:language="ru" fo:country="RU"/>
    </style:style>
    <style:style style:name="P14" style:family="paragraph" style:parent-style-name="Heading_20_4">
      <style:text-properties fo:language="ru" fo:country="RU"/>
    </style:style>
    <style:style style:name="P15" style:family="paragraph" style:parent-style-name="Heading_20_2">
      <style:text-properties fo:language="ru" fo:country="RU"/>
    </style:style>
    <style:style style:name="P16" style:family="paragraph" style:parent-style-name="Preformatted_20_Text">
      <style:text-properties fo:language="ru" fo:country="RU"/>
    </style:style>
    <style:style style:name="P17" style:family="paragraph" style:parent-style-name="Preformatted_20_Text">
      <style:paragraph-properties fo:margin-top="0cm" fo:margin-bottom="0.499cm" loext:contextual-spacing="false"/>
    </style:style>
    <style:style style:name="P18" style:family="paragraph" style:parent-style-name="Preformatted_20_Text">
      <style:paragraph-properties fo:margin-top="0cm" fo:margin-bottom="0.499cm" loext:contextual-spacing="false"/>
      <style:text-properties fo:language="ru" fo:country="RU"/>
    </style:style>
    <style:style style:name="P19" style:family="paragraph" style:parent-style-name="Standard">
      <style:text-properties fo:language="ru" fo:country="RU"/>
    </style:style>
    <style:style style:name="P20" style:family="paragraph" style:parent-style-name="Text_20_body" style:list-style-name="L1">
      <style:text-properties officeooo:paragraph-rsid="001115c8"/>
    </style:style>
    <style:style style:name="P21" style:family="paragraph" style:parent-style-name="Text_20_body" style:list-style-name="L2"/>
    <style:style style:name="P22" style:family="paragraph" style:parent-style-name="Text_20_body">
      <style:text-properties fo:language="ru" fo:country="RU"/>
    </style:style>
    <style:style style:name="P23" style:family="paragraph" style:parent-style-name="Text_20_body" style:list-style-name="L3">
      <style:text-properties officeooo:paragraph-rsid="0077af12"/>
    </style:style>
    <style:style style:name="P24" style:family="paragraph" style:parent-style-name="Text_20_body" style:list-style-name="L4">
      <style:text-properties officeooo:paragraph-rsid="007944c9"/>
    </style:style>
    <style:style style:name="P25" style:family="paragraph" style:parent-style-name="Text_20_body" style:list-style-name="L1">
      <style:paragraph-properties fo:margin-top="0cm" fo:margin-bottom="0cm" loext:contextual-spacing="false"/>
      <style:text-properties officeooo:paragraph-rsid="001115c8"/>
    </style:style>
    <style:style style:name="P26" style:family="paragraph" style:parent-style-name="Text_20_body" style:list-style-name="L2">
      <style:paragraph-properties fo:margin-top="0cm" fo:margin-bottom="0cm" loext:contextual-spacing="false"/>
    </style:style>
    <style:style style:name="P27" style:family="paragraph" style:parent-style-name="Text_20_body" style:list-style-name="L3">
      <style:paragraph-properties fo:margin-top="0cm" fo:margin-bottom="0cm" loext:contextual-spacing="false"/>
      <style:text-properties officeooo:paragraph-rsid="0077af12"/>
    </style:style>
    <style:style style:name="P28" style:family="paragraph" style:parent-style-name="Text_20_body" style:list-style-name="L4">
      <style:paragraph-properties fo:margin-top="0cm" fo:margin-bottom="0cm" loext:contextual-spacing="false"/>
      <style:text-properties officeooo:paragraph-rsid="007944c9"/>
    </style:style>
    <style:style style:name="T1" style:family="text">
      <style:text-properties fo:language="ru" fo:country="RU"/>
    </style:style>
    <style:style style:name="T2" style:family="text">
      <style:text-properties fo:language="ru" fo:country="RU" officeooo:rsid="001115c8"/>
    </style:style>
    <style:style style:name="T3" style:family="text">
      <style:text-properties fo:language="ru" fo:country="RU" officeooo:rsid="0077af12"/>
    </style:style>
    <style:style style:name="T4" style:family="text">
      <style:text-properties fo:language="ru" fo:country="RU" officeooo:rsid="007944c9"/>
    </style:style>
    <style:style style:name="T5" style:family="text">
      <style:text-properties officeooo:rsid="001115c8"/>
    </style:style>
    <style:style style:name="T6" style:family="text">
      <style:text-properties officeooo:rsid="0077af12"/>
    </style:style>
    <style:style style:name="T7" style:family="text">
      <style:text-properties officeooo:rsid="007944c9"/>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
      <text:h text:style-name="Heading_20_2" text:outline-level="2"/>
      <text:h text:style-name="Heading_20_2" text:outline-level="2"/>
      <text:p text:style-name="Text_20_body"/>
      <text:p text:style-name="Text_20_body"/>
      <text:h text:style-name="Heading_20_2" text:outline-level="2"/>
      <text:h text:style-name="Heading_20_2" text:outline-level="2"/>
      <text:h text:style-name="Heading_20_2" text:outline-level="2"/>
      <text:h text:style-name="Heading_20_2" text:outline-level="2"/>
      <text:h text:style-name="P3" text:outline-level="2">Eloquent ORM</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 text:outline-level="1"><text:soft-page-break/>Getting Started</text:h>
      <text:list xml:id="list1268415117" text:style-name="L1">
        <text:list-item>
          <text:p text:style-name="P25"><text:a xlink:type="simple" xlink:href="https://laravel.com/docs/8.x/eloquent#introduction" text:style-name="Internet_20_link" text:visited-style-name="Visited_20_Internet_20_Link">Introduction</text:a> <text:span text:style-name="T5">(</text:span><text:span text:style-name="T2">Введение</text:span><text:span text:style-name="T5">)</text:span></text:p>
        </text:list-item>
        <text:list-item>
          <text:p text:style-name="P25"><text:a xlink:type="simple" xlink:href="https://laravel.com/docs/8.x/eloquent#defining-models" text:style-name="Internet_20_link" text:visited-style-name="Visited_20_Internet_20_Link">Defining Models</text:a> <text:span text:style-name="T5">(</text:span><text:span text:style-name="T2">Определение моделей</text:span><text:span text:style-name="T5">)</text:span></text:p>
          <text:list>
            <text:list-item>
              <text:p text:style-name="P25"><text:a xlink:type="simple" xlink:href="https://laravel.com/docs/8.x/eloquent#eloquent-model-conventions" text:style-name="Internet_20_link" text:visited-style-name="Visited_20_Internet_20_Link">Eloquent Model Conventions</text:a> <text:span text:style-name="T5">(</text:span><text:span text:style-name="T2">Красноречивые модельные соглашения</text:span><text:span text:style-name="T5">)</text:span></text:p>
            </text:list-item>
            <text:list-item>
              <text:p text:style-name="P25"><text:a xlink:type="simple" xlink:href="https://laravel.com/docs/8.x/eloquent#default-attribute-values" text:style-name="Internet_20_link" text:visited-style-name="Visited_20_Internet_20_Link">Default Attribute Values</text:a> <text:span text:style-name="T5">(</text:span><text:span text:style-name="T2">Значения атрибутов по умолчанию</text:span><text:span text:style-name="T5">)</text:span></text:p>
            </text:list-item>
          </text:list>
        </text:list-item>
        <text:list-item>
          <text:p text:style-name="P25"><text:a xlink:type="simple" xlink:href="https://laravel.com/docs/8.x/eloquent#retrieving-models" text:style-name="Internet_20_link" text:visited-style-name="Visited_20_Internet_20_Link">Retrieving Models</text:a> <text:span text:style-name="T5">(</text:span><text:span text:style-name="T2">Получение моделей</text:span><text:span text:style-name="T5">)</text:span></text:p>
          <text:list>
            <text:list-item>
              <text:p text:style-name="P25"><text:a xlink:type="simple" xlink:href="https://laravel.com/docs/8.x/eloquent#collections" text:style-name="Internet_20_link" text:visited-style-name="Visited_20_Internet_20_Link">Collections</text:a> <text:span text:style-name="T5">(</text:span><text:span text:style-name="T2">Коллекции</text:span><text:span text:style-name="T5">)</text:span></text:p>
            </text:list-item>
            <text:list-item>
              <text:p text:style-name="P25"><text:a xlink:type="simple" xlink:href="https://laravel.com/docs/8.x/eloquent#chunking-results" text:style-name="Internet_20_link" text:visited-style-name="Visited_20_Internet_20_Link">Chunking Results</text:a> <text:span text:style-name="T5">(</text:span><text:span text:style-name="T2">Разделение результатов</text:span><text:span text:style-name="T5">)</text:span></text:p>
            </text:list-item>
            <text:list-item>
              <text:p text:style-name="P25"><text:a xlink:type="simple" xlink:href="https://laravel.com/docs/8.x/eloquent#advanced-subqueries" text:style-name="Internet_20_link" text:visited-style-name="Visited_20_Internet_20_Link">Advanced Subqueries</text:a> <text:span text:style-name="T5">(</text:span><text:span text:style-name="T2">Расширенные подзапросы</text:span><text:span text:style-name="T5">)</text:span></text:p>
            </text:list-item>
          </text:list>
        </text:list-item>
        <text:list-item>
          <text:p text:style-name="P25"><text:a xlink:type="simple" xlink:href="https://laravel.com/docs/8.x/eloquent#retrieving-single-models" text:style-name="Internet_20_link" text:visited-style-name="Visited_20_Internet_20_Link">Retrieving Single Models / Aggregates</text:a> <text:span text:style-name="T5">(</text:span><text:span text:style-name="T2">Получение отдельных моделей / агрегатов</text:span><text:span text:style-name="T5">)</text:span></text:p>
          <text:list>
            <text:list-item>
              <text:p text:style-name="P25"><text:a xlink:type="simple" xlink:href="https://laravel.com/docs/8.x/eloquent#retrieving-aggregates" text:style-name="Internet_20_link" text:visited-style-name="Visited_20_Internet_20_Link">Retrieving Aggregates</text:a> <text:span text:style-name="T5">(</text:span><text:span text:style-name="T2">Получение агрегатов</text:span><text:span text:style-name="T5">)</text:span></text:p>
            </text:list-item>
          </text:list>
        </text:list-item>
        <text:list-item>
          <text:p text:style-name="P25"><text:a xlink:type="simple" xlink:href="https://laravel.com/docs/8.x/eloquent#inserting-and-updating-models" text:style-name="Internet_20_link" text:visited-style-name="Visited_20_Internet_20_Link">Inserting &amp; Updating Models</text:a> <text:span text:style-name="T5">(</text:span><text:span text:style-name="T2">Вставка и обновление моделей</text:span><text:span text:style-name="T5">)</text:span></text:p>
          <text:list>
            <text:list-item>
              <text:p text:style-name="P25"><text:a xlink:type="simple" xlink:href="https://laravel.com/docs/8.x/eloquent#inserts" text:style-name="Internet_20_link" text:visited-style-name="Visited_20_Internet_20_Link">Inserts</text:a> <text:span text:style-name="T5">(</text:span><text:span text:style-name="T2">Вставки</text:span><text:span text:style-name="T5">)</text:span></text:p>
            </text:list-item>
            <text:list-item>
              <text:p text:style-name="P25"><text:a xlink:type="simple" xlink:href="https://laravel.com/docs/8.x/eloquent#updates" text:style-name="Internet_20_link" text:visited-style-name="Visited_20_Internet_20_Link">Updates</text:a> <text:span text:style-name="T5">(</text:span><text:span text:style-name="T2">Обновления</text:span><text:span text:style-name="T5">)</text:span></text:p>
            </text:list-item>
            <text:list-item>
              <text:p text:style-name="P25"><text:a xlink:type="simple" xlink:href="https://laravel.com/docs/8.x/eloquent#mass-assignment" text:style-name="Internet_20_link" text:visited-style-name="Visited_20_Internet_20_Link">Mass Assignment</text:a> <text:span text:style-name="T5">(</text:span><text:span text:style-name="T2">Массовое присвоение</text:span><text:span text:style-name="T5">)</text:span></text:p>
            </text:list-item>
            <text:list-item>
              <text:p text:style-name="P25"><text:a xlink:type="simple" xlink:href="https://laravel.com/docs/8.x/eloquent#other-creation-methods" text:style-name="Internet_20_link" text:visited-style-name="Visited_20_Internet_20_Link">Other Creation Methods</text:a> <text:span text:style-name="T5">(</text:span><text:span text:style-name="T2">Другие методы создания</text:span><text:span text:style-name="T5">)</text:span></text:p>
            </text:list-item>
          </text:list>
        </text:list-item>
        <text:list-item>
          <text:p text:style-name="P25"><text:a xlink:type="simple" xlink:href="https://laravel.com/docs/8.x/eloquent#deleting-models" text:style-name="Internet_20_link" text:visited-style-name="Visited_20_Internet_20_Link">Deleting Models</text:a> <text:span text:style-name="T5">( </text:span><text:span text:style-name="T2">Удаление моделей)</text:span></text:p>
          <text:list>
            <text:list-item>
              <text:p text:style-name="P25"><text:a xlink:type="simple" xlink:href="https://laravel.com/docs/8.x/eloquent#soft-deleting" text:style-name="Internet_20_link" text:visited-style-name="Visited_20_Internet_20_Link">Soft Deleting</text:a> <text:span text:style-name="T5">(</text:span><text:span text:style-name="T2">Мягкое удаление</text:span><text:span text:style-name="T5">)</text:span></text:p>
            </text:list-item>
            <text:list-item>
              <text:p text:style-name="P25"><text:a xlink:type="simple" xlink:href="https://laravel.com/docs/8.x/eloquent#querying-soft-deleted-models" text:style-name="Internet_20_link" text:visited-style-name="Visited_20_Internet_20_Link">Querying Soft Deleted Models</text:a> <text:span text:style-name="T5">(</text:span><text:span text:style-name="T2">Запрос мягко удаленных моделей</text:span><text:span text:style-name="T5">)</text:span></text:p>
            </text:list-item>
          </text:list>
        </text:list-item>
        <text:list-item>
          <text:p text:style-name="P25"><text:a xlink:type="simple" xlink:href="https://laravel.com/docs/8.x/eloquent#replicating-models" text:style-name="Internet_20_link" text:visited-style-name="Visited_20_Internet_20_Link">Replicating Models</text:a> <text:span text:style-name="T5">(</text:span><text:span text:style-name="T2">Репликация моделей</text:span><text:span text:style-name="T5">)</text:span></text:p>
        </text:list-item>
        <text:list-item>
          <text:p text:style-name="P25"><text:a xlink:type="simple" xlink:href="https://laravel.com/docs/8.x/eloquent#query-scopes" text:style-name="Internet_20_link" text:visited-style-name="Visited_20_Internet_20_Link">Query Scopes</text:a> <text:span text:style-name="T5">(</text:span><text:span text:style-name="T2">Области запросов</text:span><text:span text:style-name="T5">)</text:span></text:p>
          <text:list>
            <text:list-item>
              <text:p text:style-name="P25"><text:a xlink:type="simple" xlink:href="https://laravel.com/docs/8.x/eloquent#global-scopes" text:style-name="Internet_20_link" text:visited-style-name="Visited_20_Internet_20_Link">Global Scopes</text:a> <text:span text:style-name="T5">(</text:span><text:span text:style-name="T2">Глобальные области</text:span><text:span text:style-name="T5">)</text:span></text:p>
            </text:list-item>
            <text:list-item>
              <text:p text:style-name="P25"><text:a xlink:type="simple" xlink:href="https://laravel.com/docs/8.x/eloquent#local-scopes" text:style-name="Internet_20_link" text:visited-style-name="Visited_20_Internet_20_Link">Local Scopes</text:a> <text:span text:style-name="T5">(</text:span><text:span text:style-name="T2">Локальные области</text:span><text:span text:style-name="T5">)</text:span></text:p>
            </text:list-item>
          </text:list>
        </text:list-item>
        <text:list-item>
          <text:p text:style-name="P25"><text:a xlink:type="simple" xlink:href="https://laravel.com/docs/8.x/eloquent#comparing-models" text:style-name="Internet_20_link" text:visited-style-name="Visited_20_Internet_20_Link">Comparing Models</text:a> <text:span text:style-name="T5">(</text:span><text:span text:style-name="T2">Сравнение моделей</text:span><text:span text:style-name="T5">)</text:span></text:p>
        </text:list-item>
        <text:list-item>
          <text:p text:style-name="P25"><text:a xlink:type="simple" xlink:href="https://laravel.com/docs/8.x/eloquent#events" text:style-name="Internet_20_link" text:visited-style-name="Visited_20_Internet_20_Link">Events</text:a> <text:span text:style-name="T5">(</text:span><text:span text:style-name="T2">События</text:span><text:span text:style-name="T5">)</text:span></text:p>
          <text:list>
            <text:list-item>
              <text:p text:style-name="P25"><text:a xlink:type="simple" xlink:href="https://laravel.com/docs/8.x/eloquent#events-using-closures" text:style-name="Internet_20_link" text:visited-style-name="Visited_20_Internet_20_Link">Using Closures</text:a> <text:span text:style-name="T5">(</text:span><text:span text:style-name="T2">Использование замыканий</text:span><text:span text:style-name="T5">)</text:span></text:p>
            </text:list-item>
            <text:list-item>
              <text:p text:style-name="P25"><text:a xlink:type="simple" xlink:href="https://laravel.com/docs/8.x/eloquent#observers" text:style-name="Internet_20_link" text:visited-style-name="Visited_20_Internet_20_Link">Observers</text:a> <text:span text:style-name="T5">(</text:span><text:span text:style-name="T2">Наблюдатели</text:span><text:span text:style-name="T5">)</text:span></text:p>
            </text:list-item>
            <text:list-item>
              <text:p text:style-name="P20"><text:a xlink:type="simple" xlink:href="https://laravel.com/docs/8.x/eloquent#muting-events" text:style-name="Internet_20_link" text:visited-style-name="Visited_20_Internet_20_Link">Muting Events</text:a> <text:span text:style-name="T5">(</text:span><text:span text:style-name="T2">Отключение событий</text:span><text:span text:style-name="T5">)</text:span></text:p>
            </text:list-item>
          </text:list>
        </text:list-item>
      </text:list>
      <text:p text:style-name="Text_20_body"/>
      <text:h text:style-name="Heading_20_2" text:outline-level="2"><text:bookmark text:name="introduction"/><text:a xlink:type="simple" xlink:href="https://laravel.com/docs/8.x/eloquent#introduction" text:style-name="Internet_20_link" text:visited-style-name="Visited_20_Internet_20_Link">Introduction</text:a></text:h>
      <text:p text:style-name="P10">Eloquent ORM, включенный в Laravel, предоставляет красивую и простую реализацию ActiveRecord для работы с вашей базой данных. Каждая таблица базы данных имеет соответствующую «Модель», которая используется для взаимодействия с этой таблицей. Модели позволяют запрашивать данные в таблицах, а также вставлять новые записи в таблицу.<text:line-break/><text:line-break/>Перед началом работы обязательно настройте соединение с базой данных в config / database.php. Для получения дополнительной информации о настройке вашей базы данных ознакомьтесь с документацией.</text:p>
      <text:p text:style-name="P10"/>
      <text:h text:style-name="P4" text:outline-level="2"><text:bookmark text:name="defining-models"/><text:soft-page-break/><text:a xlink:type="simple" xlink:href="https://laravel.com/docs/8.x/eloquent#defining-models" text:style-name="Internet_20_link" text:visited-style-name="Visited_20_Internet_20_Link">Defining Models</text:a></text:h>
      <text:p text:style-name="P10">Для начала создадим модель Eloquent. Модели обычно находятся в каталоге app \ Models, но вы можете разместить их в любом месте, которое может быть автоматически загружено в соответствии с вашим файлом composer.json. Все модели Eloquent расширяют класс Illuminate \ Database \ Eloquent \ Model.<text:line-break/><text:line-break/>Самый простой способ создать экземпляр модели - использовать Artisan-команду make: model:<text:line-break/><text:line-break/>php artisan make: модель Flight<text:line-break/><text:line-break/>Если вы хотите сгенерировать миграцию базы данных при создании модели, вы можете использовать параметр --migration или -m:<text:line-break/><text:line-break/>php artisan make: model Flight --migration<text:line-break/><text:line-break/>php artisan make: модель Flight -m<text:line-break/><text:line-break/>При создании модели вы можете создавать различные другие типы классов, такие как фабрики, сеялки и контроллеры. Кроме того, эти параметры можно комбинировать для создания сразу нескольких классов:<text:line-break/><text:line-break/>php artisan make: model Flight --factory<text:line-break/>php artisan make: модель Flight -f<text:line-break/><text:line-break/>php artisan make: модель Flight --seed<text:line-break/>php artisan make: модель Flight -s<text:line-break/><text:line-break/>php artisan make: модель Flight --controller<text:line-break/>php artisan make: модель Flight -c<text:line-break/><text:line-break/>php artisan make: модель Flight -mfsc</text:p>
      <text:p text:style-name="P10"/>
      <text:h text:style-name="P5" text:outline-level="3"><text:bookmark text:name="eloquent-model-conventions"/><text:a xlink:type="simple" xlink:href="https://laravel.com/docs/8.x/eloquent#eloquent-model-conventions" text:style-name="Internet_20_link" text:visited-style-name="Visited_20_Internet_20_Link">Eloquent Model Conventions</text:a></text:h>
      <text:p text:style-name="P10">Теперь давайте посмотрим на пример модели полета, которую мы будем использовать для извлечения и хранения информации из нашей таблицы базы данных рейсов:</text:p>
      <text:p text:style-name="P7"><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Model;</text:span></text:p>
      <text:p text:style-name="Preformatted_20_Text"/>
      <text:p text:style-name="Preformatted_20_Text"><text:span text:style-name="Source_20_Text">class Flight extends Model</text:span></text:p>
      <text:p text:style-name="Preformatted_20_Text"><text:span text:style-name="Source_20_Text">{</text:span></text:p>
      <text:p text:style-name="Preformatted_20_Text"><text:span text:style-name="Source_20_Text"><text:s text:c="4"/>//</text:span></text:p>
      <text:p text:style-name="P8"><text:span text:style-name="Source_20_Text">}</text:span></text:p>
      <text:h text:style-name="Heading_20_4" text:outline-level="4"><text:bookmark text:name="table-names"/><text:a xlink:type="simple" xlink:href="https://laravel.com/docs/8.x/eloquent#table-names" text:style-name="Internet_20_link" text:visited-style-name="Visited_20_Internet_20_Link">Table Names</text:a></text:h>
      <text:p text:style-name="P10">Обратите внимание, что мы не указали Eloquent, какую таблицу использовать для нашей модели Flight. По соглашению, имя класса во множественном числе будет использоваться в качестве имени таблицы, если другое имя не указано явно. Таким образом, в этом случае <text:soft-page-break/>Eloquent предполагает, что модель Flight хранит записи в таблице рейсов, а модель AirTrafficController будет хранить записи в таблице air_traffic_controllers.<text:line-break/><text:line-break/>Вы можете вручную указать имя таблицы, определив свойство таблицы в своей модели:</text:p>
      <text:p text:style-name="P7"><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Model;</text:span></text:p>
      <text:p text:style-name="Preformatted_20_Text"/>
      <text:p text:style-name="Preformatted_20_Text"><text:span text:style-name="Source_20_Text">class Flight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The table associated with the model.</text:span></text:p>
      <text:p text:style-name="Preformatted_20_Text"><text:span text:style-name="Source_20_Text"><text:s text:c="5"/>*</text:span></text:p>
      <text:p text:style-name="Preformatted_20_Text"><text:span text:style-name="Source_20_Text"><text:s text:c="5"/>* @var string</text:span></text:p>
      <text:p text:style-name="Preformatted_20_Text"><text:span text:style-name="Source_20_Text"><text:s text:c="5"/>*/</text:span></text:p>
      <text:p text:style-name="Preformatted_20_Text"><text:span text:style-name="Source_20_Text"><text:s text:c="4"/>protected $table = 'my_flights';</text:span></text:p>
      <text:p text:style-name="P8"><text:span text:style-name="Source_20_Text">}</text:span></text:p>
      <text:h text:style-name="Heading_20_4" text:outline-level="4"><text:bookmark text:name="primary-keys"/><text:a xlink:type="simple" xlink:href="https://laravel.com/docs/8.x/eloquent#primary-keys" text:style-name="Internet_20_link" text:visited-style-name="Visited_20_Internet_20_Link">Primary Keys</text:a></text:h>
      <text:p text:style-name="P10">Eloquent также предполагает, что каждая таблица имеет столбец первичного ключа с именем id. Вы можете определить защищенное свойство $ primaryKey, чтобы переопределить это соглашение:</text:p>
      <text:p text:style-name="P7"><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Model;</text:span></text:p>
      <text:p text:style-name="Preformatted_20_Text"/>
      <text:p text:style-name="Preformatted_20_Text"><text:span text:style-name="Source_20_Text">class Flight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The primary key associated with the table.</text:span></text:p>
      <text:p text:style-name="Preformatted_20_Text"><text:span text:style-name="Source_20_Text"><text:s text:c="5"/>*</text:span></text:p>
      <text:p text:style-name="Preformatted_20_Text"><text:span text:style-name="Source_20_Text"><text:s text:c="5"/>* @var string</text:span></text:p>
      <text:p text:style-name="Preformatted_20_Text"><text:span text:style-name="Source_20_Text"><text:s text:c="5"/>*/</text:span></text:p>
      <text:p text:style-name="Preformatted_20_Text"><text:span text:style-name="Source_20_Text"><text:s text:c="4"/>protected $primaryKey = 'flight_id';</text:span></text:p>
      <text:p text:style-name="P8"><text:span text:style-name="Source_20_Text">}</text:span></text:p>
      <text:p text:style-name="P10">Кроме того, Eloquent предполагает, что первичный ключ представляет собой увеличивающееся целочисленное значение, что означает, что по умолчанию первичный ключ будет автоматически приведен к типу int. Если вы хотите использовать неинкрементный или нечисловой первичный ключ, вы должны установить для свойства public $ incrementing в вашей модели значение false:</text:p>
      <text:p text:style-name="P7"><text:span text:style-name="Source_20_Text">&lt;?php</text:span></text:p>
      <text:p text:style-name="Preformatted_20_Text"/>
      <text:p text:style-name="Preformatted_20_Text"><text:span text:style-name="Source_20_Text">class Flight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Indicates if the IDs are auto-incrementing.</text:span></text:p>
      <text:p text:style-name="Preformatted_20_Text"><text:span text:style-name="Source_20_Text"><text:s text:c="5"/>*</text:span></text:p>
      <text:p text:style-name="Preformatted_20_Text"><text:span text:style-name="Source_20_Text"><text:s text:c="5"/>* @var bool</text:span></text:p>
      <text:p text:style-name="Preformatted_20_Text"><text:span text:style-name="Source_20_Text"><text:s text:c="5"/>*/</text:span></text:p>
      <text:p text:style-name="Preformatted_20_Text"><text:span text:style-name="Source_20_Text"><text:s text:c="4"/>public $incrementing = false;</text:span></text:p>
      <text:p text:style-name="P8"><text:span text:style-name="Source_20_Text">}</text:span></text:p>
      <text:p text:style-name="P10">Если ваш первичный ключ не является целым числом, вы должны установить для свойства protected $ keyType вашей модели значение string:</text:p>
      <text:p text:style-name="P7"><text:soft-page-break/><text:span text:style-name="Source_20_Text">&lt;?php</text:span></text:p>
      <text:p text:style-name="Preformatted_20_Text"/>
      <text:p text:style-name="Preformatted_20_Text"><text:span text:style-name="Source_20_Text">class Flight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The "type" of the auto-incrementing ID.</text:span></text:p>
      <text:p text:style-name="Preformatted_20_Text"><text:span text:style-name="Source_20_Text"><text:s text:c="5"/>*</text:span></text:p>
      <text:p text:style-name="Preformatted_20_Text"><text:span text:style-name="Source_20_Text"><text:s text:c="5"/>* @var string</text:span></text:p>
      <text:p text:style-name="Preformatted_20_Text"><text:span text:style-name="Source_20_Text"><text:s text:c="5"/>*/</text:span></text:p>
      <text:p text:style-name="Preformatted_20_Text"><text:span text:style-name="Source_20_Text"><text:s text:c="4"/>protected $keyType = 'string';</text:span></text:p>
      <text:p text:style-name="P8"><text:span text:style-name="Source_20_Text">}</text:span></text:p>
      <text:h text:style-name="Heading_20_4" text:outline-level="4"><text:bookmark text:name="timestamps"/><text:a xlink:type="simple" xlink:href="https://laravel.com/docs/8.x/eloquent#timestamps" text:style-name="Internet_20_link" text:visited-style-name="Visited_20_Internet_20_Link">Timestamps</text:a></text:h>
      <text:p text:style-name="P10">По умолчанию Eloquent ожидает, что столбцы created_at и updated_at будут в ваших таблицах. Если вы не хотите, чтобы эти столбцы автоматически управлялись Eloquent, установите для свойства $ timestamps в вашей модели значение false:</text:p>
      <text:p text:style-name="P7"><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Model;</text:span></text:p>
      <text:p text:style-name="Preformatted_20_Text"/>
      <text:p text:style-name="Preformatted_20_Text"><text:span text:style-name="Source_20_Text">class Flight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Indicates if the model should be timestamped.</text:span></text:p>
      <text:p text:style-name="Preformatted_20_Text"><text:span text:style-name="Source_20_Text"><text:s text:c="5"/>*</text:span></text:p>
      <text:p text:style-name="Preformatted_20_Text"><text:span text:style-name="Source_20_Text"><text:s text:c="5"/>* @var bool</text:span></text:p>
      <text:p text:style-name="Preformatted_20_Text"><text:span text:style-name="Source_20_Text"><text:s text:c="5"/>*/</text:span></text:p>
      <text:p text:style-name="Preformatted_20_Text"><text:span text:style-name="Source_20_Text"><text:s text:c="4"/>public $timestamps = false;</text:span></text:p>
      <text:p text:style-name="P8"><text:span text:style-name="Source_20_Text">}</text:span></text:p>
      <text:p text:style-name="P10">Если вам нужно настроить формат временных меток, установите свойство $ dateFormat в своей модели. Это свойство определяет, как атрибуты даты хранятся в базе данных, а также их формат при сериализации модели в массив или JSON:</text:p>
      <text:p text:style-name="P7"><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Model;</text:span></text:p>
      <text:p text:style-name="Preformatted_20_Text"/>
      <text:p text:style-name="Preformatted_20_Text"><text:span text:style-name="Source_20_Text">class Flight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The storage format of the model's date columns.</text:span></text:p>
      <text:p text:style-name="Preformatted_20_Text"><text:span text:style-name="Source_20_Text"><text:s text:c="5"/>*</text:span></text:p>
      <text:p text:style-name="Preformatted_20_Text"><text:span text:style-name="Source_20_Text"><text:s text:c="5"/>* @var string</text:span></text:p>
      <text:p text:style-name="Preformatted_20_Text"><text:span text:style-name="Source_20_Text"><text:s text:c="5"/>*/</text:span></text:p>
      <text:p text:style-name="Preformatted_20_Text"><text:span text:style-name="Source_20_Text"><text:s text:c="4"/>protected $dateFormat = 'U';</text:span></text:p>
      <text:p text:style-name="P8"><text:span text:style-name="Source_20_Text">}</text:span></text:p>
      <text:p text:style-name="P10">Если вам нужно настроить имена столбцов, используемых для хранения меток времени, вы можете установить константы CREATED_AT и UPDATED_AT в своей модели:</text:p>
      <text:p text:style-name="P7"><text:span text:style-name="Source_20_Text">&lt;?php</text:span></text:p>
      <text:p text:style-name="Preformatted_20_Text"/>
      <text:p text:style-name="Preformatted_20_Text"><text:span text:style-name="Source_20_Text">class Flight extends Model</text:span></text:p>
      <text:p text:style-name="Preformatted_20_Text"><text:span text:style-name="Source_20_Text">{</text:span></text:p>
      <text:p text:style-name="Preformatted_20_Text"><text:span text:style-name="Source_20_Text"><text:s text:c="4"/>const CREATED_AT = 'creation_date';</text:span></text:p>
      <text:p text:style-name="Preformatted_20_Text"><text:span text:style-name="Source_20_Text"><text:s text:c="4"/>const UPDATED_AT = 'last_update';</text:span></text:p>
      <text:p text:style-name="P8"><text:span text:style-name="Source_20_Text">}</text:span></text:p>
      <text:h text:style-name="P6" text:outline-level="4"><text:bookmark text:name="database-connection"/><text:soft-page-break/><text:a xlink:type="simple" xlink:href="https://laravel.com/docs/8.x/eloquent#database-connection" text:style-name="Internet_20_link" text:visited-style-name="Visited_20_Internet_20_Link">Database Connection</text:a></text:h>
      <text:p text:style-name="P10">По умолчанию все модели Eloquent будут использовать соединение с базой данных по умолчанию, настроенное для вашего приложения. Если вы хотите указать другое соединение для модели, используйте свойство $ connection:</text:p>
      <text:p text:style-name="P7"><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Model;</text:span></text:p>
      <text:p text:style-name="Preformatted_20_Text"/>
      <text:p text:style-name="Preformatted_20_Text"><text:span text:style-name="Source_20_Text">class Flight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The connection name for the model.</text:span></text:p>
      <text:p text:style-name="Preformatted_20_Text"><text:span text:style-name="Source_20_Text"><text:s text:c="5"/>*</text:span></text:p>
      <text:p text:style-name="Preformatted_20_Text"><text:span text:style-name="Source_20_Text"><text:s text:c="5"/>* @var string</text:span></text:p>
      <text:p text:style-name="Preformatted_20_Text"><text:span text:style-name="Source_20_Text"><text:s text:c="5"/>*/</text:span></text:p>
      <text:p text:style-name="Preformatted_20_Text"><text:span text:style-name="Source_20_Text"><text:s text:c="4"/>protected $connection = 'connection-name';</text:span></text:p>
      <text:p text:style-name="P8"><text:span text:style-name="Source_20_Text">}</text:span></text:p>
      <text:h text:style-name="Heading_20_3" text:outline-level="3"><text:bookmark text:name="default-attribute-values"/><text:a xlink:type="simple" xlink:href="https://laravel.com/docs/8.x/eloquent#default-attribute-values" text:style-name="Internet_20_link" text:visited-style-name="Visited_20_Internet_20_Link">Default Attribute Values</text:a></text:h>
      <text:p text:style-name="P10">Если вы хотите определить значения по умолчанию для некоторых атрибутов вашей модели, вы можете определить свойство $ attributes в своей модели:</text:p>
      <text:p text:style-name="P7"><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Model;</text:span></text:p>
      <text:p text:style-name="Preformatted_20_Text"/>
      <text:p text:style-name="Preformatted_20_Text"><text:span text:style-name="Source_20_Text">class Flight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The model's default values for attributes.</text:span></text:p>
      <text:p text:style-name="Preformatted_20_Text"><text:span text:style-name="Source_20_Text"><text:s text:c="5"/>*</text:span></text:p>
      <text:p text:style-name="Preformatted_20_Text"><text:span text:style-name="Source_20_Text"><text:s text:c="5"/>* @var array</text:span></text:p>
      <text:p text:style-name="Preformatted_20_Text"><text:span text:style-name="Source_20_Text"><text:s text:c="5"/>*/</text:span></text:p>
      <text:p text:style-name="Preformatted_20_Text"><text:span text:style-name="Source_20_Text"><text:s text:c="4"/>protected $attributes = [</text:span></text:p>
      <text:p text:style-name="Preformatted_20_Text"><text:span text:style-name="Source_20_Text"><text:s text:c="8"/>'delayed' =&gt; false,</text:span></text:p>
      <text:p text:style-name="Preformatted_20_Text"><text:span text:style-name="Source_20_Text"><text:s text:c="4"/>];</text:span></text:p>
      <text:p text:style-name="P8"><text:span text:style-name="Source_20_Text">}</text:span></text:p>
      <text:h text:style-name="Heading_20_2" text:outline-level="2"><text:bookmark text:name="retrieving-models"/><text:a xlink:type="simple" xlink:href="https://laravel.com/docs/8.x/eloquent#retrieving-models" text:style-name="Internet_20_link" text:visited-style-name="Visited_20_Internet_20_Link">Retrieving Models</text:a></text:h>
      <text:p text:style-name="P10">После того, как вы создали модель и связанную с ней таблицу базы данных, вы готовы начать извлечение данных из своей базы данных. Думайте о каждой модели Eloquent как о мощном построителе запросов, позволяющем плавно запрашивать таблицу базы данных, связанную с моделью. Например:</text:p>
      <text:p text:style-name="P7"><text:span text:style-name="Source_20_Text">&lt;?php</text:span></text:p>
      <text:p text:style-name="Preformatted_20_Text"/>
      <text:p text:style-name="Preformatted_20_Text"><text:span text:style-name="Source_20_Text">$flights = App\Models\Flight::all();</text:span></text:p>
      <text:p text:style-name="Preformatted_20_Text"/>
      <text:p text:style-name="Preformatted_20_Text"><text:span text:style-name="Source_20_Text">foreach ($flights as $flight) {</text:span></text:p>
      <text:p text:style-name="Preformatted_20_Text"><text:span text:style-name="Source_20_Text"><text:s text:c="4"/>echo $flight-&gt;name;</text:span></text:p>
      <text:p text:style-name="P8"><text:span text:style-name="Source_20_Text">}</text:span></text:p>
      <text:h text:style-name="Heading_20_4" text:outline-level="4"><text:bookmark text:name="adding-additional-constraints"/><text:soft-page-break/><text:a xlink:type="simple" xlink:href="https://laravel.com/docs/8.x/eloquent#adding-additional-constraints" text:style-name="Internet_20_link" text:visited-style-name="Visited_20_Internet_20_Link">Adding Additional Constraints</text:a></text:h>
      <text:p text:style-name="P10">Метод Eloquent all вернет все результаты в таблице модели. Поскольку каждая модель Eloquent служит построителем запросов, вы также можете добавить ограничения к запросам, а затем использовать метод get для получения результатов:</text:p>
      <text:p text:style-name="P7"><text:span text:style-name="Source_20_Text">$flights = App\Models\Flight::where('active', 1)</text:span></text:p>
      <text:p text:style-name="Preformatted_20_Text"><text:span text:style-name="Source_20_Text"><text:s text:c="15"/>-&gt;orderBy('name', 'desc')</text:span></text:p>
      <text:p text:style-name="Preformatted_20_Text"><text:span text:style-name="Source_20_Text"><text:s text:c="15"/>-&gt;take(10)</text:span></text:p>
      <text:p text:style-name="P8"><text:span text:style-name="Source_20_Text"><text:s text:c="15"/>-&gt;get();</text:span></text:p>
      <text:p text:style-name="P10">Поскольку модели Eloquent являются построителями запросов, вам следует просмотреть все методы, доступные в построителе запросов. Вы можете использовать любой из этих методов в своих запросах Eloquent.</text:p>
      <text:p text:style-name="P10"/>
      <text:h text:style-name="P6" text:outline-level="4"><text:bookmark text:name="refreshing-models"/><text:a xlink:type="simple" xlink:href="https://laravel.com/docs/8.x/eloquent#refreshing-models" text:style-name="Internet_20_link" text:visited-style-name="Visited_20_Internet_20_Link">Refreshing Models</text:a></text:h>
      <text:p text:style-name="P10">Вы можете обновлять модели, используя методы fresh и refresh. Новый метод повторно извлечет модель из базы данных. Существующий экземпляр модели не будет затронут:</text:p>
      <text:p text:style-name="P7"><text:span text:style-name="Source_20_Text">$flight = App\Models\Flight::where('number', 'FR 900')-&gt;first();</text:span></text:p>
      <text:p text:style-name="Preformatted_20_Text"/>
      <text:p text:style-name="P8"><text:span text:style-name="Source_20_Text">$freshFlight = $flight-&gt;fresh();</text:span></text:p>
      <text:p text:style-name="P10">Метод обновления повторно гидратирует существующую модель, используя свежие данные из базы данных. Кроме того, все его загруженные отношения также будут обновлены:</text:p>
      <text:p text:style-name="P7"><text:span text:style-name="Source_20_Text">$flight = App\Models\Flight::where('number', 'FR 900')-&gt;first();</text:span></text:p>
      <text:p text:style-name="Preformatted_20_Text"/>
      <text:p text:style-name="Preformatted_20_Text"><text:span text:style-name="Source_20_Text">$flight-&gt;number = 'FR 456';</text:span></text:p>
      <text:p text:style-name="Preformatted_20_Text"/>
      <text:p text:style-name="Preformatted_20_Text"><text:span text:style-name="Source_20_Text">$flight-&gt;refresh();</text:span></text:p>
      <text:p text:style-name="Preformatted_20_Text"/>
      <text:p text:style-name="P8"><text:span text:style-name="Source_20_Text">$flight-&gt;number; // "FR 900"</text:span></text:p>
      <text:h text:style-name="Heading_20_3" text:outline-level="3"><text:bookmark text:name="collections"/><text:a xlink:type="simple" xlink:href="https://laravel.com/docs/8.x/eloquent#collections" text:style-name="Internet_20_link" text:visited-style-name="Visited_20_Internet_20_Link">Collections</text:a></text:h>
      <text:p text:style-name="P10">Для таких методов Eloquent, как all и get, которые извлекают несколько результатов, будет возвращен экземпляр Illuminate \ Database \ Eloquent \ Collection. Класс Collection предоставляет множество полезных методов для работы с вашими результатами Eloquent:</text:p>
      <text:p text:style-name="P7"><text:span text:style-name="Source_20_Text">$flights = $flights-&gt;reject(function ($flight) {</text:span></text:p>
      <text:p text:style-name="Preformatted_20_Text"><text:span text:style-name="Source_20_Text"><text:s text:c="4"/>return $flight-&gt;cancelled;</text:span></text:p>
      <text:p text:style-name="P8"><text:span text:style-name="Source_20_Text">});</text:span></text:p>
      <text:p text:style-name="P10">Вы также можете перебрать коллекцию как массив:</text:p>
      <text:p text:style-name="P7"><text:span text:style-name="Source_20_Text">foreach ($flights as $flight) {</text:span></text:p>
      <text:p text:style-name="Preformatted_20_Text"><text:span text:style-name="Source_20_Text"><text:s text:c="4"/>echo $flight-&gt;name;</text:span></text:p>
      <text:p text:style-name="P8"><text:span text:style-name="Source_20_Text">}</text:span></text:p>
      <text:h text:style-name="Heading_20_3" text:outline-level="3"><text:bookmark text:name="chunking-results"/><text:a xlink:type="simple" xlink:href="https://laravel.com/docs/8.x/eloquent#chunking-results" text:style-name="Internet_20_link" text:visited-style-name="Visited_20_Internet_20_Link">Chunking Results</text:a></text:h>
      <text:p text:style-name="P10">Если вам нужно обработать тысячи записей Eloquent, используйте команду chunk. Метод chunk извлекает «кусок» моделей Eloquent, передавая их заданному Closure для обработки. Использование метода chunk позволит сэкономить память при работе с большими наборами результатов:</text:p>
      <text:p text:style-name="P7"><text:span text:style-name="Source_20_Text">Flight::chunk(200, function ($flights) {</text:span></text:p>
      <text:p text:style-name="Preformatted_20_Text"><text:span text:style-name="Source_20_Text"><text:s text:c="4"/>foreach ($flights as $flight) {</text:span></text:p>
      <text:p text:style-name="Preformatted_20_Text"><text:span text:style-name="Source_20_Text"><text:s text:c="8"/>//</text:span></text:p>
      <text:p text:style-name="Preformatted_20_Text"><text:span text:style-name="Source_20_Text"><text:s text:c="4"/>}</text:span></text:p>
      <text:p text:style-name="P8"><text:span text:style-name="Source_20_Text">});</text:span></text:p>
      <text:p text:style-name="P10"><text:soft-page-break/>Первым аргументом, передаваемым методу, является количество записей, которые вы хотите получать на «кусок». Замыкание, переданное вторым аргументом, будет вызываться для каждого фрагмента, полученного из базы данных. Будет выполнен запрос к базе данных для получения каждого фрагмента записей, переданных в Closure.<text:line-break/><text:line-break/>Если вы фильтруете результаты метода фрагментов на основе столбца, который вы также будете обновлять при итерации результатов, вам следует использовать метод chunkById. Использование метода фрагментов в этих сценариях может привести к неожиданным и противоречивым результатам:</text:p>
      <text:p text:style-name="P7"><text:span text:style-name="Source_20_Text">Flight::where('departed', true)-&gt;chunkById(200, function ($flights) {</text:span></text:p>
      <text:p text:style-name="Preformatted_20_Text"><text:span text:style-name="Source_20_Text"><text:s text:c="4"/>$flights-&gt;each-&gt;update(['departed' =&gt; false]);</text:span></text:p>
      <text:p text:style-name="P8"><text:span text:style-name="Source_20_Text">});</text:span></text:p>
      <text:h text:style-name="Heading_20_4" text:outline-level="4"><text:bookmark text:name="using-cursors"/><text:a xlink:type="simple" xlink:href="https://laravel.com/docs/8.x/eloquent#using-cursors" text:style-name="Internet_20_link" text:visited-style-name="Visited_20_Internet_20_Link">Using Cursors</text:a></text:h>
      <text:p text:style-name="P10">Метод курсора позволяет вам перебирать записи базы данных с помощью курсора, который будет выполнять только один запрос. При обработке больших объемов данных можно использовать метод курсора, чтобы значительно сократить использование памяти:</text:p>
      <text:p text:style-name="P7"><text:span text:style-name="Source_20_Text">foreach (Flight::where('foo', 'bar')-&gt;cursor() as $flight) {</text:span></text:p>
      <text:p text:style-name="Preformatted_20_Text"><text:span text:style-name="Source_20_Text"><text:s text:c="4"/>//</text:span></text:p>
      <text:p text:style-name="P8"><text:span text:style-name="Source_20_Text">}</text:span></text:p>
      <text:p text:style-name="P10">Курсор возвращает экземпляр Illuminate \ Support \ LazyCollection. Ленивые коллекции позволяют использовать многие методы сбора, доступные в типичных коллекциях Laravel, при одновременной загрузке в память только одной модели:</text:p>
      <text:p text:style-name="P7"><text:span text:style-name="Source_20_Text">$users = App\Models\User::cursor()-&gt;filter(function ($user) {</text:span></text:p>
      <text:p text:style-name="Preformatted_20_Text"><text:span text:style-name="Source_20_Text"><text:s text:c="4"/>return $user-&gt;id &gt; 500;</text:span></text:p>
      <text:p text:style-name="Preformatted_20_Text"><text:span text:style-name="Source_20_Text">});</text:span></text:p>
      <text:p text:style-name="Preformatted_20_Text"/>
      <text:p text:style-name="Preformatted_20_Text"><text:span text:style-name="Source_20_Text">foreach ($users as $user) {</text:span></text:p>
      <text:p text:style-name="Preformatted_20_Text"><text:span text:style-name="Source_20_Text"><text:s text:c="4"/>echo $user-&gt;id;</text:span></text:p>
      <text:p text:style-name="P8"><text:span text:style-name="Source_20_Text">}</text:span></text:p>
      <text:h text:style-name="Heading_20_3" text:outline-level="3"><text:bookmark text:name="advanced-subqueries"/><text:a xlink:type="simple" xlink:href="https://laravel.com/docs/8.x/eloquent#advanced-subqueries" text:style-name="Internet_20_link" text:visited-style-name="Visited_20_Internet_20_Link">Advanced Subqueries</text:a></text:h>
      <text:h text:style-name="Heading_20_4" text:outline-level="4"><text:bookmark text:name="subquery-selects"/><text:a xlink:type="simple" xlink:href="https://laravel.com/docs/8.x/eloquent#subquery-selects" text:style-name="Internet_20_link" text:visited-style-name="Visited_20_Internet_20_Link">Subquery Selects</text:a></text:h>
      <text:p text:style-name="P10">Eloquent также предлагает расширенную поддержку подзапросов, которая позволяет извлекать информацию из связанных таблиц в одном запросе. Например, представим, что у нас есть таблица пунктов назначения и таблица рейсов в пункты назначения. Таблица рейсов содержит столбец прибыл_ат, который указывает, когда рейс прибыл в пункт назначения.<text:line-break/><text:line-break/>Используя функцию подзапроса, доступную для методов select и addSelect, мы можем выбрать все пункты назначения и имя рейса, который последним прибыл в этот пункт назначения, с помощью одного запроса:</text:p>
      <text:p text:style-name="P7"><text:span text:style-name="Source_20_Text">use App\Models\Destination;</text:span></text:p>
      <text:p text:style-name="Preformatted_20_Text"><text:span text:style-name="Source_20_Text">use App\Models\Flight;</text:span></text:p>
      <text:p text:style-name="Preformatted_20_Text"/>
      <text:p text:style-name="Preformatted_20_Text"><text:span text:style-name="Source_20_Text">return Destination::addSelect(['last_flight' =&gt; Flight::select('name')</text:span></text:p>
      <text:p text:style-name="Preformatted_20_Text"><text:span text:style-name="Source_20_Text"><text:s text:c="4"/>-&gt;whereColumn('destination_id', 'destinations.id')</text:span></text:p>
      <text:p text:style-name="Preformatted_20_Text"><text:span text:style-name="Source_20_Text"><text:s text:c="4"/>-&gt;orderBy('arrived_at', 'desc')</text:span></text:p>
      <text:p text:style-name="Preformatted_20_Text"><text:span text:style-name="Source_20_Text"><text:s text:c="4"/>-&gt;limit(1)</text:span></text:p>
      <text:p text:style-name="P8"><text:span text:style-name="Source_20_Text">])-&gt;get();</text:span></text:p>
      <text:h text:style-name="Heading_20_4" text:outline-level="4"><text:bookmark text:name="subquery-ordering"/><text:soft-page-break/><text:a xlink:type="simple" xlink:href="https://laravel.com/docs/8.x/eloquent#subquery-ordering" text:style-name="Internet_20_link" text:visited-style-name="Visited_20_Internet_20_Link">Subquery Ordering</text:a></text:h>
      <text:p text:style-name="P10">Кроме того, функция orderBy построителя запросов поддерживает подзапросы. Мы можем использовать эту функцию для сортировки всех пунктов назначения в зависимости от того, когда последний рейс прибыл в этот пункт назначения. Опять же, это можно сделать при выполнении одного запроса к базе данных:</text:p>
      <text:p text:style-name="P7"><text:span text:style-name="Source_20_Text">return Destination::orderByDesc(</text:span></text:p>
      <text:p text:style-name="Preformatted_20_Text"><text:span text:style-name="Source_20_Text"><text:s text:c="4"/>Flight::select('arrived_at')</text:span></text:p>
      <text:p text:style-name="Preformatted_20_Text"><text:span text:style-name="Source_20_Text"><text:s text:c="8"/>-&gt;whereColumn('destination_id', 'destinations.id')</text:span></text:p>
      <text:p text:style-name="Preformatted_20_Text"><text:span text:style-name="Source_20_Text"><text:s text:c="8"/>-&gt;orderBy('arrived_at', 'desc')</text:span></text:p>
      <text:p text:style-name="Preformatted_20_Text"><text:span text:style-name="Source_20_Text"><text:s text:c="8"/>-&gt;limit(1)</text:span></text:p>
      <text:p text:style-name="P8"><text:span text:style-name="Source_20_Text">)-&gt;get();</text:span></text:p>
      <text:h text:style-name="Heading_20_2" text:outline-level="2"><text:bookmark text:name="retrieving-single-models"/><text:a xlink:type="simple" xlink:href="https://laravel.com/docs/8.x/eloquent#retrieving-single-models" text:style-name="Internet_20_link" text:visited-style-name="Visited_20_Internet_20_Link">Retrieving Single Models / Aggregates</text:a></text:h>
      <text:p text:style-name="P10">Помимо получения всех записей для данной таблицы, вы также можете получить отдельные записи с помощью find, first или firstWhere. Вместо того, чтобы возвращать коллекцию моделей, эти методы возвращают единственный экземпляр модели:</text:p>
      <text:p text:style-name="P7"><text:span text:style-name="Source_20_Text">// Retrieve a model by its primary key...</text:span></text:p>
      <text:p text:style-name="Preformatted_20_Text"><text:span text:style-name="Source_20_Text">$flight = App\Models\Flight::find(1);</text:span></text:p>
      <text:p text:style-name="Preformatted_20_Text"/>
      <text:p text:style-name="Preformatted_20_Text"><text:span text:style-name="Source_20_Text">// Retrieve the first model matching the query constraints...</text:span></text:p>
      <text:p text:style-name="Preformatted_20_Text"><text:span text:style-name="Source_20_Text">$flight = App\Models\Flight::where('active', 1)-&gt;first();</text:span></text:p>
      <text:p text:style-name="Preformatted_20_Text"/>
      <text:p text:style-name="Preformatted_20_Text"><text:span text:style-name="Source_20_Text">// Shorthand for retrieving the first model matching the query constraints...</text:span></text:p>
      <text:p text:style-name="P8"><text:span text:style-name="Source_20_Text">$flight = App\Models\Flight::firstWhere('active', 1);</text:span></text:p>
      <text:p text:style-name="P10">Вы также можете вызвать метод find с массивом первичных ключей, который вернет коллекцию совпадающих записей:</text:p>
      <text:p text:style-name="P9"><text:span text:style-name="Source_20_Text">$flights = App\Models\Flight::find([1, 2, 3]);</text:span></text:p>
      <text:p text:style-name="P10"/>
      <text:p text:style-name="P10">Иногда вам может потребоваться получить первый результат запроса или выполнить какое-либо другое действие, если результаты не найдены. Метод firstOr вернет первый найденный результат или, если результаты не найдены, выполнит заданный обратный вызов. Результат обратного вызова будет считаться результатом метода firstOr:</text:p>
      <text:p text:style-name="P7"><text:span text:style-name="Source_20_Text">$model = App\Models\Flight::where('legs', '&gt;', 100)-&gt;firstOr(function () {</text:span></text:p>
      <text:p text:style-name="Preformatted_20_Text"><text:span text:style-name="Source_20_Text"><text:s text:c="8"/>// ...</text:span></text:p>
      <text:p text:style-name="P8"><text:span text:style-name="Source_20_Text">});</text:span></text:p>
      <text:p text:style-name="P10">Метод firstOr также принимает массив столбцов для извлечения:</text:p>
      <text:p text:style-name="P7"><text:span text:style-name="Source_20_Text">$model = App\Models\Flight::where('legs', '&gt;', 100)</text:span></text:p>
      <text:p text:style-name="Preformatted_20_Text"><text:span text:style-name="Source_20_Text"><text:s text:c="12"/>-&gt;firstOr(['id', 'legs'], function () {</text:span></text:p>
      <text:p text:style-name="Preformatted_20_Text"><text:span text:style-name="Source_20_Text"><text:s text:c="16"/>// ...</text:span></text:p>
      <text:p text:style-name="P8"><text:span text:style-name="Source_20_Text"><text:s text:c="12"/>});</text:span></text:p>
      <text:h text:style-name="Heading_20_4" text:outline-level="4"><text:bookmark text:name="not-found-exceptions"/><text:a xlink:type="simple" xlink:href="https://laravel.com/docs/8.x/eloquent#not-found-exceptions" text:style-name="Internet_20_link" text:visited-style-name="Visited_20_Internet_20_Link">Not Found Exceptions</text:a></text:h>
      <text:p text:style-name="P10">Иногда вы можете создать исключение, если модель не найдена. Это особенно полезно для маршрутов или контроллеров. Методы findOrFail и firstOrFail получат первый результат запроса; однако, если результат не будет найден, будет выброшено исключение Illuminate \ Database \ Eloquent \ ModelNotFoundException:</text:p>
      <text:p text:style-name="P7"><text:span text:style-name="Source_20_Text">$model = App\Models\Flight::findOrFail(1);</text:span></text:p>
      <text:p text:style-name="Preformatted_20_Text"/>
      <text:p text:style-name="P8"><text:span text:style-name="Source_20_Text">$model = App\Models\Flight::where('legs', '&gt;', 100)-&gt;firstOrFail();</text:span></text:p>
      <text:p text:style-name="P10"><text:soft-page-break/>Если исключение не обнаружено, пользователю автоматически отправляется ответ HTTP 404. При использовании этих методов нет необходимости писать явные проверки для возврата 404 ответа:</text:p>
      <text:p text:style-name="P7"><text:span text:style-name="Source_20_Text">Route::get('/api/flights/{id}', function ($id) {</text:span></text:p>
      <text:p text:style-name="Preformatted_20_Text"><text:span text:style-name="Source_20_Text"><text:s text:c="4"/>return App\Models\Flight::findOrFail($id);</text:span></text:p>
      <text:p text:style-name="P8"><text:span text:style-name="Source_20_Text">});</text:span></text:p>
      <text:h text:style-name="Heading_20_3" text:outline-level="3"><text:bookmark text:name="retrieving-aggregates"/><text:a xlink:type="simple" xlink:href="https://laravel.com/docs/8.x/eloquent#retrieving-aggregates" text:style-name="Internet_20_link" text:visited-style-name="Visited_20_Internet_20_Link">Retrieving Aggregates</text:a></text:h>
      <text:p text:style-name="P10">Вы также можете использовать count, sum, max и другие методы агрегирования, предоставляемые построителем запросов. Эти методы возвращают соответствующее скалярное значение вместо полного экземпляра модели:</text:p>
      <text:p text:style-name="P7"><text:span text:style-name="Source_20_Text">$count = App\Models\Flight::where('active', 1)-&gt;count();</text:span></text:p>
      <text:p text:style-name="Preformatted_20_Text"/>
      <text:p text:style-name="P8"><text:span text:style-name="Source_20_Text">$max = App\Models\Flight::where('active', 1)-&gt;max('price');</text:span></text:p>
      <text:h text:style-name="Heading_20_2" text:outline-level="2"><text:bookmark text:name="inserting-and-updating-models"/><text:a xlink:type="simple" xlink:href="https://laravel.com/docs/8.x/eloquent#inserting-and-updating-models" text:style-name="Internet_20_link" text:visited-style-name="Visited_20_Internet_20_Link">Inserting &amp; Updating Models</text:a></text:h>
      <text:h text:style-name="Heading_20_3" text:outline-level="3"><text:bookmark text:name="inserts"/><text:a xlink:type="simple" xlink:href="https://laravel.com/docs/8.x/eloquent#inserts" text:style-name="Internet_20_link" text:visited-style-name="Visited_20_Internet_20_Link">Inserts</text:a></text:h>
      <text:p text:style-name="P10">Чтобы создать новую запись в базе данных, создайте новый экземпляр модели, установите атрибуты модели, затем вызовите метод сохранения:</text:p>
      <text:p text:style-name="P10"/>
      <text:p text:style-name="P7"><text:span text:style-name="Source_20_Text">&lt;?php</text:span></text:p>
      <text:p text:style-name="Preformatted_20_Text"/>
      <text:p text:style-name="Preformatted_20_Text"><text:span text:style-name="Source_20_Text">namespace App\Http\Controllers;</text:span></text:p>
      <text:p text:style-name="Preformatted_20_Text"/>
      <text:p text:style-name="Preformatted_20_Text"><text:span text:style-name="Source_20_Text">use App\Http\Controllers\Controller;</text:span></text:p>
      <text:p text:style-name="Preformatted_20_Text"><text:span text:style-name="Source_20_Text">use App\Models\Flight;</text:span></text:p>
      <text:p text:style-name="Preformatted_20_Text"><text:span text:style-name="Source_20_Text">use Illuminate\Http\Request;</text:span></text:p>
      <text:p text:style-name="Preformatted_20_Text"/>
      <text:p text:style-name="Preformatted_20_Text"><text:span text:style-name="Source_20_Text">class FlightController extends Controller</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Create a new flight instance.</text:span></text:p>
      <text:p text:style-name="Preformatted_20_Text"><text:span text:style-name="Source_20_Text"><text:s text:c="5"/>*</text:span></text:p>
      <text:p text:style-name="Preformatted_20_Text"><text:span text:style-name="Source_20_Text"><text:s text:c="5"/>* @param <text:s/>Request <text:s/>$request</text:span></text:p>
      <text:p text:style-name="Preformatted_20_Text"><text:span text:style-name="Source_20_Text"><text:s text:c="5"/>* @return Response</text:span></text:p>
      <text:p text:style-name="Preformatted_20_Text"><text:span text:style-name="Source_20_Text"><text:s text:c="5"/>*/</text:span></text:p>
      <text:p text:style-name="Preformatted_20_Text"><text:span text:style-name="Source_20_Text"><text:s text:c="4"/>public function store(Request $request)</text:span></text:p>
      <text:p text:style-name="Preformatted_20_Text"><text:span text:style-name="Source_20_Text"><text:s text:c="4"/>{</text:span></text:p>
      <text:p text:style-name="Preformatted_20_Text"><text:span text:style-name="Source_20_Text"><text:s text:c="8"/>// Validate the request...</text:span></text:p>
      <text:p text:style-name="Preformatted_20_Text"/>
      <text:p text:style-name="Preformatted_20_Text"><text:span text:style-name="Source_20_Text"><text:s text:c="8"/>$flight = new Flight;</text:span></text:p>
      <text:p text:style-name="Preformatted_20_Text"/>
      <text:p text:style-name="Preformatted_20_Text"><text:span text:style-name="Source_20_Text"><text:s text:c="8"/>$flight-&gt;name = $request-&gt;name;</text:span></text:p>
      <text:p text:style-name="Preformatted_20_Text"/>
      <text:p text:style-name="Preformatted_20_Text"><text:span text:style-name="Source_20_Text"><text:s text:c="8"/>$flight-&gt;save();</text:span></text:p>
      <text:p text:style-name="Preformatted_20_Text"><text:span text:style-name="Source_20_Text"><text:s text:c="4"/>}</text:span></text:p>
      <text:p text:style-name="P8"><text:span text:style-name="Source_20_Text">}</text:span></text:p>
      <text:p text:style-name="P10">В этом примере мы назначаем параметр name из входящего HTTP-запроса атрибуту name экземпляра модели App \ Models \ Flight. Когда мы вызываем метод сохранения, запись будет вставлена в базу данных. Временные метки created_at и updated_at будут автоматически установлены при вызове метода save, поэтому нет необходимости устанавливать их вручную.</text:p>
      <text:p text:style-name="P10"/>
      <text:h text:style-name="P5" text:outline-level="3"><text:bookmark text:name="updates"/><text:soft-page-break/><text:a xlink:type="simple" xlink:href="https://laravel.com/docs/8.x/eloquent#updates" text:style-name="Internet_20_link" text:visited-style-name="Visited_20_Internet_20_Link">Updates</text:a></text:h>
      <text:p text:style-name="P10">Метод сохранения также может использоваться для обновления моделей, которые уже существуют в базе данных. Чтобы обновить модель, вы должны получить ее, установить любые атрибуты, которые вы хотите обновить, а затем вызвать метод сохранения. Опять же, метка времени updated_at будет автоматически обновлена, поэтому нет необходимости вручную устанавливать ее значение:</text:p>
      <text:p text:style-name="P7"><text:span text:style-name="Source_20_Text">$flight = App\Models\Flight::find(1);</text:span></text:p>
      <text:p text:style-name="Preformatted_20_Text"/>
      <text:p text:style-name="Preformatted_20_Text"><text:span text:style-name="Source_20_Text">$flight-&gt;name = 'New Flight Name';</text:span></text:p>
      <text:p text:style-name="Preformatted_20_Text"/>
      <text:p text:style-name="P8"><text:span text:style-name="Source_20_Text">$flight-&gt;save();</text:span></text:p>
      <text:h text:style-name="Heading_20_4" text:outline-level="4"><text:bookmark text:name="mass-updates"/><text:a xlink:type="simple" xlink:href="https://laravel.com/docs/8.x/eloquent#mass-updates" text:style-name="Internet_20_link" text:visited-style-name="Visited_20_Internet_20_Link">Mass Updates</text:a></text:h>
      <text:p text:style-name="P10">Обновления также могут выполняться для любого количества моделей, соответствующих заданному запросу. В этом примере все активные рейсы в Сан-Диего будут отмечены как отложенные:</text:p>
      <text:p text:style-name="P7"><text:span text:style-name="Source_20_Text">App\Models\Flight::where('active', 1)</text:span></text:p>
      <text:p text:style-name="Preformatted_20_Text"><text:span text:style-name="Source_20_Text"><text:s text:c="10"/>-&gt;where('destination', 'San Diego')</text:span></text:p>
      <text:p text:style-name="P8"><text:span text:style-name="Source_20_Text"><text:s text:c="10"/>-&gt;update(['delayed' =&gt; 1]);</text:span></text:p>
      <text:p text:style-name="P10">Метод обновления ожидает массив пар столбцов и значений, представляющих столбцы, которые следует обновить.<text:line-break/><text:line-break/>При выпуске массового обновления через Eloquent события сохранения, сохранения, обновления и обновления модели для обновленных моделей не запускаются. Это связано с тем, что модели никогда не извлекаются при массовом обновлении.</text:p>
      <text:p text:style-name="P10"/>
      <text:p text:style-name="P10"/>
      <text:h text:style-name="P6" text:outline-level="4"><text:bookmark text:name="examining-attribute-changes"/><text:a xlink:type="simple" xlink:href="https://laravel.com/docs/8.x/eloquent#examining-attribute-changes" text:style-name="Internet_20_link" text:visited-style-name="Visited_20_Internet_20_Link">Examining Attribute Changes</text:a></text:h>
      <text:p text:style-name="P10">Eloquent предоставляет методы isDirty, isClean и wasChanged для проверки внутреннего состояния вашей модели и определения того, как ее атрибуты изменились с момента их первоначальной загрузки.<text:line-break/><text:line-break/>Метод isDirty определяет, были ли изменены какие-либо атрибуты с момента загрузки модели. Вы можете передать конкретное имя атрибута, чтобы определить, является ли конкретный атрибут грязным. Метод isClean противоположен isDirty и также принимает необязательный аргумент атрибута:</text:p>
      <text:p text:style-name="P10"/>
      <text:p text:style-name="P7"><text:span text:style-name="Source_20_Text">$user = User::create([</text:span></text:p>
      <text:p text:style-name="Preformatted_20_Text"><text:span text:style-name="Source_20_Text"><text:s text:c="4"/>'first_name' =&gt; 'Taylor',</text:span></text:p>
      <text:p text:style-name="Preformatted_20_Text"><text:span text:style-name="Source_20_Text"><text:s text:c="4"/>'last_name' =&gt; 'Otwell',</text:span></text:p>
      <text:p text:style-name="Preformatted_20_Text"><text:span text:style-name="Source_20_Text"><text:s text:c="4"/>'title' =&gt; 'Developer',</text:span></text:p>
      <text:p text:style-name="Preformatted_20_Text"><text:span text:style-name="Source_20_Text">]);</text:span></text:p>
      <text:p text:style-name="Preformatted_20_Text"/>
      <text:p text:style-name="Preformatted_20_Text"><text:span text:style-name="Source_20_Text">$user-&gt;title = 'Painter';</text:span></text:p>
      <text:p text:style-name="Preformatted_20_Text"/>
      <text:p text:style-name="Preformatted_20_Text"><text:span text:style-name="Source_20_Text">$user-&gt;isDirty(); // true</text:span></text:p>
      <text:p text:style-name="Preformatted_20_Text"><text:span text:style-name="Source_20_Text">$user-&gt;isDirty('title'); // true</text:span></text:p>
      <text:p text:style-name="Preformatted_20_Text"><text:span text:style-name="Source_20_Text">$user-&gt;isDirty('first_name'); // false</text:span></text:p>
      <text:p text:style-name="Preformatted_20_Text"/>
      <text:p text:style-name="Preformatted_20_Text"><text:span text:style-name="Source_20_Text">$user-&gt;isClean(); // false</text:span></text:p>
      <text:p text:style-name="Preformatted_20_Text"><text:span text:style-name="Source_20_Text">$user-&gt;isClean('title'); // false</text:span></text:p>
      <text:p text:style-name="Preformatted_20_Text"><text:span text:style-name="Source_20_Text">$user-&gt;isClean('first_name'); // true</text:span></text:p>
      <text:p text:style-name="Preformatted_20_Text"/>
      <text:p text:style-name="Preformatted_20_Text"><text:soft-page-break/><text:span text:style-name="Source_20_Text">$user-&gt;save();</text:span></text:p>
      <text:p text:style-name="Preformatted_20_Text"/>
      <text:p text:style-name="Preformatted_20_Text"><text:span text:style-name="Source_20_Text">$user-&gt;isDirty(); // false</text:span></text:p>
      <text:p text:style-name="P8"><text:span text:style-name="Source_20_Text">$user-&gt;isClean(); // true</text:span></text:p>
      <text:p text:style-name="P10">Метод wasChanged определяет, были ли изменены какие-либо атрибуты при последнем сохранении модели в текущем цикле запроса. Вы также можете передать имя атрибута, чтобы узнать, был ли изменен конкретный атрибут:</text:p>
      <text:p text:style-name="P7"><text:span text:style-name="Source_20_Text">$user = User::create([</text:span></text:p>
      <text:p text:style-name="Preformatted_20_Text"><text:span text:style-name="Source_20_Text"><text:s text:c="4"/>'first_name' =&gt; 'Taylor',</text:span></text:p>
      <text:p text:style-name="Preformatted_20_Text"><text:span text:style-name="Source_20_Text"><text:s text:c="4"/>'last_name' =&gt; 'Otwell',</text:span></text:p>
      <text:p text:style-name="Preformatted_20_Text"><text:span text:style-name="Source_20_Text"><text:s text:c="4"/>'title' =&gt; 'Developer',</text:span></text:p>
      <text:p text:style-name="Preformatted_20_Text"><text:span text:style-name="Source_20_Text">]);</text:span></text:p>
      <text:p text:style-name="Preformatted_20_Text"/>
      <text:p text:style-name="Preformatted_20_Text"><text:span text:style-name="Source_20_Text">$user-&gt;title = 'Painter';</text:span></text:p>
      <text:p text:style-name="Preformatted_20_Text"><text:span text:style-name="Source_20_Text">$user-&gt;save();</text:span></text:p>
      <text:p text:style-name="Preformatted_20_Text"/>
      <text:p text:style-name="Preformatted_20_Text"><text:span text:style-name="Source_20_Text">$user-&gt;wasChanged(); // true</text:span></text:p>
      <text:p text:style-name="Preformatted_20_Text"><text:span text:style-name="Source_20_Text">$user-&gt;wasChanged('title'); // true</text:span></text:p>
      <text:p text:style-name="P8"><text:span text:style-name="Source_20_Text">$user-&gt;wasChanged('first_name'); // false</text:span></text:p>
      <text:p text:style-name="P10">Метод getOriginal возвращает массив, содержащий исходные атрибуты модели, независимо от каких-либо изменений с момента загрузки модели. Вы можете передать конкретное имя атрибута, чтобы получить исходное значение определенного атрибута:</text:p>
      <text:p text:style-name="P7"><text:span text:style-name="Source_20_Text">$user = User::find(1);</text:span></text:p>
      <text:p text:style-name="Preformatted_20_Text"/>
      <text:p text:style-name="Preformatted_20_Text"><text:span text:style-name="Source_20_Text">$user-&gt;name; // John</text:span></text:p>
      <text:p text:style-name="Preformatted_20_Text"><text:span text:style-name="Source_20_Text">$user-&gt;email; // john@example.com</text:span></text:p>
      <text:p text:style-name="Preformatted_20_Text"/>
      <text:p text:style-name="Preformatted_20_Text"><text:span text:style-name="Source_20_Text">$user-&gt;name = "Jack";</text:span></text:p>
      <text:p text:style-name="Preformatted_20_Text"><text:span text:style-name="Source_20_Text">$user-&gt;name; // Jack</text:span></text:p>
      <text:p text:style-name="Preformatted_20_Text"/>
      <text:p text:style-name="Preformatted_20_Text"><text:span text:style-name="Source_20_Text">$user-&gt;getOriginal('name'); // John</text:span></text:p>
      <text:p text:style-name="P8"><text:span text:style-name="Source_20_Text">$user-&gt;getOriginal(); // Array of original attributes...</text:span></text:p>
      <text:h text:style-name="Heading_20_3" text:outline-level="3"><text:bookmark text:name="mass-assignment"/><text:a xlink:type="simple" xlink:href="https://laravel.com/docs/8.x/eloquent#mass-assignment" text:style-name="Internet_20_link" text:visited-style-name="Visited_20_Internet_20_Link">Mass Assignment</text:a></text:h>
      <text:p text:style-name="P10">Вы также можете использовать метод create, чтобы сохранить новую модель в одной строке. Вставленный экземпляр модели будет возвращен вам из метода. Однако перед этим вам нужно будет указать в модели атрибут fillable или guarded, поскольку все модели Eloquent по умолчанию защищают от массового назначения.<text:line-break/><text:line-break/>Уязвимость массового назначения возникает, когда пользователь передает неожиданный параметр HTTP через запрос, и этот параметр изменяет столбец в вашей базе данных, которого вы не ожидали. Например, злоумышленник может отправить параметр is_admin через HTTP-запрос, который затем передается в метод create вашей модели, позволяя пользователю перейти на уровень администратора.<text:line-break/><text:line-break/>Итак, для начала вы должны определить, какие атрибуты модели вы хотите сделать массово назначаемыми. Вы можете сделать это, используя свойство $ fillable модели. Например, давайте сделаем атрибут name нашей модели Flight массовым:</text:p>
      <text:p text:style-name="P7"><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Model;</text:span></text:p>
      <text:p text:style-name="Preformatted_20_Text"/>
      <text:p text:style-name="Preformatted_20_Text"><text:span text:style-name="Source_20_Text">class Flight extends Model</text:span></text:p>
      <text:p text:style-name="Preformatted_20_Text"><text:soft-page-break/><text:span text:style-name="Source_20_Text">{</text:span></text:p>
      <text:p text:style-name="Preformatted_20_Text"><text:span text:style-name="Source_20_Text"><text:s text:c="4"/>/**</text:span></text:p>
      <text:p text:style-name="Preformatted_20_Text"><text:span text:style-name="Source_20_Text"><text:s text:c="5"/>* The attributes that are mass assignable.</text:span></text:p>
      <text:p text:style-name="Preformatted_20_Text"><text:span text:style-name="Source_20_Text"><text:s text:c="5"/>*</text:span></text:p>
      <text:p text:style-name="Preformatted_20_Text"><text:span text:style-name="Source_20_Text"><text:s text:c="5"/>* @var array</text:span></text:p>
      <text:p text:style-name="Preformatted_20_Text"><text:span text:style-name="Source_20_Text"><text:s text:c="5"/>*/</text:span></text:p>
      <text:p text:style-name="Preformatted_20_Text"><text:span text:style-name="Source_20_Text"><text:s text:c="4"/>protected $fillable = ['name'];</text:span></text:p>
      <text:p text:style-name="P8"><text:span text:style-name="Source_20_Text">}</text:span></text:p>
      <text:p text:style-name="P10">После того, как мы сделали атрибуты массово назначаемыми, мы можем использовать метод create для вставки новой записи в базу данных. Метод create возвращает сохраненный экземпляр модели:</text:p>
      <text:p text:style-name="P9"><text:span text:style-name="Source_20_Text">$flight = App\Models\Flight::create(['name' =&gt; 'Flight 10']);</text:span></text:p>
      <text:p text:style-name="P10">Если у вас уже есть экземпляр модели, вы можете использовать метод fill, чтобы заполнить его массивом атрибутов:</text:p>
      <text:p text:style-name="P9"><text:span text:style-name="Source_20_Text">$flight-&gt;fill(['name' =&gt; 'Flight 22']);</text:span></text:p>
      <text:h text:style-name="Heading_20_4" text:outline-level="4"><text:bookmark text:name="mass-assignment-json-columns"/><text:a xlink:type="simple" xlink:href="https://laravel.com/docs/8.x/eloquent#mass-assignment-json-columns" text:style-name="Internet_20_link" text:visited-style-name="Visited_20_Internet_20_Link">Mass Assignment &amp; JSON Columns</text:a></text:h>
      <text:p text:style-name="P10">При назначении столбцов JSON необходимо указать массово назначаемый ключ каждого столбца в массиве $ fillable вашей модели. В целях безопасности Laravel не поддерживает обновление вложенных атрибутов JSON при использовании защищенного свойства:</text:p>
      <text:p text:style-name="P7"><text:span text:style-name="Source_20_Text">/**</text:span></text:p>
      <text:p text:style-name="Preformatted_20_Text"><text:span text:style-name="Source_20_Text"><text:s/>* The attributes that are mass assignable.</text:span></text:p>
      <text:p text:style-name="Preformatted_20_Text"><text:span text:style-name="Source_20_Text"><text:s/>*</text:span></text:p>
      <text:p text:style-name="Preformatted_20_Text"><text:span text:style-name="Source_20_Text"><text:s/>* @var array</text:span></text:p>
      <text:p text:style-name="Preformatted_20_Text"><text:span text:style-name="Source_20_Text"><text:s/>*/</text:span></text:p>
      <text:p text:style-name="Preformatted_20_Text"><text:span text:style-name="Source_20_Text">$fillable = [</text:span></text:p>
      <text:p text:style-name="Preformatted_20_Text"><text:span text:style-name="Source_20_Text"><text:s text:c="4"/>'options-&gt;enabled',</text:span></text:p>
      <text:p text:style-name="P8"><text:span text:style-name="Source_20_Text">];</text:span></text:p>
      <text:h text:style-name="Heading_20_4" text:outline-level="4"><text:bookmark text:name="allowing-mass-assignment"/><text:a xlink:type="simple" xlink:href="https://laravel.com/docs/8.x/eloquent#allowing-mass-assignment" text:style-name="Internet_20_link" text:visited-style-name="Visited_20_Internet_20_Link">Allowing Mass Assignment</text:a></text:h>
      <text:p text:style-name="P10">Если вы хотите сделать все атрибуты назначаемыми массово, вы можете определить свойство $ guarded как пустой массив:</text:p>
      <text:p text:style-name="P7"><text:span text:style-name="Source_20_Text">/**</text:span></text:p>
      <text:p text:style-name="Preformatted_20_Text"><text:span text:style-name="Source_20_Text"><text:s/>* The attributes that aren't mass assignable.</text:span></text:p>
      <text:p text:style-name="Preformatted_20_Text"><text:span text:style-name="Source_20_Text"><text:s/>*</text:span></text:p>
      <text:p text:style-name="Preformatted_20_Text"><text:span text:style-name="Source_20_Text"><text:s/>* @var array</text:span></text:p>
      <text:p text:style-name="Preformatted_20_Text"><text:span text:style-name="Source_20_Text"><text:s/>*/</text:span></text:p>
      <text:p text:style-name="P8"><text:span text:style-name="Source_20_Text">protected $guarded = [];</text:span></text:p>
      <text:h text:style-name="Heading_20_3" text:outline-level="3"><text:bookmark text:name="other-creation-methods"/><text:a xlink:type="simple" xlink:href="https://laravel.com/docs/8.x/eloquent#other-creation-methods" text:style-name="Internet_20_link" text:visited-style-name="Visited_20_Internet_20_Link">Other Creation Methods</text:a></text:h>
      <text:h text:style-name="P6" text:outline-level="4"><text:bookmark text:name="firstorcreate-firstornew"/><text:a xlink:type="simple" xlink:href="https://laravel.com/docs/8.x/eloquent#firstorcreate-firstornew" text:style-name="Internet_20_link" text:visited-style-name="Visited_20_Internet_20_Link"><text:span text:style-name="Source_20_Text">firstOrCreate</text:span></text:a><text:a xlink:type="simple" xlink:href="https://laravel.com/docs/8.x/eloquent#firstorcreate-firstornew" text:style-name="Internet_20_link" text:visited-style-name="Visited_20_Internet_20_Link">/ </text:a><text:a xlink:type="simple" xlink:href="https://laravel.com/docs/8.x/eloquent#firstorcreate-firstornew" text:style-name="Internet_20_link" text:visited-style-name="Visited_20_Internet_20_Link"><text:span text:style-name="Source_20_Text">firstOrNew</text:span></text:a></text:h>
      <text:p text:style-name="P10">Есть два других метода, которые вы можете использовать для создания моделей путем массового присвоения атрибутов: firstOrCreate и firstOrNew. Метод firstOrCreate попытается найти запись в базе данных, используя заданные пары столбец / значение. Если модель не может быть найдена в базе данных, будет вставлена запись с атрибутами из первого параметра вместе с атрибутами из необязательного второго параметра.<text:line-break/><text:line-break/>Метод firstOrNew, например firstOrCreate, попытается найти запись в базе данных, соответствующую заданным атрибутам. Однако, если модель не найдена, будет возвращен новый экземпляр модели. Обратите внимание, что модель, возвращенная firstOrNew, еще не сохранена в базе данных. Вам нужно будет вызвать save вручную, чтобы сохранить его:</text:p>
      <text:p text:style-name="P7"><text:soft-page-break/><text:span text:style-name="Source_20_Text">// Retrieve flight by name, or create it if it doesn't exist...</text:span></text:p>
      <text:p text:style-name="Preformatted_20_Text"><text:span text:style-name="Source_20_Text">$flight = App\Models\Flight::firstOrCreate(['name' =&gt; 'Flight 10']);</text:span></text:p>
      <text:p text:style-name="Preformatted_20_Text"/>
      <text:p text:style-name="Preformatted_20_Text"><text:span text:style-name="Source_20_Text">// Retrieve flight by name, or create it with the name, delayed, and arrival_time attributes...</text:span></text:p>
      <text:p text:style-name="Preformatted_20_Text"><text:span text:style-name="Source_20_Text">$flight = App\Models\Flight::firstOrCreate(</text:span></text:p>
      <text:p text:style-name="Preformatted_20_Text"><text:span text:style-name="Source_20_Text"><text:s text:c="4"/>['name' =&gt; 'Flight 10'],</text:span></text:p>
      <text:p text:style-name="Preformatted_20_Text"><text:span text:style-name="Source_20_Text"><text:s text:c="4"/>['delayed' =&gt; 1, 'arrival_time' =&gt; '11:30']</text:span></text:p>
      <text:p text:style-name="Preformatted_20_Text"><text:span text:style-name="Source_20_Text">);</text:span></text:p>
      <text:p text:style-name="Preformatted_20_Text"/>
      <text:p text:style-name="Preformatted_20_Text"><text:span text:style-name="Source_20_Text">// Retrieve by name, or instantiate...</text:span></text:p>
      <text:p text:style-name="Preformatted_20_Text"><text:span text:style-name="Source_20_Text">$flight = App\Models\Flight::firstOrNew(['name' =&gt; 'Flight 10']);</text:span></text:p>
      <text:p text:style-name="Preformatted_20_Text"/>
      <text:p text:style-name="Preformatted_20_Text"><text:span text:style-name="Source_20_Text">// Retrieve by name, or instantiate with the name, delayed, and arrival_time attributes...</text:span></text:p>
      <text:p text:style-name="Preformatted_20_Text"><text:span text:style-name="Source_20_Text">$flight = App\Models\Flight::firstOrNew(</text:span></text:p>
      <text:p text:style-name="Preformatted_20_Text"><text:span text:style-name="Source_20_Text"><text:s text:c="4"/>['name' =&gt; 'Flight 10'],</text:span></text:p>
      <text:p text:style-name="Preformatted_20_Text"><text:span text:style-name="Source_20_Text"><text:s text:c="4"/>['delayed' =&gt; 1, 'arrival_time' =&gt; '11:30']</text:span></text:p>
      <text:p text:style-name="P8"><text:span text:style-name="Source_20_Text">);</text:span></text:p>
      <text:h text:style-name="P6" text:outline-level="4"><text:bookmark text:name="updateorcreate"/><text:a xlink:type="simple" xlink:href="https://laravel.com/docs/8.x/eloquent#updateorcreate" text:style-name="Internet_20_link" text:visited-style-name="Visited_20_Internet_20_Link"><text:span text:style-name="Source_20_Text">updateOrCreate</text:span></text:a></text:h>
      <text:p text:style-name="P10">Вы также можете столкнуться с ситуациями, когда вы хотите обновить существующую модель или создать новую, если таковой не существует. Laravel предоставляет метод updateOrCreate, чтобы сделать это за один шаг. Как и метод firstOrCreate, updateOrCreate сохраняет модель, поэтому вызывать save () нет необходимости:</text:p>
      <text:p text:style-name="P7"><text:span text:style-name="Source_20_Text">// If there's a flight from Oakland to San Diego, set the price to $99...</text:span></text:p>
      <text:p text:style-name="Preformatted_20_Text"><text:span text:style-name="Source_20_Text">// If no matching model exists, create one...</text:span></text:p>
      <text:p text:style-name="Preformatted_20_Text"><text:span text:style-name="Source_20_Text">$flight = App\Models\Flight::updateOrCreate(</text:span></text:p>
      <text:p text:style-name="Preformatted_20_Text"><text:span text:style-name="Source_20_Text"><text:s text:c="4"/>['departure' =&gt; 'Oakland', 'destination' =&gt; 'San Diego'],</text:span></text:p>
      <text:p text:style-name="Preformatted_20_Text"><text:span text:style-name="Source_20_Text"><text:s text:c="4"/>['price' =&gt; 99, 'discounted' =&gt; 1]</text:span></text:p>
      <text:p text:style-name="P8"><text:span text:style-name="Source_20_Text">);</text:span></text:p>
      <text:p text:style-name="P10">Если вы хотите выполнить несколько «upsert» в одном запросе, вам следует вместо этого использовать метод upsert. Первый аргумент метода состоит из значений для вставки или обновления, а второй аргумент перечисляет столбцы, которые однозначно идентифицируют записи в связанной таблице. Третий и последний аргумент метода - это массив столбцов, который следует обновить, если соответствующая запись уже существует в базе данных. Метод upsert автоматически установит метки времени created_at и updated_at, если в модели включены метки времени:</text:p>
      <text:p text:style-name="P7"><text:span text:style-name="Source_20_Text">App\Models\Flight::upsert([</text:span></text:p>
      <text:p text:style-name="Preformatted_20_Text"><text:span text:style-name="Source_20_Text"><text:s text:c="4"/>['departure' =&gt; 'Oakland', 'destination' =&gt; 'San Diego', 'price' =&gt; 99],</text:span></text:p>
      <text:p text:style-name="Preformatted_20_Text"><text:span text:style-name="Source_20_Text"><text:s text:c="4"/>['departure' =&gt; 'Chicago', 'destination' =&gt; 'New York', 'price' =&gt; 150]</text:span></text:p>
      <text:p text:style-name="P8"><text:span text:style-name="Source_20_Text">], ['departure', 'destination'], ['price']);</text:span></text:p>
      <text:p text:style-name="P10">Все базы данных, кроме SQL Server, требуют, чтобы столбцы во втором аргументе метода upsert имели «первичный» или «уникальный» индекс.</text:p>
      <text:p text:style-name="P10"/>
      <text:h text:style-name="P4" text:outline-level="2"><text:bookmark text:name="deleting-models"/><text:a xlink:type="simple" xlink:href="https://laravel.com/docs/8.x/eloquent#deleting-models" text:style-name="Internet_20_link" text:visited-style-name="Visited_20_Internet_20_Link">Deleting Models</text:a></text:h>
      <text:p text:style-name="P10">Чтобы удалить модель, вызовите метод удаления для экземпляра модели:</text:p>
      <text:p text:style-name="P7"><text:span text:style-name="Source_20_Text">$flight = App\Models\Flight::find(1);</text:span></text:p>
      <text:p text:style-name="Preformatted_20_Text"/>
      <text:p text:style-name="P8"><text:span text:style-name="Source_20_Text">$flight-&gt;delete();</text:span></text:p>
      <text:p text:style-name="P10"/>
      <text:h text:style-name="P6" text:outline-level="4"><text:bookmark text:name="deleting-an-existing-model-by-key"/><text:soft-page-break/><text:a xlink:type="simple" xlink:href="https://laravel.com/docs/8.x/eloquent#deleting-an-existing-model-by-key" text:style-name="Internet_20_link" text:visited-style-name="Visited_20_Internet_20_Link">Deleting An Existing Model By Key</text:a></text:h>
      <text:p text:style-name="P10">В приведенном выше примере мы получаем модель из базы данных перед вызовом метода удаления. Однако, если вы знаете первичный ключ модели, вы можете удалить модель, не извлекая ее явно, вызвав метод destroy. В дополнение к одному первичному ключу в качестве аргумента метод destroy будет принимать несколько первичных ключей, массив первичных ключей или коллекцию первичных ключей:</text:p>
      <text:p text:style-name="P7"><text:span text:style-name="Source_20_Text">App\Models\Flight::destroy(1);</text:span></text:p>
      <text:p text:style-name="Preformatted_20_Text"/>
      <text:p text:style-name="Preformatted_20_Text"><text:span text:style-name="Source_20_Text">App\Models\Flight::destroy(1, 2, 3);</text:span></text:p>
      <text:p text:style-name="Preformatted_20_Text"/>
      <text:p text:style-name="Preformatted_20_Text"><text:span text:style-name="Source_20_Text">App\Models\Flight::destroy([1, 2, 3]);</text:span></text:p>
      <text:p text:style-name="Preformatted_20_Text"/>
      <text:p text:style-name="P8"><text:span text:style-name="Source_20_Text">App\Models\Flight::destroy(collect([1, 2, 3]));</text:span></text:p>
      <text:p text:style-name="P10">Метод destroy загружает каждую модель по отдельности и вызывает для них метод удаления, чтобы запускались события удаления и удаления.</text:p>
      <text:p text:style-name="P10"/>
      <text:h text:style-name="P6" text:outline-level="4"><text:bookmark text:name="deleting-models-by-query"/><text:a xlink:type="simple" xlink:href="https://laravel.com/docs/8.x/eloquent#deleting-models-by-query" text:style-name="Internet_20_link" text:visited-style-name="Visited_20_Internet_20_Link">Deleting Models By Query</text:a></text:h>
      <text:p text:style-name="P10">Вы также можете запустить оператор удаления для набора моделей. В этом примере мы удалим все рейсы, отмеченные как неактивные. Как и массовые обновления, массовые удаления не вызывают никаких событий модели для моделей, которые удаляются:</text:p>
      <text:p text:style-name="P9"><text:span text:style-name="Source_20_Text">$deletedRows = App\Models\Flight::where('active', 0)-&gt;delete();</text:span></text:p>
      <text:p text:style-name="P10">При выполнении оператора массового удаления через Eloquent события удаления и удаления модели не будут запускаться для удаленных моделей. Это связано с тем, что модели никогда не извлекаются при выполнении оператора удаления.</text:p>
      <text:p text:style-name="P10"/>
      <text:h text:style-name="P5" text:outline-level="3"><text:bookmark text:name="soft-deleting"/><text:a xlink:type="simple" xlink:href="https://laravel.com/docs/8.x/eloquent#soft-deleting" text:style-name="Internet_20_link" text:visited-style-name="Visited_20_Internet_20_Link">Soft Deleting</text:a></text:h>
      <text:p text:style-name="P10">Помимо фактического удаления записей из вашей базы данных, Eloquent может также выполнять «мягкое удаление» моделей. Когда модели мягко удаляются, они фактически не удаляются из вашей базы данных. Вместо этого в модели устанавливается атрибут deleted_at, который вставляется в базу данных. Если модель имеет ненулевое значение deleted_at, модель была мягко удалена. Чтобы включить мягкое удаление для модели, используйте в модели трейт Illuminate \ Database \ Eloquent \ SoftDeletes:</text:p>
      <text:p text:style-name="P10"/>
      <text:p text:style-name="P7"><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Model;</text:span></text:p>
      <text:p text:style-name="Preformatted_20_Text"><text:span text:style-name="Source_20_Text">use Illuminate\Database\Eloquent\SoftDeletes;</text:span></text:p>
      <text:p text:style-name="Preformatted_20_Text"/>
      <text:p text:style-name="Preformatted_20_Text"><text:span text:style-name="Source_20_Text">class Flight extends Model</text:span></text:p>
      <text:p text:style-name="Preformatted_20_Text"><text:span text:style-name="Source_20_Text">{</text:span></text:p>
      <text:p text:style-name="Preformatted_20_Text"><text:span text:style-name="Source_20_Text"><text:s text:c="4"/>use SoftDeletes;</text:span></text:p>
      <text:p text:style-name="P8"><text:span text:style-name="Source_20_Text">}</text:span></text:p>
      <text:p text:style-name="P10"/>
      <text:p text:style-name="P10">Типаж SoftDeletes автоматически преобразует атрибут deleted_at в экземпляр DateTime / Carbon.</text:p>
      <text:p text:style-name="P10">Вам также следует добавить столбец deleted_at в таблицу базы данных. Построитель схемы Laravel содержит вспомогательный метод для создания этого столбца:</text:p>
      <text:p text:style-name="P7"><text:span text:style-name="Source_20_Text">public function up()</text:span></text:p>
      <text:p text:style-name="Preformatted_20_Text"><text:span text:style-name="Source_20_Text">{</text:span></text:p>
      <text:p text:style-name="Preformatted_20_Text"><text:soft-page-break/><text:span text:style-name="Source_20_Text"><text:s text:c="4"/>Schema::table('flights', function (Blueprint $table) {</text:span></text:p>
      <text:p text:style-name="Preformatted_20_Text"><text:span text:style-name="Source_20_Text"><text:s text:c="8"/>$table-&gt;softDeletes();</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public function down()</text:span></text:p>
      <text:p text:style-name="Preformatted_20_Text"><text:span text:style-name="Source_20_Text">{</text:span></text:p>
      <text:p text:style-name="Preformatted_20_Text"><text:span text:style-name="Source_20_Text"><text:s text:c="4"/>Schema::table('flights', function (Blueprint $table) {</text:span></text:p>
      <text:p text:style-name="Preformatted_20_Text"><text:span text:style-name="Source_20_Text"><text:s text:c="8"/>$table-&gt;dropSoftDeletes();</text:span></text:p>
      <text:p text:style-name="Preformatted_20_Text"><text:span text:style-name="Source_20_Text"><text:s text:c="4"/>});</text:span></text:p>
      <text:p text:style-name="P8"><text:span text:style-name="Source_20_Text">}</text:span></text:p>
      <text:p text:style-name="P10">Теперь, когда вы вызываете метод удаления в модели, столбец deleted_at будет установлен на текущую дату и время. И при запросе модели, которая использует мягкое удаление, мягко удаленные модели будут автоматически исключены из всех результатов запроса.<text:line-break/><text:line-break/>Чтобы определить, был ли данный экземпляр модели удален без возможности восстановления, используйте метод trashed:</text:p>
      <text:p text:style-name="P7"><text:span text:style-name="Source_20_Text">if ($flight-&gt;trashed()) {</text:span></text:p>
      <text:p text:style-name="Preformatted_20_Text"><text:span text:style-name="Source_20_Text"><text:s text:c="4"/>//</text:span></text:p>
      <text:p text:style-name="P8"><text:span text:style-name="Source_20_Text">}</text:span></text:p>
      <text:h text:style-name="Heading_20_3" text:outline-level="3"><text:bookmark text:name="querying-soft-deleted-models"/><text:a xlink:type="simple" xlink:href="https://laravel.com/docs/8.x/eloquent#querying-soft-deleted-models" text:style-name="Internet_20_link" text:visited-style-name="Visited_20_Internet_20_Link">Querying Soft Deleted Models</text:a></text:h>
      <text:h text:style-name="Heading_20_4" text:outline-level="4"><text:bookmark text:name="including-soft-deleted-models"/><text:a xlink:type="simple" xlink:href="https://laravel.com/docs/8.x/eloquent#including-soft-deleted-models" text:style-name="Internet_20_link" text:visited-style-name="Visited_20_Internet_20_Link">Including Soft Deleted Models</text:a></text:h>
      <text:p text:style-name="P10">Как отмечалось выше, мягко удаленные модели автоматически исключаются из результатов запроса. Однако вы можете заставить мягко удаленные модели появляться в наборе результатов, используя метод withTrashed в запросе:</text:p>
      <text:p text:style-name="P7"><text:span text:style-name="Source_20_Text">$flights = App\Models\Flight::withTrashed()</text:span></text:p>
      <text:p text:style-name="Preformatted_20_Text"><text:span text:style-name="Source_20_Text"><text:s text:c="16"/>-&gt;where('account_id', 1)</text:span></text:p>
      <text:p text:style-name="P8"><text:span text:style-name="Source_20_Text"><text:s text:c="16"/>-&gt;get();</text:span></text:p>
      <text:p text:style-name="P10">Метод withTrashed также может использоваться в запросе отношения:</text:p>
      <text:p text:style-name="P9"><text:span text:style-name="Source_20_Text">$flight-&gt;history()-&gt;withTrashed()-&gt;get();</text:span></text:p>
      <text:h text:style-name="Heading_20_4" text:outline-level="4"><text:bookmark text:name="retrieving-only-soft-deleted-models"/><text:a xlink:type="simple" xlink:href="https://laravel.com/docs/8.x/eloquent#retrieving-only-soft-deleted-models" text:style-name="Internet_20_link" text:visited-style-name="Visited_20_Internet_20_Link">Retrieving Only Soft Deleted Models</text:a></text:h>
      <text:p text:style-name="P10">Метод onlyTrashed будет получать только мягко удаленные модели:</text:p>
      <text:p text:style-name="P7"><text:span text:style-name="Source_20_Text">$flights = App\Models\Flight::onlyTrashed()</text:span></text:p>
      <text:p text:style-name="Preformatted_20_Text"><text:span text:style-name="Source_20_Text"><text:s text:c="16"/>-&gt;where('airline_id', 1)</text:span></text:p>
      <text:p text:style-name="P8"><text:span text:style-name="Source_20_Text"><text:s text:c="16"/>-&gt;get();</text:span></text:p>
      <text:h text:style-name="Heading_20_4" text:outline-level="4"><text:bookmark text:name="restoring-soft-deleted-models"/><text:a xlink:type="simple" xlink:href="https://laravel.com/docs/8.x/eloquent#restoring-soft-deleted-models" text:style-name="Internet_20_link" text:visited-style-name="Visited_20_Internet_20_Link">Restoring Soft Deleted Models</text:a></text:h>
      <text:p text:style-name="P10">Иногда вы можете захотеть «отменить удаление» модели с обратимым удалением. Чтобы восстановить мягко удаленную модель в активное состояние, используйте метод восстановления на экземпляре модели:</text:p>
      <text:p text:style-name="P9"><text:span text:style-name="Source_20_Text">$flight-&gt;restore();</text:span></text:p>
      <text:p text:style-name="P10">Вы также можете использовать метод восстановления в запросе, чтобы быстро восстановить несколько моделей. Опять же, как и другие "массовые" операции, это не вызовет никаких модельных событий для восстанавливаемых моделей:</text:p>
      <text:p text:style-name="P7"><text:span text:style-name="Source_20_Text">App\Models\Flight::withTrashed()</text:span></text:p>
      <text:p text:style-name="Preformatted_20_Text"><text:span text:style-name="Source_20_Text"><text:s text:c="8"/>-&gt;where('airline_id', 1)</text:span></text:p>
      <text:p text:style-name="P8"><text:span text:style-name="Source_20_Text"><text:s text:c="8"/>-&gt;restore();</text:span></text:p>
      <text:p text:style-name="P10"><text:soft-page-break/>Как и метод withTrashed, метод восстановления также может использоваться для отношений:</text:p>
      <text:p text:style-name="P9"><text:span text:style-name="Source_20_Text">$flight-&gt;history()-&gt;restore();</text:span></text:p>
      <text:h text:style-name="Heading_20_4" text:outline-level="4"><text:bookmark text:name="permanently-deleting-models"/><text:a xlink:type="simple" xlink:href="https://laravel.com/docs/8.x/eloquent#permanently-deleting-models" text:style-name="Internet_20_link" text:visited-style-name="Visited_20_Internet_20_Link">Permanently Deleting Models</text:a></text:h>
      <text:p text:style-name="P10">Иногда вам может потребоваться действительно удалить модель из вашей базы данных. Чтобы окончательно удалить модель с обратимым удалением из базы данных, используйте метод forceDelete:</text:p>
      <text:p text:style-name="P7"><text:span text:style-name="Source_20_Text">// Force deleting a single model instance...</text:span></text:p>
      <text:p text:style-name="Preformatted_20_Text"><text:span text:style-name="Source_20_Text">$flight-&gt;forceDelete();</text:span></text:p>
      <text:p text:style-name="Preformatted_20_Text"/>
      <text:p text:style-name="Preformatted_20_Text"><text:span text:style-name="Source_20_Text">// Force deleting all related models...</text:span></text:p>
      <text:p text:style-name="P8"><text:span text:style-name="Source_20_Text">$flight-&gt;history()-&gt;forceDelete();</text:span></text:p>
      <text:h text:style-name="Heading_20_2" text:outline-level="2"><text:bookmark text:name="replicating-models"/><text:a xlink:type="simple" xlink:href="https://laravel.com/docs/8.x/eloquent#replicating-models" text:style-name="Internet_20_link" text:visited-style-name="Visited_20_Internet_20_Link">Replicating Models</text:a></text:h>
      <text:p text:style-name="P10">Вы можете создать несохраненную копию экземпляра модели, используя метод репликации. Это особенно полезно, когда у вас есть экземпляры модели, которые имеют много одинаковых атрибутов:</text:p>
      <text:p text:style-name="P7"><text:span text:style-name="Source_20_Text">$shipping = App\Models\Address::create([</text:span></text:p>
      <text:p text:style-name="Preformatted_20_Text"><text:span text:style-name="Source_20_Text"><text:s text:c="4"/>'type' =&gt; 'shipping',</text:span></text:p>
      <text:p text:style-name="Preformatted_20_Text"><text:span text:style-name="Source_20_Text"><text:s text:c="4"/>'line_1' =&gt; '123 Example Street',</text:span></text:p>
      <text:p text:style-name="Preformatted_20_Text"><text:span text:style-name="Source_20_Text"><text:s text:c="4"/>'city' =&gt; 'Victorville',</text:span></text:p>
      <text:p text:style-name="Preformatted_20_Text"><text:span text:style-name="Source_20_Text"><text:s text:c="4"/>'state' =&gt; 'CA',</text:span></text:p>
      <text:p text:style-name="Preformatted_20_Text"><text:span text:style-name="Source_20_Text"><text:s text:c="4"/>'postcode' =&gt; '90001',</text:span></text:p>
      <text:p text:style-name="Preformatted_20_Text"><text:span text:style-name="Source_20_Text">]);</text:span></text:p>
      <text:p text:style-name="Preformatted_20_Text"/>
      <text:p text:style-name="Preformatted_20_Text"><text:span text:style-name="Source_20_Text">$billing = $shipping-&gt;replicate()-&gt;fill([</text:span></text:p>
      <text:p text:style-name="Preformatted_20_Text"><text:span text:style-name="Source_20_Text"><text:s text:c="4"/>'type' =&gt; 'billing'</text:span></text:p>
      <text:p text:style-name="Preformatted_20_Text"><text:span text:style-name="Source_20_Text">]);</text:span></text:p>
      <text:p text:style-name="Preformatted_20_Text"/>
      <text:p text:style-name="P8"><text:span text:style-name="Source_20_Text">$billing-&gt;save();</text:span></text:p>
      <text:h text:style-name="Heading_20_2" text:outline-level="2"><text:bookmark text:name="query-scopes"/><text:a xlink:type="simple" xlink:href="https://laravel.com/docs/8.x/eloquent#query-scopes" text:style-name="Internet_20_link" text:visited-style-name="Visited_20_Internet_20_Link">Query Scopes</text:a></text:h>
      <text:h text:style-name="Heading_20_3" text:outline-level="3"><text:bookmark text:name="global-scopes"/><text:a xlink:type="simple" xlink:href="https://laravel.com/docs/8.x/eloquent#global-scopes" text:style-name="Internet_20_link" text:visited-style-name="Visited_20_Internet_20_Link">Global Scopes</text:a></text:h>
      <text:p text:style-name="P10">Глобальные области позволяют добавлять ограничения ко всем запросам для данной модели. Собственная функция мягкого удаления Laravel использует глобальные области видимости только для извлечения «не удаленных» моделей из базы данных. Написание собственных глобальных областей действия может предоставить удобный и простой способ убедиться, что каждый запрос для данной модели имеет определенные ограничения.</text:p>
      <text:p text:style-name="P10"/>
      <text:h text:style-name="P6" text:outline-level="4"><text:bookmark text:name="writing-global-scopes"/><text:a xlink:type="simple" xlink:href="https://laravel.com/docs/8.x/eloquent#writing-global-scopes" text:style-name="Internet_20_link" text:visited-style-name="Visited_20_Internet_20_Link">Writing Global Scopes</text:a></text:h>
      <text:p text:style-name="P10">Написать глобальную область видимости просто. Определите класс, реализующий интерфейс Illuminate \ Database \ Eloquent \ Scope. Этот интерфейс требует, чтобы вы реализовали один метод: применить. Метод apply при необходимости может добавлять ограничения where к запросу:</text:p>
      <text:p text:style-name="P7"><text:span text:style-name="Source_20_Text">&lt;?php</text:span></text:p>
      <text:p text:style-name="Preformatted_20_Text"/>
      <text:p text:style-name="Preformatted_20_Text"><text:span text:style-name="Source_20_Text">namespace App\Scopes;</text:span></text:p>
      <text:p text:style-name="Preformatted_20_Text"/>
      <text:p text:style-name="Preformatted_20_Text"><text:span text:style-name="Source_20_Text">use Illuminate\Database\Eloquent\Builder;</text:span></text:p>
      <text:p text:style-name="Preformatted_20_Text"><text:span text:style-name="Source_20_Text">use Illuminate\Database\Eloquent\Model;</text:span></text:p>
      <text:p text:style-name="Preformatted_20_Text"><text:span text:style-name="Source_20_Text">use Illuminate\Database\Eloquent\Scope;</text:span></text:p>
      <text:p text:style-name="Preformatted_20_Text"><text:soft-page-break/></text:p>
      <text:p text:style-name="Preformatted_20_Text"><text:span text:style-name="Source_20_Text">class AgeScope implements Scope</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Apply the scope to a given Eloquent query builder.</text:span></text:p>
      <text:p text:style-name="Preformatted_20_Text"><text:span text:style-name="Source_20_Text"><text:s text:c="5"/>*</text:span></text:p>
      <text:p text:style-name="Preformatted_20_Text"><text:span text:style-name="Source_20_Text"><text:s text:c="5"/>* @param <text:s/>\Illuminate\Database\Eloquent\Builder <text:s/>$builder</text:span></text:p>
      <text:p text:style-name="Preformatted_20_Text"><text:span text:style-name="Source_20_Text"><text:s text:c="5"/>* @param <text:s/>\Illuminate\Database\Eloquent\Model <text:s/>$model</text:span></text:p>
      <text:p text:style-name="Preformatted_20_Text"><text:span text:style-name="Source_20_Text"><text:s text:c="5"/>* @return void</text:span></text:p>
      <text:p text:style-name="Preformatted_20_Text"><text:span text:style-name="Source_20_Text"><text:s text:c="5"/>*/</text:span></text:p>
      <text:p text:style-name="Preformatted_20_Text"><text:span text:style-name="Source_20_Text"><text:s text:c="4"/>public function apply(Builder $builder, Model $model)</text:span></text:p>
      <text:p text:style-name="Preformatted_20_Text"><text:span text:style-name="Source_20_Text"><text:s text:c="4"/>{</text:span></text:p>
      <text:p text:style-name="Preformatted_20_Text"><text:span text:style-name="Source_20_Text"><text:s text:c="8"/>$builder-&gt;where('age', '&gt;', 200);</text:span></text:p>
      <text:p text:style-name="Preformatted_20_Text"><text:span text:style-name="Source_20_Text"><text:s text:c="4"/>}</text:span></text:p>
      <text:p text:style-name="P8"><text:span text:style-name="Source_20_Text">}</text:span></text:p>
      <text:p text:style-name="P10">Если ваша глобальная область добавляет столбцы в предложение select запроса, вы должны использовать метод addSelect вместо select. Это предотвратит непреднамеренную замену существующего предложения select запроса.</text:p>
      <text:p text:style-name="P10"/>
      <text:h text:style-name="P6" text:outline-level="4"><text:bookmark text:name="applying-global-scopes"/><text:a xlink:type="simple" xlink:href="https://laravel.com/docs/8.x/eloquent#applying-global-scopes" text:style-name="Internet_20_link" text:visited-style-name="Visited_20_Internet_20_Link">Applying Global Scopes</text:a></text:h>
      <text:p text:style-name="P10">Чтобы назначить глобальную область видимости модели, вы должны переопределить загруженный метод данной модели и использовать метод addGlobalScope:</text:p>
      <text:p text:style-name="P7"><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App\Scopes\AgeScope;</text:span></text:p>
      <text:p text:style-name="Preformatted_20_Text"><text:span text:style-name="Source_20_Text">use Illuminate\Database\Eloquent\Model;</text:span></text:p>
      <text:p text:style-name="Preformatted_20_Text"/>
      <text:p text:style-name="Preformatted_20_Text"><text:span text:style-name="Source_20_Text">class User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The "booted" method of the model.</text:span></text:p>
      <text:p text:style-name="Preformatted_20_Text"><text:span text:style-name="Source_20_Text"><text:s text:c="5"/>*</text:span></text:p>
      <text:p text:style-name="Preformatted_20_Text"><text:span text:style-name="Source_20_Text"><text:s text:c="5"/>* @return void</text:span></text:p>
      <text:p text:style-name="Preformatted_20_Text"><text:span text:style-name="Source_20_Text"><text:s text:c="5"/>*/</text:span></text:p>
      <text:p text:style-name="Preformatted_20_Text"><text:span text:style-name="Source_20_Text"><text:s text:c="4"/>protected static function booted()</text:span></text:p>
      <text:p text:style-name="Preformatted_20_Text"><text:span text:style-name="Source_20_Text"><text:s text:c="4"/>{</text:span></text:p>
      <text:p text:style-name="Preformatted_20_Text"><text:span text:style-name="Source_20_Text"><text:s text:c="8"/>static::addGlobalScope(new AgeScope);</text:span></text:p>
      <text:p text:style-name="Preformatted_20_Text"><text:span text:style-name="Source_20_Text"><text:s text:c="4"/>}</text:span></text:p>
      <text:p text:style-name="P8"><text:span text:style-name="Source_20_Text">}</text:span></text:p>
      <text:p text:style-name="P10">После добавления области запрос к User :: all () выдаст следующий SQL:</text:p>
      <text:p text:style-name="P9"><text:span text:style-name="Source_20_Text">select * from `users` where `age` &gt; 200</text:span></text:p>
      <text:h text:style-name="Heading_20_4" text:outline-level="4"><text:bookmark text:name="anonymous-global-scopes"/><text:a xlink:type="simple" xlink:href="https://laravel.com/docs/8.x/eloquent#anonymous-global-scopes" text:style-name="Internet_20_link" text:visited-style-name="Visited_20_Internet_20_Link">Anonymous Global Scopes</text:a></text:h>
      <text:p text:style-name="P10">Eloquent также позволяет определять глобальные области видимости с помощью замыканий, что особенно полезно для простых областей видимости, для которых не требуется отдельный класс:</text:p>
      <text:p text:style-name="P7"><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Builder;</text:span></text:p>
      <text:p text:style-name="Preformatted_20_Text"><text:span text:style-name="Source_20_Text">use Illuminate\Database\Eloquent\Model;</text:span></text:p>
      <text:p text:style-name="Preformatted_20_Text"/>
      <text:p text:style-name="Preformatted_20_Text"><text:span text:style-name="Source_20_Text">class User extends Model</text:span></text:p>
      <text:p text:style-name="Preformatted_20_Text"><text:soft-page-break/><text:span text:style-name="Source_20_Text">{</text:span></text:p>
      <text:p text:style-name="Preformatted_20_Text"><text:span text:style-name="Source_20_Text"><text:s text:c="4"/>/**</text:span></text:p>
      <text:p text:style-name="Preformatted_20_Text"><text:span text:style-name="Source_20_Text"><text:s text:c="5"/>* The "booted" method of the model.</text:span></text:p>
      <text:p text:style-name="Preformatted_20_Text"><text:span text:style-name="Source_20_Text"><text:s text:c="5"/>*</text:span></text:p>
      <text:p text:style-name="Preformatted_20_Text"><text:span text:style-name="Source_20_Text"><text:s text:c="5"/>* @return void</text:span></text:p>
      <text:p text:style-name="Preformatted_20_Text"><text:span text:style-name="Source_20_Text"><text:s text:c="5"/>*/</text:span></text:p>
      <text:p text:style-name="Preformatted_20_Text"><text:span text:style-name="Source_20_Text"><text:s text:c="4"/>protected static function booted()</text:span></text:p>
      <text:p text:style-name="Preformatted_20_Text"><text:span text:style-name="Source_20_Text"><text:s text:c="4"/>{</text:span></text:p>
      <text:p text:style-name="Preformatted_20_Text"><text:span text:style-name="Source_20_Text"><text:s text:c="8"/>static::addGlobalScope('age', function (Builder $builder) {</text:span></text:p>
      <text:p text:style-name="Preformatted_20_Text"><text:span text:style-name="Source_20_Text"><text:s text:c="12"/>$builder-&gt;where('age', '&gt;', 200);</text:span></text:p>
      <text:p text:style-name="Preformatted_20_Text"><text:span text:style-name="Source_20_Text"><text:s text:c="8"/>});</text:span></text:p>
      <text:p text:style-name="Preformatted_20_Text"><text:span text:style-name="Source_20_Text"><text:s text:c="4"/>}</text:span></text:p>
      <text:p text:style-name="P8"><text:span text:style-name="Source_20_Text">}</text:span></text:p>
      <text:h text:style-name="Heading_20_4" text:outline-level="4"><text:bookmark text:name="removing-global-scopes"/><text:a xlink:type="simple" xlink:href="https://laravel.com/docs/8.x/eloquent#removing-global-scopes" text:style-name="Internet_20_link" text:visited-style-name="Visited_20_Internet_20_Link">Removing Global Scopes</text:a></text:h>
      <text:p text:style-name="P10">Если вы хотите удалить глобальную область видимости для данного запроса, вы можете использовать метод withoutGlobalScope. Метод принимает имя класса глобальной области в качестве единственного аргумента:</text:p>
      <text:p text:style-name="P9"><text:span text:style-name="Source_20_Text">User::withoutGlobalScope(AgeScope::class)-&gt;get();</text:span></text:p>
      <text:p text:style-name="P10">Или, если вы определили глобальную область с помощью Closure:</text:p>
      <text:p text:style-name="P9"><text:span text:style-name="Source_20_Text">User::withoutGlobalScope('age')-&gt;get();</text:span></text:p>
      <text:p text:style-name="P10">Если вы хотите удалить несколько или даже все глобальные области, вы можете использовать метод withoutGlobalScopes:</text:p>
      <text:p text:style-name="P7"><text:span text:style-name="Source_20_Text">// Remove all of the global scopes...</text:span></text:p>
      <text:p text:style-name="Preformatted_20_Text"><text:span text:style-name="Source_20_Text">User::withoutGlobalScopes()-&gt;get();</text:span></text:p>
      <text:p text:style-name="Preformatted_20_Text"/>
      <text:p text:style-name="Preformatted_20_Text"><text:span text:style-name="Source_20_Text">// Remove some of the global scopes...</text:span></text:p>
      <text:p text:style-name="Preformatted_20_Text"><text:span text:style-name="Source_20_Text">User::withoutGlobalScopes([</text:span></text:p>
      <text:p text:style-name="Preformatted_20_Text"><text:span text:style-name="Source_20_Text"><text:s text:c="4"/>FirstScope::class, SecondScope::class</text:span></text:p>
      <text:p text:style-name="P8"><text:span text:style-name="Source_20_Text">])-&gt;get();</text:span></text:p>
      <text:h text:style-name="Heading_20_3" text:outline-level="3"><text:bookmark text:name="local-scopes"/><text:a xlink:type="simple" xlink:href="https://laravel.com/docs/8.x/eloquent#local-scopes" text:style-name="Internet_20_link" text:visited-style-name="Visited_20_Internet_20_Link">Local Scopes</text:a></text:h>
      <text:p text:style-name="P10">Локальные области позволяют вам определять общие наборы ограничений, которые вы можете легко повторно использовать в своем приложении. Например, вам может потребоваться часто получать всех пользователей, которые считаются «популярными». Чтобы определить область действия, добавьте к методу модели Eloquent префикс scope.<text:line-break/><text:line-break/>Области действия всегда должны возвращать экземпляр построителя запросов:</text:p>
      <text:p text:style-name="P7"><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Model;</text:span></text:p>
      <text:p text:style-name="Preformatted_20_Text"/>
      <text:p text:style-name="Preformatted_20_Text"><text:span text:style-name="Source_20_Text">class User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Scope a query to only include popular users.</text:span></text:p>
      <text:p text:style-name="Preformatted_20_Text"><text:span text:style-name="Source_20_Text"><text:s text:c="5"/>*</text:span></text:p>
      <text:p text:style-name="Preformatted_20_Text"><text:span text:style-name="Source_20_Text"><text:s text:c="5"/>* @param <text:s/>\Illuminate\Database\Eloquent\Builder <text:s/>$query</text:span></text:p>
      <text:p text:style-name="Preformatted_20_Text"><text:span text:style-name="Source_20_Text"><text:s text:c="5"/>* @return \Illuminate\Database\Eloquent\Builder</text:span></text:p>
      <text:p text:style-name="Preformatted_20_Text"><text:span text:style-name="Source_20_Text"><text:s text:c="5"/>*/</text:span></text:p>
      <text:p text:style-name="Preformatted_20_Text"><text:span text:style-name="Source_20_Text"><text:s text:c="4"/>public function scopePopular($query)</text:span></text:p>
      <text:p text:style-name="Preformatted_20_Text"><text:span text:style-name="Source_20_Text"><text:s text:c="4"/>{</text:span></text:p>
      <text:p text:style-name="Preformatted_20_Text"><text:span text:style-name="Source_20_Text"><text:s text:c="8"/>return $query-&gt;where('votes', '&gt;', 100);</text:span></text:p>
      <text:p text:style-name="Preformatted_20_Text"><text:soft-page-break/><text:span text:style-name="Source_20_Text"><text:s text:c="4"/>}</text:span></text:p>
      <text:p text:style-name="Preformatted_20_Text"/>
      <text:p text:style-name="Preformatted_20_Text"><text:span text:style-name="Source_20_Text"><text:s text:c="4"/>/**</text:span></text:p>
      <text:p text:style-name="Preformatted_20_Text"><text:span text:style-name="Source_20_Text"><text:s text:c="5"/>* Scope a query to only include active users.</text:span></text:p>
      <text:p text:style-name="Preformatted_20_Text"><text:span text:style-name="Source_20_Text"><text:s text:c="5"/>*</text:span></text:p>
      <text:p text:style-name="Preformatted_20_Text"><text:span text:style-name="Source_20_Text"><text:s text:c="5"/>* @param <text:s/>\Illuminate\Database\Eloquent\Builder <text:s/>$query</text:span></text:p>
      <text:p text:style-name="Preformatted_20_Text"><text:span text:style-name="Source_20_Text"><text:s text:c="5"/>* @return \Illuminate\Database\Eloquent\Builder</text:span></text:p>
      <text:p text:style-name="Preformatted_20_Text"><text:span text:style-name="Source_20_Text"><text:s text:c="5"/>*/</text:span></text:p>
      <text:p text:style-name="Preformatted_20_Text"><text:span text:style-name="Source_20_Text"><text:s text:c="4"/>public function scopeActive($query)</text:span></text:p>
      <text:p text:style-name="Preformatted_20_Text"><text:span text:style-name="Source_20_Text"><text:s text:c="4"/>{</text:span></text:p>
      <text:p text:style-name="Preformatted_20_Text"><text:span text:style-name="Source_20_Text"><text:s text:c="8"/>return $query-&gt;where('active', 1);</text:span></text:p>
      <text:p text:style-name="Preformatted_20_Text"><text:span text:style-name="Source_20_Text"><text:s text:c="4"/>}</text:span></text:p>
      <text:p text:style-name="P8"><text:span text:style-name="Source_20_Text">}</text:span></text:p>
      <text:p text:style-name="P10"/>
      <text:h text:style-name="P6" text:outline-level="4"><text:bookmark text:name="utilizing-a-local-scope"/><text:a xlink:type="simple" xlink:href="https://laravel.com/docs/8.x/eloquent#utilizing-a-local-scope" text:style-name="Internet_20_link" text:visited-style-name="Visited_20_Internet_20_Link">Utilizing A Local Scope</text:a></text:h>
      <text:p text:style-name="P10">После определения области действия вы можете вызвать методы области при запросе модели. Однако не следует включать префикс области при вызове метода. Вы даже можете связать вызовы с различными областями, например:</text:p>
      <text:p text:style-name="P9"><text:span text:style-name="Source_20_Text">$users = App\Models\User::popular()-&gt;active()-&gt;orderBy('created_at')-&gt;get();</text:span></text:p>
      <text:p text:style-name="P10">Комбинирование нескольких областей модели Eloquent с помощью оператора запроса или может потребовать использования обратных вызовов Closure:</text:p>
      <text:p text:style-name="P7"><text:span text:style-name="Source_20_Text">$users = App\Models\User::popular()-&gt;orWhere(function (Builder $query) {</text:span></text:p>
      <text:p text:style-name="Preformatted_20_Text"><text:span text:style-name="Source_20_Text"><text:s text:c="4"/>$query-&gt;active();</text:span></text:p>
      <text:p text:style-name="P8"><text:span text:style-name="Source_20_Text">})-&gt;get();</text:span></text:p>
      <text:p text:style-name="P10">Однако, поскольку это может быть громоздко, Laravel предоставляет метод «высшего порядка» orWhere, который позволяет вам плавно связывать эти области вместе без использования закрытий:</text:p>
      <text:p text:style-name="P9"><text:span text:style-name="Source_20_Text">$users = App\Models\User::popular()-&gt;orWhere-&gt;active()-&gt;get();</text:span></text:p>
      <text:p text:style-name="P10"/>
      <text:h text:style-name="P6" text:outline-level="4"><text:bookmark text:name="dynamic-scopes"/><text:a xlink:type="simple" xlink:href="https://laravel.com/docs/8.x/eloquent#dynamic-scopes" text:style-name="Internet_20_link" text:visited-style-name="Visited_20_Internet_20_Link">Dynamic Scopes</text:a></text:h>
      <text:p text:style-name="P10">Иногда вы можете захотеть определить область, которая принимает параметры. Для начала просто добавьте дополнительные параметры в свою область видимости. Параметры области действия должны быть определены после параметра $ query:</text:p>
      <text:p text:style-name="P7"><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Model;</text:span></text:p>
      <text:p text:style-name="Preformatted_20_Text"/>
      <text:p text:style-name="Preformatted_20_Text"><text:span text:style-name="Source_20_Text">class User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Scope a query to only include users of a given type.</text:span></text:p>
      <text:p text:style-name="Preformatted_20_Text"><text:span text:style-name="Source_20_Text"><text:s text:c="5"/>*</text:span></text:p>
      <text:p text:style-name="Preformatted_20_Text"><text:span text:style-name="Source_20_Text"><text:s text:c="5"/>* @param <text:s/>\Illuminate\Database\Eloquent\Builder <text:s/>$query</text:span></text:p>
      <text:p text:style-name="Preformatted_20_Text"><text:span text:style-name="Source_20_Text"><text:s text:c="5"/>* @param <text:s/>mixed <text:s/>$type</text:span></text:p>
      <text:p text:style-name="Preformatted_20_Text"><text:span text:style-name="Source_20_Text"><text:s text:c="5"/>* @return \Illuminate\Database\Eloquent\Builder</text:span></text:p>
      <text:p text:style-name="Preformatted_20_Text"><text:span text:style-name="Source_20_Text"><text:s text:c="5"/>*/</text:span></text:p>
      <text:p text:style-name="Preformatted_20_Text"><text:span text:style-name="Source_20_Text"><text:s text:c="4"/>public function scopeOfType($query, $type)</text:span></text:p>
      <text:p text:style-name="Preformatted_20_Text"><text:span text:style-name="Source_20_Text"><text:s text:c="4"/>{</text:span></text:p>
      <text:p text:style-name="Preformatted_20_Text"><text:span text:style-name="Source_20_Text"><text:s text:c="8"/>return $query-&gt;where('type', $type);</text:span></text:p>
      <text:p text:style-name="Preformatted_20_Text"><text:span text:style-name="Source_20_Text"><text:s text:c="4"/>}</text:span></text:p>
      <text:p text:style-name="P8"><text:span text:style-name="Source_20_Text">}</text:span></text:p>
      <text:p text:style-name="P10"><text:soft-page-break/>Теперь вы можете передавать параметры при вызове области:</text:p>
      <text:p text:style-name="P9"><text:span text:style-name="Source_20_Text">$users = App\Models\User::ofType('admin')-&gt;get();</text:span></text:p>
      <text:h text:style-name="Heading_20_2" text:outline-level="2"><text:bookmark text:name="comparing-models"/><text:a xlink:type="simple" xlink:href="https://laravel.com/docs/8.x/eloquent#comparing-models" text:style-name="Internet_20_link" text:visited-style-name="Visited_20_Internet_20_Link">Comparing Models</text:a></text:h>
      <text:p text:style-name="P10">Иногда может потребоваться определить, являются ли две модели «одинаковыми». Метод is может использоваться для быстрой проверки того, что две модели имеют одинаковый первичный ключ, таблицу и соединение с базой данных:</text:p>
      <text:p text:style-name="P7"><text:span text:style-name="Source_20_Text">if ($post-&gt;is($anotherPost)) {</text:span></text:p>
      <text:p text:style-name="Preformatted_20_Text"><text:span text:style-name="Source_20_Text"><text:s text:c="4"/>//</text:span></text:p>
      <text:p text:style-name="P8"><text:span text:style-name="Source_20_Text">}</text:span></text:p>
      <text:p text:style-name="P10">Метод is также доступен при использовании отношений ownTo, hasOne, morphTo и morphOne. Этот метод особенно полезен, если вы хотите сравнить связанную модель без запроса на получение этой модели:</text:p>
      <text:p text:style-name="P7"><text:span text:style-name="Source_20_Text">if ($post-&gt;author()-&gt;is($user)) {</text:span></text:p>
      <text:p text:style-name="Preformatted_20_Text"><text:span text:style-name="Source_20_Text"><text:s text:c="4"/>//</text:span></text:p>
      <text:p text:style-name="P8"><text:span text:style-name="Source_20_Text">}</text:span></text:p>
      <text:h text:style-name="Heading_20_2" text:outline-level="2"><text:bookmark text:name="events"/><text:a xlink:type="simple" xlink:href="https://laravel.com/docs/8.x/eloquent#events" text:style-name="Internet_20_link" text:visited-style-name="Visited_20_Internet_20_Link">Events</text:a></text:h>
      <text:p text:style-name="P10">Красноречивые модели запускают несколько событий, позволяя вам подключиться к следующим точкам жизненного цикла модели: извлечение, создание, создание, обновление, обновление, сохранение, сохранение, удаление, удаление, восстановление, восстановление, репликация. События позволяют легко выполнять код каждый раз, когда определенный класс модели сохраняется или обновляется в базе данных. Каждое событие получает экземпляр модели через свой конструктор.<text:line-break/><text:line-break/>Извлеченное событие срабатывает, когда существующая модель извлекается из базы данных. Когда новая модель сохраняется в первый раз, запускаются события создания и создания. События обновления / обновления будут срабатывать при изменении существующей модели и вызове метода сохранения. События сохранения / сохранения будут срабатывать при создании или обновлении модели.<text:line-break/><text:line-break/>При выполнении массового обновления или удаления через Eloquent события сохранения, обновления, удаления и удаления модели не будут запускаться для затронутых моделей. Это связано с тем, что модели никогда не извлекаются при массовом обновлении или удалении.<text:line-break/><text:line-break/>Для начала определите свойство $ dispatchesEvents в вашей модели Eloquent, которое отображает различные точки жизненного цикла модели Eloquent на ваши собственные классы событий:</text:p>
      <text:p text:style-name="P7"><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App\Events\UserDeleted;</text:span></text:p>
      <text:p text:style-name="Preformatted_20_Text"><text:span text:style-name="Source_20_Text">use App\Events\UserSaved;</text:span></text:p>
      <text:p text:style-name="Preformatted_20_Text"><text:span text:style-name="Source_20_Text">use Illuminate\Foundation\Auth\User as Authenticatable;</text:span></text:p>
      <text:p text:style-name="Preformatted_20_Text"/>
      <text:p text:style-name="Preformatted_20_Text"><text:span text:style-name="Source_20_Text">class User extends Authenticatable</text:span></text:p>
      <text:p text:style-name="Preformatted_20_Text"><text:span text:style-name="Source_20_Text">{</text:span></text:p>
      <text:p text:style-name="Preformatted_20_Text"><text:span text:style-name="Source_20_Text"><text:s text:c="4"/>use Notifiable;</text:span></text:p>
      <text:p text:style-name="Preformatted_20_Text"/>
      <text:p text:style-name="Preformatted_20_Text"><text:span text:style-name="Source_20_Text"><text:s text:c="4"/>/**</text:span></text:p>
      <text:p text:style-name="Preformatted_20_Text"><text:span text:style-name="Source_20_Text"><text:s text:c="5"/>* The event map for the model.</text:span></text:p>
      <text:p text:style-name="Preformatted_20_Text"><text:soft-page-break/><text:span text:style-name="Source_20_Text"><text:s text:c="5"/>*</text:span></text:p>
      <text:p text:style-name="Preformatted_20_Text"><text:span text:style-name="Source_20_Text"><text:s text:c="5"/>* @var array</text:span></text:p>
      <text:p text:style-name="Preformatted_20_Text"><text:span text:style-name="Source_20_Text"><text:s text:c="5"/>*/</text:span></text:p>
      <text:p text:style-name="Preformatted_20_Text"><text:span text:style-name="Source_20_Text"><text:s text:c="4"/>protected $dispatchesEvents = [</text:span></text:p>
      <text:p text:style-name="Preformatted_20_Text"><text:span text:style-name="Source_20_Text"><text:s text:c="8"/>'saved' =&gt; UserSaved::class,</text:span></text:p>
      <text:p text:style-name="Preformatted_20_Text"><text:span text:style-name="Source_20_Text"><text:s text:c="8"/>'deleted' =&gt; UserDeleted::class,</text:span></text:p>
      <text:p text:style-name="Preformatted_20_Text"><text:span text:style-name="Source_20_Text"><text:s text:c="4"/>];</text:span></text:p>
      <text:p text:style-name="P8"><text:span text:style-name="Source_20_Text">}</text:span></text:p>
      <text:p text:style-name="P10">После определения и сопоставления событий Eloquent вы можете использовать прослушиватели событий для обработки событий.</text:p>
      <text:p text:style-name="P10"/>
      <text:h text:style-name="P5" text:outline-level="3"><text:bookmark text:name="events-using-closures"/><text:a xlink:type="simple" xlink:href="https://laravel.com/docs/8.x/eloquent#events-using-closures" text:style-name="Internet_20_link" text:visited-style-name="Visited_20_Internet_20_Link">Using Closures</text:a></text:h>
      <text:p text:style-name="P10">Вместо использования настраиваемых классов событий вы можете зарегистрировать замыкания, которые выполняются при запуске различных событий модели. Как правило, вы должны зарегистрировать эти замыкания в загружаемом методе вашей модели:</text:p>
      <text:p text:style-name="P7"><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Model;</text:span></text:p>
      <text:p text:style-name="Preformatted_20_Text"/>
      <text:p text:style-name="Preformatted_20_Text"><text:span text:style-name="Source_20_Text">class User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The "booted" method of the model.</text:span></text:p>
      <text:p text:style-name="Preformatted_20_Text"><text:span text:style-name="Source_20_Text"><text:s text:c="5"/>*</text:span></text:p>
      <text:p text:style-name="Preformatted_20_Text"><text:span text:style-name="Source_20_Text"><text:s text:c="5"/>* @return void</text:span></text:p>
      <text:p text:style-name="Preformatted_20_Text"><text:span text:style-name="Source_20_Text"><text:s text:c="5"/>*/</text:span></text:p>
      <text:p text:style-name="Preformatted_20_Text"><text:span text:style-name="Source_20_Text"><text:s text:c="4"/>protected static function booted()</text:span></text:p>
      <text:p text:style-name="Preformatted_20_Text"><text:span text:style-name="Source_20_Text"><text:s text:c="4"/>{</text:span></text:p>
      <text:p text:style-name="Preformatted_20_Text"><text:span text:style-name="Source_20_Text"><text:s text:c="8"/>static::created(function ($user) {</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8"><text:span text:style-name="Source_20_Text">}</text:span></text:p>
      <text:p text:style-name="P10">При необходимости вы можете использовать очереди анонимных прослушивателей событий при регистрации событий модели. Это проинструктирует Laravel выполнить прослушиватель событий модели, используя очередь:</text:p>
      <text:p text:style-name="P7"><text:span text:style-name="Source_20_Text">use function Illuminate\Events\queueable;</text:span></text:p>
      <text:p text:style-name="Preformatted_20_Text"/>
      <text:p text:style-name="Preformatted_20_Text"><text:span text:style-name="Source_20_Text">static::created(queueable(function ($user) {</text:span></text:p>
      <text:p text:style-name="Preformatted_20_Text"><text:span text:style-name="Source_20_Text"><text:s text:c="4"/>//</text:span></text:p>
      <text:p text:style-name="P8"><text:span text:style-name="Source_20_Text">}));</text:span></text:p>
      <text:h text:style-name="Heading_20_3" text:outline-level="3"><text:bookmark text:name="observers"/><text:a xlink:type="simple" xlink:href="https://laravel.com/docs/8.x/eloquent#observers" text:style-name="Internet_20_link" text:visited-style-name="Visited_20_Internet_20_Link">Observers</text:a></text:h>
      <text:h text:style-name="Heading_20_4" text:outline-level="4"><text:bookmark text:name="defining-observers"/><text:a xlink:type="simple" xlink:href="https://laravel.com/docs/8.x/eloquent#defining-observers" text:style-name="Internet_20_link" text:visited-style-name="Visited_20_Internet_20_Link">Defining Observers</text:a></text:h>
      <text:p text:style-name="P10">Если вы отслеживаете множество событий в данной модели, вы можете использовать наблюдателей, чтобы сгруппировать всех ваших слушателей в один класс. У классов-наблюдателей есть имена методов, которые отражают события Eloquent, которые вы хотите прослушивать. Каждый из этих методов получает модель как единственный аргумент. Artisan-команда make: Observer - самый простой способ создать новый класс наблюдателя:<text:line-break/><text:line-break/>php artisan make: наблюдатель UserObserver --model = Пользователь<text:line-break/><text:soft-page-break/><text:line-break/>Эта команда поместит нового наблюдателя в ваш каталог App / Observers. Если этот каталог не существует, Artisan создаст его для вас. Ваш новый наблюдатель будет выглядеть следующим образом:</text:p>
      <text:p text:style-name="P7"><text:span text:style-name="Source_20_Text">&lt;?php</text:span></text:p>
      <text:p text:style-name="Preformatted_20_Text"/>
      <text:p text:style-name="Preformatted_20_Text"><text:span text:style-name="Source_20_Text">namespace App\Observers;</text:span></text:p>
      <text:p text:style-name="Preformatted_20_Text"/>
      <text:p text:style-name="Preformatted_20_Text"><text:span text:style-name="Source_20_Text">use App\Models\User;</text:span></text:p>
      <text:p text:style-name="Preformatted_20_Text"/>
      <text:p text:style-name="Preformatted_20_Text"><text:span text:style-name="Source_20_Text">class UserObserver</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Handle the User "created" event.</text:span></text:p>
      <text:p text:style-name="Preformatted_20_Text"><text:span text:style-name="Source_20_Text"><text:s text:c="5"/>*</text:span></text:p>
      <text:p text:style-name="Preformatted_20_Text"><text:span text:style-name="Source_20_Text"><text:s text:c="5"/>* @param <text:s/>\App\Models\User <text:s/>$user</text:span></text:p>
      <text:p text:style-name="Preformatted_20_Text"><text:span text:style-name="Source_20_Text"><text:s text:c="5"/>* @return void</text:span></text:p>
      <text:p text:style-name="Preformatted_20_Text"><text:span text:style-name="Source_20_Text"><text:s text:c="5"/>*/</text:span></text:p>
      <text:p text:style-name="Preformatted_20_Text"><text:span text:style-name="Source_20_Text"><text:s text:c="4"/>public function created(User $user)</text:span></text:p>
      <text:p text:style-name="Preformatted_20_Text"><text:span text:style-name="Source_20_Text"><text:s text:c="4"/>{</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text:span></text:p>
      <text:p text:style-name="Preformatted_20_Text"><text:span text:style-name="Source_20_Text"><text:s text:c="5"/>* Handle the User "updated" event.</text:span></text:p>
      <text:p text:style-name="Preformatted_20_Text"><text:span text:style-name="Source_20_Text"><text:s text:c="5"/>*</text:span></text:p>
      <text:p text:style-name="Preformatted_20_Text"><text:span text:style-name="Source_20_Text"><text:s text:c="5"/>* @param <text:s/>\App\Models\User <text:s/>$user</text:span></text:p>
      <text:p text:style-name="Preformatted_20_Text"><text:span text:style-name="Source_20_Text"><text:s text:c="5"/>* @return void</text:span></text:p>
      <text:p text:style-name="Preformatted_20_Text"><text:span text:style-name="Source_20_Text"><text:s text:c="5"/>*/</text:span></text:p>
      <text:p text:style-name="Preformatted_20_Text"><text:span text:style-name="Source_20_Text"><text:s text:c="4"/>public function updated(User $user)</text:span></text:p>
      <text:p text:style-name="Preformatted_20_Text"><text:span text:style-name="Source_20_Text"><text:s text:c="4"/>{</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text:span></text:p>
      <text:p text:style-name="Preformatted_20_Text"><text:span text:style-name="Source_20_Text"><text:s text:c="5"/>* Handle the User "deleted" event.</text:span></text:p>
      <text:p text:style-name="Preformatted_20_Text"><text:span text:style-name="Source_20_Text"><text:s text:c="5"/>*</text:span></text:p>
      <text:p text:style-name="Preformatted_20_Text"><text:span text:style-name="Source_20_Text"><text:s text:c="5"/>* @param <text:s/>\App\Models\User <text:s/>$user</text:span></text:p>
      <text:p text:style-name="Preformatted_20_Text"><text:span text:style-name="Source_20_Text"><text:s text:c="5"/>* @return void</text:span></text:p>
      <text:p text:style-name="Preformatted_20_Text"><text:span text:style-name="Source_20_Text"><text:s text:c="5"/>*/</text:span></text:p>
      <text:p text:style-name="Preformatted_20_Text"><text:span text:style-name="Source_20_Text"><text:s text:c="4"/>public function deleted(User $user)</text:span></text:p>
      <text:p text:style-name="Preformatted_20_Text"><text:span text:style-name="Source_20_Text"><text:s text:c="4"/>{</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text:span></text:p>
      <text:p text:style-name="Preformatted_20_Text"><text:span text:style-name="Source_20_Text"><text:s text:c="5"/>* Handle the User "forceDeleted" event.</text:span></text:p>
      <text:p text:style-name="Preformatted_20_Text"><text:span text:style-name="Source_20_Text"><text:s text:c="5"/>*</text:span></text:p>
      <text:p text:style-name="Preformatted_20_Text"><text:span text:style-name="Source_20_Text"><text:s text:c="5"/>* @param <text:s/>\App\Models\User <text:s/>$user</text:span></text:p>
      <text:p text:style-name="Preformatted_20_Text"><text:span text:style-name="Source_20_Text"><text:s text:c="5"/>* @return void</text:span></text:p>
      <text:p text:style-name="Preformatted_20_Text"><text:span text:style-name="Source_20_Text"><text:s text:c="5"/>*/</text:span></text:p>
      <text:p text:style-name="Preformatted_20_Text"><text:span text:style-name="Source_20_Text"><text:s text:c="4"/>public function forceDeleted(User $user)</text:span></text:p>
      <text:p text:style-name="Preformatted_20_Text"><text:span text:style-name="Source_20_Text"><text:s text:c="4"/>{</text:span></text:p>
      <text:p text:style-name="Preformatted_20_Text"><text:span text:style-name="Source_20_Text"><text:s text:c="8"/>//</text:span></text:p>
      <text:p text:style-name="Preformatted_20_Text"><text:span text:style-name="Source_20_Text"><text:s text:c="4"/>}</text:span></text:p>
      <text:p text:style-name="P8"><text:span text:style-name="Source_20_Text">}</text:span></text:p>
      <text:p text:style-name="P10">Чтобы зарегистрировать наблюдателя, используйте метод наблюдения на модели, которую хотите наблюдать. Вы можете зарегистрировать наблюдателей в методе загрузки одного из ваших поставщиков услуг. В этом примере мы зарегистрируем наблюдателя в AppServiceProvider:</text:p>
      <text:p text:style-name="P7"><text:span text:style-name="Source_20_Text">&lt;?php</text:span></text:p>
      <text:p text:style-name="Preformatted_20_Text"><text:soft-page-break/></text:p>
      <text:p text:style-name="Preformatted_20_Text"><text:span text:style-name="Source_20_Text">namespace App\Providers;</text:span></text:p>
      <text:p text:style-name="Preformatted_20_Text"/>
      <text:p text:style-name="Preformatted_20_Text"><text:span text:style-name="Source_20_Text">use App\Observers\UserObserver;</text:span></text:p>
      <text:p text:style-name="Preformatted_20_Text"><text:span text:style-name="Source_20_Text">use App\Models\User;</text:span></text:p>
      <text:p text:style-name="Preformatted_20_Text"><text:span text:style-name="Source_20_Text">use Illuminate\Support\ServiceProvider;</text:span></text:p>
      <text:p text:style-name="Preformatted_20_Text"/>
      <text:p text:style-name="Preformatted_20_Text"><text:span text:style-name="Source_20_Text">class AppServiceProvider extends ServiceProvider</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Register any application services.</text:span></text:p>
      <text:p text:style-name="Preformatted_20_Text"><text:span text:style-name="Source_20_Text"><text:s text:c="5"/>*</text:span></text:p>
      <text:p text:style-name="Preformatted_20_Text"><text:span text:style-name="Source_20_Text"><text:s text:c="5"/>* @return void</text:span></text:p>
      <text:p text:style-name="Preformatted_20_Text"><text:span text:style-name="Source_20_Text"><text:s text:c="5"/>*/</text:span></text:p>
      <text:p text:style-name="Preformatted_20_Text"><text:span text:style-name="Source_20_Text"><text:s text:c="4"/>public function register()</text:span></text:p>
      <text:p text:style-name="Preformatted_20_Text"><text:span text:style-name="Source_20_Text"><text:s text:c="4"/>{</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text:span></text:p>
      <text:p text:style-name="Preformatted_20_Text"><text:span text:style-name="Source_20_Text"><text:s text:c="5"/>* Bootstrap any application services.</text:span></text:p>
      <text:p text:style-name="Preformatted_20_Text"><text:span text:style-name="Source_20_Text"><text:s text:c="5"/>*</text:span></text:p>
      <text:p text:style-name="Preformatted_20_Text"><text:span text:style-name="Source_20_Text"><text:s text:c="5"/>* @return void</text:span></text:p>
      <text:p text:style-name="Preformatted_20_Text"><text:span text:style-name="Source_20_Text"><text:s text:c="5"/>*/</text:span></text:p>
      <text:p text:style-name="Preformatted_20_Text"><text:span text:style-name="Source_20_Text"><text:s text:c="4"/>public function boot()</text:span></text:p>
      <text:p text:style-name="Preformatted_20_Text"><text:span text:style-name="Source_20_Text"><text:s text:c="4"/>{</text:span></text:p>
      <text:p text:style-name="Preformatted_20_Text"><text:span text:style-name="Source_20_Text"><text:s text:c="8"/>User::observe(UserObserver::class);</text:span></text:p>
      <text:p text:style-name="Preformatted_20_Text"><text:span text:style-name="Source_20_Text"><text:s text:c="4"/>}</text:span></text:p>
      <text:p text:style-name="P8"><text:span text:style-name="Source_20_Text">}</text:span></text:p>
      <text:p text:style-name="P10"/>
      <text:h text:style-name="P5" text:outline-level="3"><text:bookmark text:name="muting-events"/><text:a xlink:type="simple" xlink:href="https://laravel.com/docs/8.x/eloquent#muting-events" text:style-name="Internet_20_link" text:visited-style-name="Visited_20_Internet_20_Link">Muting Events</text:a></text:h>
      <text:p text:style-name="P10">Иногда вы можете захотеть временно «заглушить» все события, запускаемые моделью. Вы можете добиться этого с помощью метода withoutEvents. Метод withoutEvents принимает закрытие в качестве единственного аргумента. Любой код, выполняемый в рамках этого замыкания, не запускает события модели. Например, следующее будет извлекать и удалять экземпляр App \ Models \ User без запуска каких-либо событий модели. Любое значение, возвращаемое данным Closure, будет возвращено методом withoutEvents:</text:p>
      <text:p text:style-name="P7"><text:span text:style-name="Source_20_Text">use App\Models\User;</text:span></text:p>
      <text:p text:style-name="Preformatted_20_Text"/>
      <text:p text:style-name="Preformatted_20_Text"><text:span text:style-name="Source_20_Text">$user = User::withoutEvents(function () use () {</text:span></text:p>
      <text:p text:style-name="Preformatted_20_Text"><text:span text:style-name="Source_20_Text"><text:s text:c="4"/>User::findOrFail(1)-&gt;delete();</text:span></text:p>
      <text:p text:style-name="Preformatted_20_Text"/>
      <text:p text:style-name="Preformatted_20_Text"><text:span text:style-name="Source_20_Text"><text:s text:c="4"/>return User::find(2);</text:span></text:p>
      <text:p text:style-name="P8"><text:span text:style-name="Source_20_Text">});</text:span></text:p>
      <text:p text:style-name="P10"/>
      <text:h text:style-name="P6" text:outline-level="4"><text:bookmark text:name="saving-a-single-model-without-events"/><text:a xlink:type="simple" xlink:href="https://laravel.com/docs/8.x/eloquent#saving-a-single-model-without-events" text:style-name="Internet_20_link" text:visited-style-name="Visited_20_Internet_20_Link">Saving A Single Model Without Events</text:a></text:h>
      <text:p text:style-name="P10">Иногда вы можете захотеть «сохранить» данную модель, не вызывая никаких событий. Вы можете сделать это с помощью метода saveQuietly:</text:p>
      <text:p text:style-name="P7"><text:span text:style-name="Source_20_Text">$user = User::findOrFail(1);</text:span></text:p>
      <text:p text:style-name="Preformatted_20_Text"/>
      <text:p text:style-name="Preformatted_20_Text"><text:span text:style-name="Source_20_Text">$user-&gt;name = 'Victoria Faith';</text:span></text:p>
      <text:p text:style-name="Preformatted_20_Text"/>
      <text:p text:style-name="P8"><text:span text:style-name="Source_20_Text">$user-&gt;saveQuietly();</text:span></text:p>
      <text:p text:style-name="P10"/>
      <text:p text:style-name="P10"/>
      <text:h text:style-name="P2" text:outline-level="1"><text:soft-page-break/>Relationships</text:h>
      <text:list xml:id="list3433330048" text:style-name="L2">
        <text:list-item>
          <text:p text:style-name="P26"><text:a xlink:type="simple" xlink:href="https://laravel.com/docs/8.x/eloquent-relationships#introduction" text:style-name="Internet_20_link" text:visited-style-name="Visited_20_Internet_20_Link">Introduction</text:a> </text:p>
        </text:list-item>
        <text:list-item>
          <text:p text:style-name="P26"><text:a xlink:type="simple" xlink:href="https://laravel.com/docs/8.x/eloquent-relationships#defining-relationships" text:style-name="Internet_20_link" text:visited-style-name="Visited_20_Internet_20_Link">Defining Relationships</text:a> </text:p>
          <text:list>
            <text:list-item>
              <text:p text:style-name="P26"><text:a xlink:type="simple" xlink:href="https://laravel.com/docs/8.x/eloquent-relationships#one-to-one" text:style-name="Internet_20_link" text:visited-style-name="Visited_20_Internet_20_Link">One To One</text:a> </text:p>
            </text:list-item>
            <text:list-item>
              <text:p text:style-name="P26"><text:a xlink:type="simple" xlink:href="https://laravel.com/docs/8.x/eloquent-relationships#one-to-many" text:style-name="Internet_20_link" text:visited-style-name="Visited_20_Internet_20_Link">One To Many</text:a> </text:p>
            </text:list-item>
            <text:list-item>
              <text:p text:style-name="P26"><text:a xlink:type="simple" xlink:href="https://laravel.com/docs/8.x/eloquent-relationships#one-to-many-inverse" text:style-name="Internet_20_link" text:visited-style-name="Visited_20_Internet_20_Link">One To Many (Inverse)</text:a> </text:p>
            </text:list-item>
            <text:list-item>
              <text:p text:style-name="P26"><text:a xlink:type="simple" xlink:href="https://laravel.com/docs/8.x/eloquent-relationships#many-to-many" text:style-name="Internet_20_link" text:visited-style-name="Visited_20_Internet_20_Link">Many To Many</text:a> </text:p>
            </text:list-item>
            <text:list-item>
              <text:p text:style-name="P26"><text:a xlink:type="simple" xlink:href="https://laravel.com/docs/8.x/eloquent-relationships#defining-custom-intermediate-table-models" text:style-name="Internet_20_link" text:visited-style-name="Visited_20_Internet_20_Link">Defining Custom Intermediate Table Models</text:a> </text:p>
            </text:list-item>
            <text:list-item>
              <text:p text:style-name="P26"><text:a xlink:type="simple" xlink:href="https://laravel.com/docs/8.x/eloquent-relationships#has-one-through" text:style-name="Internet_20_link" text:visited-style-name="Visited_20_Internet_20_Link">Has One Through</text:a> </text:p>
            </text:list-item>
            <text:list-item>
              <text:p text:style-name="P26"><text:a xlink:type="simple" xlink:href="https://laravel.com/docs/8.x/eloquent-relationships#has-many-through" text:style-name="Internet_20_link" text:visited-style-name="Visited_20_Internet_20_Link">Has Many Through</text:a> </text:p>
            </text:list-item>
          </text:list>
        </text:list-item>
        <text:list-item>
          <text:p text:style-name="P26"><text:a xlink:type="simple" xlink:href="https://laravel.com/docs/8.x/eloquent-relationships#polymorphic-relationships" text:style-name="Internet_20_link" text:visited-style-name="Visited_20_Internet_20_Link">Polymorphic Relationships</text:a> </text:p>
          <text:list>
            <text:list-item>
              <text:p text:style-name="P26"><text:a xlink:type="simple" xlink:href="https://laravel.com/docs/8.x/eloquent-relationships#one-to-one-polymorphic-relations" text:style-name="Internet_20_link" text:visited-style-name="Visited_20_Internet_20_Link">One To One</text:a> </text:p>
            </text:list-item>
            <text:list-item>
              <text:p text:style-name="P26"><text:a xlink:type="simple" xlink:href="https://laravel.com/docs/8.x/eloquent-relationships#one-to-many-polymorphic-relations" text:style-name="Internet_20_link" text:visited-style-name="Visited_20_Internet_20_Link">One To Many</text:a> </text:p>
            </text:list-item>
            <text:list-item>
              <text:p text:style-name="P26"><text:a xlink:type="simple" xlink:href="https://laravel.com/docs/8.x/eloquent-relationships#many-to-many-polymorphic-relations" text:style-name="Internet_20_link" text:visited-style-name="Visited_20_Internet_20_Link">Many To Many</text:a> </text:p>
            </text:list-item>
            <text:list-item>
              <text:p text:style-name="P26"><text:a xlink:type="simple" xlink:href="https://laravel.com/docs/8.x/eloquent-relationships#custom-polymorphic-types" text:style-name="Internet_20_link" text:visited-style-name="Visited_20_Internet_20_Link">Custom Polymorphic Types</text:a> </text:p>
            </text:list-item>
          </text:list>
        </text:list-item>
        <text:list-item>
          <text:p text:style-name="P26"><text:a xlink:type="simple" xlink:href="https://laravel.com/docs/8.x/eloquent-relationships#dynamic-relationships" text:style-name="Internet_20_link" text:visited-style-name="Visited_20_Internet_20_Link">Dynamic Relationships</text:a> </text:p>
        </text:list-item>
        <text:list-item>
          <text:p text:style-name="P26"><text:a xlink:type="simple" xlink:href="https://laravel.com/docs/8.x/eloquent-relationships#querying-relations" text:style-name="Internet_20_link" text:visited-style-name="Visited_20_Internet_20_Link">Querying Relations</text:a> </text:p>
          <text:list>
            <text:list-item>
              <text:p text:style-name="P26"><text:a xlink:type="simple" xlink:href="https://laravel.com/docs/8.x/eloquent-relationships#relationship-methods-vs-dynamic-properties" text:style-name="Internet_20_link" text:visited-style-name="Visited_20_Internet_20_Link">Relationship Methods Vs. Dynamic Properties</text:a> </text:p>
            </text:list-item>
            <text:list-item>
              <text:p text:style-name="P26"><text:a xlink:type="simple" xlink:href="https://laravel.com/docs/8.x/eloquent-relationships#querying-relationship-existence" text:style-name="Internet_20_link" text:visited-style-name="Visited_20_Internet_20_Link">Querying Relationship Existence</text:a> </text:p>
            </text:list-item>
            <text:list-item>
              <text:p text:style-name="P26"><text:a xlink:type="simple" xlink:href="https://laravel.com/docs/8.x/eloquent-relationships#querying-relationship-absence" text:style-name="Internet_20_link" text:visited-style-name="Visited_20_Internet_20_Link">Querying Relationship Absence</text:a> </text:p>
            </text:list-item>
            <text:list-item>
              <text:p text:style-name="P26"><text:a xlink:type="simple" xlink:href="https://laravel.com/docs/8.x/eloquent-relationships#querying-polymorphic-relationships" text:style-name="Internet_20_link" text:visited-style-name="Visited_20_Internet_20_Link">Querying Polymorphic Relationships</text:a> </text:p>
            </text:list-item>
            <text:list-item>
              <text:p text:style-name="P26"><text:a xlink:type="simple" xlink:href="https://laravel.com/docs/8.x/eloquent-relationships#counting-related-models" text:style-name="Internet_20_link" text:visited-style-name="Visited_20_Internet_20_Link">Counting Related Models</text:a> </text:p>
            </text:list-item>
            <text:list-item>
              <text:p text:style-name="P26"><text:a xlink:type="simple" xlink:href="https://laravel.com/docs/8.x/eloquent-relationships#counting-related-models-on-polymorphic-relationships" text:style-name="Internet_20_link" text:visited-style-name="Visited_20_Internet_20_Link">Counting Related Models On Polymorphic Relationships</text:a> </text:p>
            </text:list-item>
          </text:list>
        </text:list-item>
        <text:list-item>
          <text:p text:style-name="P26"><text:a xlink:type="simple" xlink:href="https://laravel.com/docs/8.x/eloquent-relationships#eager-loading" text:style-name="Internet_20_link" text:visited-style-name="Visited_20_Internet_20_Link">Eager Loading</text:a> </text:p>
          <text:list>
            <text:list-item>
              <text:p text:style-name="P26"><text:a xlink:type="simple" xlink:href="https://laravel.com/docs/8.x/eloquent-relationships#constraining-eager-loads" text:style-name="Internet_20_link" text:visited-style-name="Visited_20_Internet_20_Link">Constraining Eager Loads</text:a> </text:p>
            </text:list-item>
            <text:list-item>
              <text:p text:style-name="P26"><text:a xlink:type="simple" xlink:href="https://laravel.com/docs/8.x/eloquent-relationships#lazy-eager-loading" text:style-name="Internet_20_link" text:visited-style-name="Visited_20_Internet_20_Link">Lazy Eager Loading</text:a> </text:p>
            </text:list-item>
          </text:list>
        </text:list-item>
        <text:list-item>
          <text:p text:style-name="P26"><text:a xlink:type="simple" xlink:href="https://laravel.com/docs/8.x/eloquent-relationships#inserting-and-updating-related-models" text:style-name="Internet_20_link" text:visited-style-name="Visited_20_Internet_20_Link">Inserting &amp; Updating Related Models</text:a> </text:p>
          <text:list>
            <text:list-item>
              <text:p text:style-name="P26"><text:a xlink:type="simple" xlink:href="https://laravel.com/docs/8.x/eloquent-relationships#the-save-method" text:style-name="Internet_20_link" text:visited-style-name="Visited_20_Internet_20_Link">The </text:a><text:a xlink:type="simple" xlink:href="https://laravel.com/docs/8.x/eloquent-relationships#the-save-method" text:style-name="Internet_20_link" text:visited-style-name="Visited_20_Internet_20_Link"><text:span text:style-name="Source_20_Text">save</text:span></text:a><text:a xlink:type="simple" xlink:href="https://laravel.com/docs/8.x/eloquent-relationships#the-save-method" text:style-name="Internet_20_link" text:visited-style-name="Visited_20_Internet_20_Link"> Method</text:a> </text:p>
            </text:list-item>
            <text:list-item>
              <text:p text:style-name="P26"><text:a xlink:type="simple" xlink:href="https://laravel.com/docs/8.x/eloquent-relationships#the-create-method" text:style-name="Internet_20_link" text:visited-style-name="Visited_20_Internet_20_Link">The </text:a><text:a xlink:type="simple" xlink:href="https://laravel.com/docs/8.x/eloquent-relationships#the-create-method" text:style-name="Internet_20_link" text:visited-style-name="Visited_20_Internet_20_Link"><text:span text:style-name="Source_20_Text">create</text:span></text:a><text:a xlink:type="simple" xlink:href="https://laravel.com/docs/8.x/eloquent-relationships#the-create-method" text:style-name="Internet_20_link" text:visited-style-name="Visited_20_Internet_20_Link"> Method</text:a> </text:p>
            </text:list-item>
            <text:list-item>
              <text:p text:style-name="P26"><text:a xlink:type="simple" xlink:href="https://laravel.com/docs/8.x/eloquent-relationships#updating-belongs-to-relationships" text:style-name="Internet_20_link" text:visited-style-name="Visited_20_Internet_20_Link">Belongs To Relationships</text:a> </text:p>
            </text:list-item>
            <text:list-item>
              <text:p text:style-name="P26"><text:a xlink:type="simple" xlink:href="https://laravel.com/docs/8.x/eloquent-relationships#updating-many-to-many-relationships" text:style-name="Internet_20_link" text:visited-style-name="Visited_20_Internet_20_Link">Many To Many Relationships</text:a> </text:p>
            </text:list-item>
          </text:list>
        </text:list-item>
        <text:list-item>
          <text:p text:style-name="P21"><text:a xlink:type="simple" xlink:href="https://laravel.com/docs/8.x/eloquent-relationships#touching-parent-timestamps" text:style-name="Internet_20_link" text:visited-style-name="Visited_20_Internet_20_Link">Touching Parent Timestamps</text:a> </text:p>
        </text:list-item>
      </text:list>
      <text:h text:style-name="Heading_20_2" text:outline-level="2"><text:a xlink:type="simple" xlink:href="https://laravel.com/docs/8.x/eloquent-relationships#introduction" text:style-name="Internet_20_link" text:visited-style-name="Visited_20_Internet_20_Link"/></text:h>
      <text:h text:style-name="Heading_20_2" text:outline-level="2"><text:bookmark text:name="introduction3"/><text:bookmark text:name="introduction2"/><text:a xlink:type="simple" xlink:href="https://laravel.com/docs/8.x/eloquent-relationships#introduction" text:style-name="Internet_20_link" text:visited-style-name="Visited_20_Internet_20_Link">Introduction</text:a></text:h>
      <text:p text:style-name="P10"/>
      <text:section text:style-name="Sect1" text:name="gt-input-tool">
        <text:p text:style-name="Standard"/>
        <text:section text:style-name="Sect1" text:name="itamenu">
          <text:p text:style-name="Standard"/>
        </text:section>
      </text:section>
      <text:p text:style-name="Standard">458/5000</text:p>
      <text:p text:style-name="P10">Таблицы базы данных часто связаны друг с другом. Например, сообщение в блоге может содержать много комментариев или заказ может быть связан с пользователем, который его разместил. Eloquent упрощает управление этими отношениями и работу с ними и поддерживает несколько различных типов отношений:<text:line-break/><text:soft-page-break/><text:line-break/>Один к одному<text:line-break/>Один ко многим<text:line-break/>Многие ко многим<text:line-break/>Имеет один сквозной<text:line-break/>Имеет много сквозных<text:line-break/>Один к одному (полиморфный)<text:line-break/>Один ко многим (полиморфный)<text:line-break/>Многие ко многим (полиморфный)</text:p>
      <text:p text:style-name="P10"/>
      <text:h text:style-name="P4" text:outline-level="2"><text:bookmark text:name="defining-relationships"/><text:a xlink:type="simple" xlink:href="https://laravel.com/docs/8.x/eloquent-relationships#defining-relationships" text:style-name="Internet_20_link" text:visited-style-name="Visited_20_Internet_20_Link">Defining Relationships</text:a></text:h>
      <text:p text:style-name="P10">Отношения Eloquent определяются как методы в классах модели Eloquent. Поскольку, как и сами модели Eloquent, отношения также служат мощными конструкторами запросов, определение отношений как методов обеспечивает мощные возможности создания цепочек методов и запросов. Например, мы можем связать дополнительные ограничения для этого отношения сообщений:</text:p>
      <text:p text:style-name="P9"><text:span text:style-name="Source_20_Text">$user-&gt;posts()-&gt;where('active', 1)-&gt;get();</text:span></text:p>
      <text:p text:style-name="P10">Но, прежде чем углубляться в использование отношений, давайте узнаем, как определять каждый тип.<text:line-break/><text:line-break/>Имена отношений не могут конфликтовать с именами атрибутов, так как это может привести к тому, что ваша модель не сможет знать, какой из них разрешить.</text:p>
      <text:p text:style-name="P10"/>
      <text:h text:style-name="P5" text:outline-level="3"><text:bookmark text:name="one-to-one"/><text:a xlink:type="simple" xlink:href="https://laravel.com/docs/8.x/eloquent-relationships#one-to-one" text:style-name="Internet_20_link" text:visited-style-name="Visited_20_Internet_20_Link">One To One</text:a></text:h>
      <text:p text:style-name="P10">Отношения один-к-одному - это очень простые отношения. Например, модель User может быть связана с одним телефоном. Чтобы определить эту взаимосвязь, мы помещаем метод phone в модель User. Метод phone должен вызывать метод hasOne и возвращать его результат:</text:p>
      <text:p text:style-name="P7"><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Model;</text:span></text:p>
      <text:p text:style-name="Preformatted_20_Text"/>
      <text:p text:style-name="Preformatted_20_Text"><text:span text:style-name="Source_20_Text">class User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Get the phone record associated with the user.</text:span></text:p>
      <text:p text:style-name="Preformatted_20_Text"><text:span text:style-name="Source_20_Text"><text:s text:c="5"/>*/</text:span></text:p>
      <text:p text:style-name="Preformatted_20_Text"><text:span text:style-name="Source_20_Text"><text:s text:c="4"/>public function phone()</text:span></text:p>
      <text:p text:style-name="Preformatted_20_Text"><text:span text:style-name="Source_20_Text"><text:s text:c="4"/>{</text:span></text:p>
      <text:p text:style-name="Preformatted_20_Text"><text:span text:style-name="Source_20_Text"><text:s text:c="8"/>return $this-&gt;hasOne('App\Models\Phone');</text:span></text:p>
      <text:p text:style-name="Preformatted_20_Text"><text:span text:style-name="Source_20_Text"><text:s text:c="4"/>}</text:span></text:p>
      <text:p text:style-name="P8"><text:span text:style-name="Source_20_Text">}</text:span></text:p>
      <text:p text:style-name="P10">Первый аргумент, переданный методу hasOne, - это имя связанной модели. Как только связь определена, мы можем получить связанную запись, используя динамические свойства Eloquent. Динамические свойства позволяют получить доступ к методам отношений, как если бы они были свойствами, определенными в модели:</text:p>
      <text:p text:style-name="P9"><text:span text:style-name="Source_20_Text">$phone = User::find(1)-&gt;phone;</text:span></text:p>
      <text:p text:style-name="P10"><text:soft-page-break/>Eloquent определяет внешний ключ отношения на основе имени модели. В этом случае автоматически предполагается, что модель Phone имеет внешний ключ user_id. Если вы хотите отменить это соглашение, вы можете передать второй аргумент методу hasOne:</text:p>
      <text:p text:style-name="P9"><text:span text:style-name="Source_20_Text">return $this-&gt;hasOne('App\Models\Phone', 'foreign_key');</text:span></text:p>
      <text:p text:style-name="P10">Кроме того, Eloquent предполагает, что внешний ключ должен иметь значение, соответствующее столбцу id (или настраиваемому $ primaryKey) родительского элемента. Другими словами, Eloquent будет искать значение столбца идентификатора пользователя в столбце user_id записи телефона. Если вы хотите, чтобы отношение использовало значение, отличное от id, вы можете передать третий аргумент методу hasOne, указав ваш собственный ключ:</text:p>
      <text:p text:style-name="P9"><text:span text:style-name="Source_20_Text">return $this-&gt;hasOne('App\Models\Phone', 'foreign_key', 'local_key');</text:span></text:p>
      <text:h text:style-name="Heading_20_4" text:outline-level="4"><text:bookmark text:name="one-to-one-defining-the-inverse-of-the-relationship"/><text:a xlink:type="simple" xlink:href="https://laravel.com/docs/8.x/eloquent-relationships#one-to-one-defining-the-inverse-of-the-relationship" text:style-name="Internet_20_link" text:visited-style-name="Visited_20_Internet_20_Link">Defining The Inverse Of The Relationship</text:a></text:h>
      <text:p text:style-name="P10">Итак, мы можем получить доступ к модели телефона от нашего пользователя. Теперь давайте определим отношения в модели телефона, которые позволят нам получить доступ к пользователю, которому принадлежит телефон. Мы можем определить инверсию отношения hasOne с помощью метода ownTo:</text:p>
      <text:p text:style-name="P7"><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Model;</text:span></text:p>
      <text:p text:style-name="Preformatted_20_Text"/>
      <text:p text:style-name="Preformatted_20_Text"><text:span text:style-name="Source_20_Text">class Phone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Get the user that owns the phone.</text:span></text:p>
      <text:p text:style-name="Preformatted_20_Text"><text:span text:style-name="Source_20_Text"><text:s text:c="5"/>*/</text:span></text:p>
      <text:p text:style-name="Preformatted_20_Text"><text:span text:style-name="Source_20_Text"><text:s text:c="4"/>public function user()</text:span></text:p>
      <text:p text:style-name="Preformatted_20_Text"><text:span text:style-name="Source_20_Text"><text:s text:c="4"/>{</text:span></text:p>
      <text:p text:style-name="Preformatted_20_Text"><text:span text:style-name="Source_20_Text"><text:s text:c="8"/>return $this-&gt;belongsTo('App\Models\User');</text:span></text:p>
      <text:p text:style-name="Preformatted_20_Text"><text:span text:style-name="Source_20_Text"><text:s text:c="4"/>}</text:span></text:p>
      <text:p text:style-name="P8"><text:span text:style-name="Source_20_Text">}</text:span></text:p>
      <text:p text:style-name="P10">В приведенном выше примере Eloquent попытается сопоставить user_id из модели Phone с идентификатором в модели User. Eloquent определяет имя внешнего ключа по умолчанию, исследуя имя метода отношения и добавляя к имени метода суффикс _id. Однако, если внешний ключ в модели Phone не является user_id, вы можете передать имя настраиваемого ключа в качестве второго аргумента метода ownTo:</text:p>
      <text:p text:style-name="P7"><text:span text:style-name="Source_20_Text">/**</text:span></text:p>
      <text:p text:style-name="Preformatted_20_Text"><text:span text:style-name="Source_20_Text"><text:s/>* Get the user that owns the phone.</text:span></text:p>
      <text:p text:style-name="Preformatted_20_Text"><text:span text:style-name="Source_20_Text"><text:s/>*/</text:span></text:p>
      <text:p text:style-name="Preformatted_20_Text"><text:span text:style-name="Source_20_Text">public function user()</text:span></text:p>
      <text:p text:style-name="Preformatted_20_Text"><text:span text:style-name="Source_20_Text">{</text:span></text:p>
      <text:p text:style-name="Preformatted_20_Text"><text:span text:style-name="Source_20_Text"><text:s text:c="4"/>return $this-&gt;belongsTo('App\Models\User', 'foreign_key');</text:span></text:p>
      <text:p text:style-name="P8"><text:span text:style-name="Source_20_Text">}</text:span></text:p>
      <text:p text:style-name="P10">Если ваша родительская модель не использует id в качестве первичного ключа или вы хотите присоединить дочернюю модель к другому столбцу, вы можете передать третий аргумент методу ownTo, указав настраиваемый ключ родительской таблицы:</text:p>
      <text:p text:style-name="P7"><text:span text:style-name="Source_20_Text">/**</text:span></text:p>
      <text:p text:style-name="Preformatted_20_Text"><text:span text:style-name="Source_20_Text"><text:s/>* Get the user that owns the phone.</text:span></text:p>
      <text:p text:style-name="Preformatted_20_Text"><text:span text:style-name="Source_20_Text"><text:s/>*/</text:span></text:p>
      <text:p text:style-name="Preformatted_20_Text"><text:span text:style-name="Source_20_Text">public function user()</text:span></text:p>
      <text:p text:style-name="Preformatted_20_Text"><text:span text:style-name="Source_20_Text">{</text:span></text:p>
      <text:p text:style-name="Preformatted_20_Text"><text:span text:style-name="Source_20_Text"><text:s text:c="4"/>return $this-&gt;belongsTo('App\Models\User', 'foreign_key', 'owner_key');</text:span></text:p>
      <text:p text:style-name="P8"><text:soft-page-break/><text:span text:style-name="Source_20_Text">}</text:span></text:p>
      <text:h text:style-name="Heading_20_3" text:outline-level="3"><text:bookmark text:name="one-to-many"/><text:a xlink:type="simple" xlink:href="https://laravel.com/docs/8.x/eloquent-relationships#one-to-many" text:style-name="Internet_20_link" text:visited-style-name="Visited_20_Internet_20_Link">One To Many</text:a></text:h>
      <text:p text:style-name="P10">Отношение «один ко многим» используется для определения отношений, в которых одна модель владеет любым количеством других моделей. Например, сообщение в блоге может содержать бесконечное количество комментариев. Как и все другие отношения Eloquent, отношения один-ко-многим определяются путем помещения функции в вашу модель Eloquent:</text:p>
      <text:p text:style-name="P7"><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Model;</text:span></text:p>
      <text:p text:style-name="Preformatted_20_Text"/>
      <text:p text:style-name="Preformatted_20_Text"><text:span text:style-name="Source_20_Text">class Post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Get the comments for the blog post.</text:span></text:p>
      <text:p text:style-name="Preformatted_20_Text"><text:span text:style-name="Source_20_Text"><text:s text:c="5"/>*/</text:span></text:p>
      <text:p text:style-name="Preformatted_20_Text"><text:span text:style-name="Source_20_Text"><text:s text:c="4"/>public function comments()</text:span></text:p>
      <text:p text:style-name="Preformatted_20_Text"><text:span text:style-name="Source_20_Text"><text:s text:c="4"/>{</text:span></text:p>
      <text:p text:style-name="Preformatted_20_Text"><text:span text:style-name="Source_20_Text"><text:s text:c="8"/>return $this-&gt;hasMany('App\Models\Comment');</text:span></text:p>
      <text:p text:style-name="Preformatted_20_Text"><text:span text:style-name="Source_20_Text"><text:s text:c="4"/>}</text:span></text:p>
      <text:p text:style-name="P8"><text:span text:style-name="Source_20_Text">}</text:span></text:p>
      <text:p text:style-name="P10">Помните, что Eloquent автоматически определит правильный столбец внешнего ключа в модели комментариев. По соглашению, Eloquent берет имя "змеиный случай" модели-владельца и добавляет к нему суффикс _id. Итак, в этом примере Eloquent предполагает, что внешний ключ в модели комментариев - post_id.<text:line-break/><text:line-break/>После определения отношения мы можем получить доступ к коллекции комментариев, открыв свойство comments. Помните, поскольку Eloquent предоставляет «динамические свойства», мы можем обращаться к методам отношений, как если бы они были определены как свойства в модели:</text:p>
      <text:p text:style-name="P7"><text:span text:style-name="Source_20_Text">$comments = App\Models\Post::find(1)-&gt;comments;</text:span></text:p>
      <text:p text:style-name="Preformatted_20_Text"/>
      <text:p text:style-name="Preformatted_20_Text"><text:span text:style-name="Source_20_Text">foreach ($comments as $comment) {</text:span></text:p>
      <text:p text:style-name="Preformatted_20_Text"><text:span text:style-name="Source_20_Text"><text:s text:c="4"/>//</text:span></text:p>
      <text:p text:style-name="P8"><text:span text:style-name="Source_20_Text">}</text:span></text:p>
      <text:p text:style-name="P10">Поскольку все отношения также служат построителями запросов, вы можете добавить дополнительные ограничения, к которым будут извлекаться комментарии, вызвав метод комментариев и продолжив связывание условий с запросом:</text:p>
      <text:p text:style-name="P9"><text:span text:style-name="Source_20_Text">$comment = App\Models\Post::find(1)-&gt;comments()-&gt;where('title', 'foo')-&gt;first();</text:span></text:p>
      <text:p text:style-name="P10">Подобно методу hasOne, вы также можете переопределить внешние и локальные ключи, передав дополнительные аргументы методу hasMany:</text:p>
      <text:p text:style-name="P7"><text:span text:style-name="Source_20_Text">return $this-&gt;hasMany('App\Models\Comment', 'foreign_key');</text:span></text:p>
      <text:p text:style-name="Preformatted_20_Text"/>
      <text:p text:style-name="P8"><text:span text:style-name="Source_20_Text">return $this-&gt;hasMany('App\Models\Comment', 'foreign_key', 'local_key');</text:span></text:p>
      <text:h text:style-name="Heading_20_3" text:outline-level="3"><text:bookmark text:name="one-to-many-inverse"/><text:a xlink:type="simple" xlink:href="https://laravel.com/docs/8.x/eloquent-relationships#one-to-many-inverse" text:style-name="Internet_20_link" text:visited-style-name="Visited_20_Internet_20_Link">One To Many (Inverse)</text:a></text:h>
      <text:p text:style-name="P10">Теперь, когда мы можем получить доступ ко всем комментариям поста, давайте определим отношение, чтобы разрешить комментарию доступ к его родительскому посту. Чтобы <text:soft-page-break/>определить инверсию отношения hasMany, определите функцию отношения в дочерней модели, которая вызывает метод ownTo:</text:p>
      <text:p text:style-name="P7"><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Model;</text:span></text:p>
      <text:p text:style-name="Preformatted_20_Text"/>
      <text:p text:style-name="Preformatted_20_Text"><text:span text:style-name="Source_20_Text">class Comment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Get the post that owns the comment.</text:span></text:p>
      <text:p text:style-name="Preformatted_20_Text"><text:span text:style-name="Source_20_Text"><text:s text:c="5"/>*/</text:span></text:p>
      <text:p text:style-name="Preformatted_20_Text"><text:span text:style-name="Source_20_Text"><text:s text:c="4"/>public function post()</text:span></text:p>
      <text:p text:style-name="Preformatted_20_Text"><text:span text:style-name="Source_20_Text"><text:s text:c="4"/>{</text:span></text:p>
      <text:p text:style-name="Preformatted_20_Text"><text:span text:style-name="Source_20_Text"><text:s text:c="8"/>return $this-&gt;belongsTo('App\Models\Post');</text:span></text:p>
      <text:p text:style-name="Preformatted_20_Text"><text:span text:style-name="Source_20_Text"><text:s text:c="4"/>}</text:span></text:p>
      <text:p text:style-name="P8"><text:span text:style-name="Source_20_Text">}</text:span></text:p>
      <text:p text:style-name="P10">После определения отношения мы можем получить модель сообщения для комментария, обратившись к "динамическому свойству" сообщения:</text:p>
      <text:p text:style-name="P7"><text:span text:style-name="Source_20_Text">$comment = App\Models\Comment::find(1);</text:span></text:p>
      <text:p text:style-name="Preformatted_20_Text"/>
      <text:p text:style-name="P8"><text:span text:style-name="Source_20_Text">echo $comment-&gt;post-&gt;title;</text:span></text:p>
      <text:p text:style-name="P10">В приведенном выше примере Eloquent попытается сопоставить post_id из модели комментариев с идентификатором в модели Post. Eloquent определяет имя внешнего ключа по умолчанию, проверяя имя метода отношения и добавляя к имени метода суффикс _, за которым следует имя столбца первичного ключа. Однако, если внешний ключ в модели Comment не является post_id, вы можете передать имя настраиваемого ключа в качестве второго аргумента метода ownTo:</text:p>
      <text:p text:style-name="P7"><text:span text:style-name="Source_20_Text">/**</text:span></text:p>
      <text:p text:style-name="Preformatted_20_Text"><text:span text:style-name="Source_20_Text"><text:s/>* Get the post that owns the comment.</text:span></text:p>
      <text:p text:style-name="Preformatted_20_Text"><text:span text:style-name="Source_20_Text"><text:s/>*/</text:span></text:p>
      <text:p text:style-name="Preformatted_20_Text"><text:span text:style-name="Source_20_Text">public function post()</text:span></text:p>
      <text:p text:style-name="Preformatted_20_Text"><text:span text:style-name="Source_20_Text">{</text:span></text:p>
      <text:p text:style-name="Preformatted_20_Text"><text:span text:style-name="Source_20_Text"><text:s text:c="4"/>return $this-&gt;belongsTo('App\Models\Post', 'foreign_key');</text:span></text:p>
      <text:p text:style-name="P8"><text:span text:style-name="Source_20_Text">}</text:span></text:p>
      <text:p text:style-name="P10">Если ваша родительская модель не использует id в качестве первичного ключа или вы хотите присоединить дочернюю модель к другому столбцу, вы можете передать третий аргумент методу ownTo, указав настраиваемый ключ родительской таблицы:</text:p>
      <text:p text:style-name="P7"><text:span text:style-name="Source_20_Text">/**</text:span></text:p>
      <text:p text:style-name="Preformatted_20_Text"><text:span text:style-name="Source_20_Text"><text:s/>* Get the post that owns the comment.</text:span></text:p>
      <text:p text:style-name="Preformatted_20_Text"><text:span text:style-name="Source_20_Text"><text:s/>*/</text:span></text:p>
      <text:p text:style-name="Preformatted_20_Text"><text:span text:style-name="Source_20_Text">public function post()</text:span></text:p>
      <text:p text:style-name="Preformatted_20_Text"><text:span text:style-name="Source_20_Text">{</text:span></text:p>
      <text:p text:style-name="Preformatted_20_Text"><text:span text:style-name="Source_20_Text"><text:s text:c="4"/>return $this-&gt;belongsTo('App\Models\Post', 'foreign_key', 'owner_key');</text:span></text:p>
      <text:p text:style-name="P8"><text:span text:style-name="Source_20_Text">}</text:span></text:p>
      <text:h text:style-name="Heading_20_3" text:outline-level="3"><text:bookmark text:name="many-to-many"/><text:a xlink:type="simple" xlink:href="https://laravel.com/docs/8.x/eloquent-relationships#many-to-many" text:style-name="Internet_20_link" text:visited-style-name="Visited_20_Internet_20_Link">Many To Many</text:a></text:h>
      <text:p text:style-name="P10">Отношения многие-ко-многим немного сложнее, чем отношения hasOne и hasMany. Примером таких отношений является пользователь с множеством ролей, в которых роли также разделяют другие пользователи. Например, многие пользователи могут иметь роль «Администратор».</text:p>
      <text:p text:style-name="P10"/>
      <text:h text:style-name="P6" text:outline-level="4"><text:bookmark text:name="many-to-many-table-structure"/><text:soft-page-break/><text:a xlink:type="simple" xlink:href="https://laravel.com/docs/8.x/eloquent-relationships#many-to-many-table-structure" text:style-name="Internet_20_link" text:visited-style-name="Visited_20_Internet_20_Link">Table Structure</text:a></text:h>
      <text:p text:style-name="P10">Для определения этой связи необходимы три таблицы базы данных: пользователи, роли и role_user. Таблица role_user получена из алфавитного порядка имен связанных моделей и содержит столбцы user_id и role_id:</text:p>
      <text:p text:style-name="P7"><text:span text:style-name="Source_20_Text">users</text:span></text:p>
      <text:p text:style-name="Preformatted_20_Text"><text:span text:style-name="Source_20_Text"><text:s text:c="4"/>id - integer</text:span></text:p>
      <text:p text:style-name="Preformatted_20_Text"><text:span text:style-name="Source_20_Text"><text:s text:c="4"/>name - string</text:span></text:p>
      <text:p text:style-name="Preformatted_20_Text"/>
      <text:p text:style-name="Preformatted_20_Text"><text:span text:style-name="Source_20_Text">roles</text:span></text:p>
      <text:p text:style-name="Preformatted_20_Text"><text:span text:style-name="Source_20_Text"><text:s text:c="4"/>id - integer</text:span></text:p>
      <text:p text:style-name="Preformatted_20_Text"><text:span text:style-name="Source_20_Text"><text:s text:c="4"/>name - string</text:span></text:p>
      <text:p text:style-name="Preformatted_20_Text"/>
      <text:p text:style-name="Preformatted_20_Text"><text:span text:style-name="Source_20_Text">role_user</text:span></text:p>
      <text:p text:style-name="Preformatted_20_Text"><text:span text:style-name="Source_20_Text"><text:s text:c="4"/>user_id - integer</text:span></text:p>
      <text:p text:style-name="P8"><text:span text:style-name="Source_20_Text"><text:s text:c="4"/>role_id - integer</text:span></text:p>
      <text:h text:style-name="Heading_20_4" text:outline-level="4"><text:bookmark text:name="many-to-many-model-structure"/><text:a xlink:type="simple" xlink:href="https://laravel.com/docs/8.x/eloquent-relationships#many-to-many-model-structure" text:style-name="Internet_20_link" text:visited-style-name="Visited_20_Internet_20_Link">Model Structure</text:a></text:h>
      <text:p text:style-name="P10">Отношения «многие ко многим» определяются путем написания метода, который возвращает результат метода ownToMany. Например, давайте определим метод ролей в нашей модели User:</text:p>
      <text:p text:style-name="P7"><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Model;</text:span></text:p>
      <text:p text:style-name="Preformatted_20_Text"/>
      <text:p text:style-name="Preformatted_20_Text"><text:span text:style-name="Source_20_Text">class User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The roles that belong to the user.</text:span></text:p>
      <text:p text:style-name="Preformatted_20_Text"><text:span text:style-name="Source_20_Text"><text:s text:c="5"/>*/</text:span></text:p>
      <text:p text:style-name="Preformatted_20_Text"><text:span text:style-name="Source_20_Text"><text:s text:c="4"/>public function roles()</text:span></text:p>
      <text:p text:style-name="Preformatted_20_Text"><text:span text:style-name="Source_20_Text"><text:s text:c="4"/>{</text:span></text:p>
      <text:p text:style-name="Preformatted_20_Text"><text:span text:style-name="Source_20_Text"><text:s text:c="8"/>return $this-&gt;belongsToMany('App\Models\Role');</text:span></text:p>
      <text:p text:style-name="Preformatted_20_Text"><text:span text:style-name="Source_20_Text"><text:s text:c="4"/>}</text:span></text:p>
      <text:p text:style-name="P8"><text:span text:style-name="Source_20_Text">}</text:span></text:p>
      <text:p text:style-name="P10">После определения отношения вы можете получить доступ к ролям пользователя, используя динамическое свойство ролей:</text:p>
      <text:p text:style-name="P7"><text:span text:style-name="Source_20_Text">$user = App\Models\User::find(1);</text:span></text:p>
      <text:p text:style-name="Preformatted_20_Text"/>
      <text:p text:style-name="Preformatted_20_Text"><text:span text:style-name="Source_20_Text">foreach ($user-&gt;roles as $role) {</text:span></text:p>
      <text:p text:style-name="Preformatted_20_Text"><text:span text:style-name="Source_20_Text"><text:s text:c="4"/>//</text:span></text:p>
      <text:p text:style-name="P8"><text:span text:style-name="Source_20_Text">}</text:span></text:p>
      <text:p text:style-name="P10">Как и все другие типы отношений, вы можете вызвать метод ролей, чтобы продолжить связывание ограничений запроса с отношением:</text:p>
      <text:p text:style-name="P9"><text:span text:style-name="Source_20_Text">$roles = App\Models\User::find(1)-&gt;roles()-&gt;orderBy('name')-&gt;get();</text:span></text:p>
      <text:p text:style-name="P10">Как упоминалось ранее, чтобы определить имя таблицы для таблицы соединения отношения, Eloquent соединит имена двух связанных моделей в алфавитном порядке. Однако вы можете изменить это соглашение. Вы можете сделать это, передав второй аргумент методу ownToMany:</text:p>
      <text:p text:style-name="P9"><text:span text:style-name="Source_20_Text">return $this-&gt;belongsToMany('App\Models\Role', 'role_user');</text:span></text:p>
      <text:p text:style-name="P10">Помимо настройки имени объединяемой таблицы, вы также можете настроить имена столбцов ключей в таблице, передав дополнительные аргументы методу ownToMany. Третий <text:soft-page-break/>аргумент - это имя внешнего ключа модели, для которой вы определяете отношение, а четвертый аргумент - это имя внешнего ключа модели, к которой вы присоединяетесь:</text:p>
      <text:p text:style-name="P9"><text:span text:style-name="Source_20_Text">return $this-&gt;belongsToMany('App\Models\Role', 'role_user', 'user_id', 'role_id');</text:span></text:p>
      <text:h text:style-name="Heading_20_4" text:outline-level="4"><text:bookmark text:name="many-to-many-defining-the-inverse-of-the-relationship"/><text:a xlink:type="simple" xlink:href="https://laravel.com/docs/8.x/eloquent-relationships#many-to-many-defining-the-inverse-of-the-relationship" text:style-name="Internet_20_link" text:visited-style-name="Visited_20_Internet_20_Link">Defining The Inverse Of The Relationship</text:a></text:h>
      <text:p text:style-name="P10">Чтобы определить обратное отношение «многие ко многим», вы размещаете еще один вызов ownToMany в связанной модели. Чтобы продолжить наш пример с ролями пользователей, давайте определим метод users в ролевой модели:</text:p>
      <text:p text:style-name="P7"><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Model;</text:span></text:p>
      <text:p text:style-name="Preformatted_20_Text"/>
      <text:p text:style-name="Preformatted_20_Text"><text:span text:style-name="Source_20_Text">class Role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The users that belong to the role.</text:span></text:p>
      <text:p text:style-name="Preformatted_20_Text"><text:span text:style-name="Source_20_Text"><text:s text:c="5"/>*/</text:span></text:p>
      <text:p text:style-name="Preformatted_20_Text"><text:span text:style-name="Source_20_Text"><text:s text:c="4"/>public function users()</text:span></text:p>
      <text:p text:style-name="Preformatted_20_Text"><text:span text:style-name="Source_20_Text"><text:s text:c="4"/>{</text:span></text:p>
      <text:p text:style-name="Preformatted_20_Text"><text:span text:style-name="Source_20_Text"><text:s text:c="8"/>return $this-&gt;belongsToMany('App\Models\User');</text:span></text:p>
      <text:p text:style-name="Preformatted_20_Text"><text:span text:style-name="Source_20_Text"><text:s text:c="4"/>}</text:span></text:p>
      <text:p text:style-name="P8"><text:span text:style-name="Source_20_Text">}</text:span></text:p>
      <text:p text:style-name="P10">Как видите, отношение определяется точно так же, как и его аналог User, за исключением ссылки на модель App \ Models \ User. Поскольку мы повторно используем метод ownToMany, все стандартные параметры настройки таблиц и ключей доступны при определении обратных отношений «многие ко многим».</text:p>
      <text:p text:style-name="P10"/>
      <text:h text:style-name="P6" text:outline-level="4"><text:bookmark text:name="retrieving-intermediate-table-columns"/><text:a xlink:type="simple" xlink:href="https://laravel.com/docs/8.x/eloquent-relationships#retrieving-intermediate-table-columns" text:style-name="Internet_20_link" text:visited-style-name="Visited_20_Internet_20_Link">Retrieving Intermediate Table Columns</text:a></text:h>
      <text:p text:style-name="P10">Как вы уже узнали, для работы с отношениями «многие ко многим» требуется наличие промежуточной таблицы. Eloquent предоставляет несколько очень полезных способов взаимодействия с этой таблицей. Например, предположим, что у нашего объекта User есть много объектов Role, с которыми он связан. После доступа к этой связи мы можем получить доступ к промежуточной таблице, используя атрибут pivot в моделях:</text:p>
      <text:p text:style-name="P7"><text:span text:style-name="Source_20_Text">$user = App\Models\User::find(1);</text:span></text:p>
      <text:p text:style-name="Preformatted_20_Text"/>
      <text:p text:style-name="Preformatted_20_Text"><text:span text:style-name="Source_20_Text">foreach ($user-&gt;roles as $role) {</text:span></text:p>
      <text:p text:style-name="Preformatted_20_Text"><text:span text:style-name="Source_20_Text"><text:s text:c="4"/>echo $role-&gt;pivot-&gt;created_at;</text:span></text:p>
      <text:p text:style-name="P8"><text:span text:style-name="Source_20_Text">}</text:span></text:p>
      <text:p text:style-name="P10">Обратите внимание, что каждой извлеченной нами ролевой модели автоматически назначается сводный атрибут. Этот атрибут содержит модель, представляющую промежуточную таблицу, и может использоваться как любая другая модель Eloquent.<text:line-break/><text:line-break/>По умолчанию в сводном объекте будут присутствовать только ключи модели. Если ваша сводная таблица содержит дополнительные атрибуты, вы должны указать их при определении отношения:</text:p>
      <text:p text:style-name="P9"><text:span text:style-name="Source_20_Text">return $this-&gt;belongsToMany('App\Models\Role')-&gt;withPivot('column1', 'column2');</text:span></text:p>
      <text:p text:style-name="P10">Если вы хотите, чтобы ваша сводная таблица автоматически поддерживала временные метки created_at и updated_at, используйте метод withTimestamps для определения отношения:</text:p>
      <text:p text:style-name="P9"><text:span text:style-name="Source_20_Text">return $this-&gt;belongsToMany('App\Models\Role')-&gt;withTimestamps();</text:span></text:p>
      <text:p text:style-name="P10"><text:soft-page-break/>При использовании меток времени в сводных таблицах таблица должна иметь столбцы меток времени created_at и updated_at.</text:p>
      <text:p text:style-name="P10"/>
      <text:h text:style-name="P6" text:outline-level="4"><text:bookmark text:name="customizing-the-pivot-attribute-name"/><text:a xlink:type="simple" xlink:href="https://laravel.com/docs/8.x/eloquent-relationships#customizing-the-pivot-attribute-name" text:style-name="Internet_20_link" text:visited-style-name="Visited_20_Internet_20_Link">Customizing The </text:a><text:a xlink:type="simple" xlink:href="https://laravel.com/docs/8.x/eloquent-relationships#customizing-the-pivot-attribute-name" text:style-name="Internet_20_link" text:visited-style-name="Visited_20_Internet_20_Link"><text:span text:style-name="Source_20_Text">pivot</text:span></text:a><text:a xlink:type="simple" xlink:href="https://laravel.com/docs/8.x/eloquent-relationships#customizing-the-pivot-attribute-name" text:style-name="Internet_20_link" text:visited-style-name="Visited_20_Internet_20_Link"> Attribute Name</text:a></text:h>
      <text:p text:style-name="P10">Как отмечалось ранее, к атрибутам из промежуточной таблицы можно получить доступ в моделях с помощью атрибута pivot. Однако вы можете изменить имя этого атрибута, чтобы лучше отразить его назначение в вашем приложении.<text:line-break/><text:line-break/>Например, если ваше приложение содержит пользователей, которые могут подписаться на подкасты, вы, вероятно, имеете отношение «многие ко многим» между пользователями и подкастами. Если это так, вы можете захотеть переименовать средство доступа к промежуточной таблице на subscription вместо pivot. Это можно сделать с помощью метода as при определении отношения:</text:p>
      <text:p text:style-name="P7"><text:span text:style-name="Source_20_Text">return $this-&gt;belongsToMany('App\Models\Podcast')</text:span></text:p>
      <text:p text:style-name="Preformatted_20_Text"><text:span text:style-name="Source_20_Text"><text:s text:c="16"/>-&gt;as('subscription')</text:span></text:p>
      <text:p text:style-name="P8"><text:span text:style-name="Source_20_Text"><text:s text:c="16"/>-&gt;withTimestamps();</text:span></text:p>
      <text:p text:style-name="P10">Как только это будет сделано, вы можете получить доступ к данным промежуточной таблицы, используя настроенное имя:</text:p>
      <text:p text:style-name="P7"><text:span text:style-name="Source_20_Text">$users = User::with('podcasts')-&gt;get();</text:span></text:p>
      <text:p text:style-name="Preformatted_20_Text"/>
      <text:p text:style-name="Preformatted_20_Text"><text:span text:style-name="Source_20_Text">foreach ($users-&gt;flatMap-&gt;podcasts as $podcast) {</text:span></text:p>
      <text:p text:style-name="Preformatted_20_Text"><text:span text:style-name="Source_20_Text"><text:s text:c="4"/>echo $podcast-&gt;subscription-&gt;created_at;</text:span></text:p>
      <text:p text:style-name="P8"><text:span text:style-name="Source_20_Text">}</text:span></text:p>
      <text:h text:style-name="P6" text:outline-level="4"><text:bookmark text:name="filtering-relationships-via-intermediate-table-columns"/><text:a xlink:type="simple" xlink:href="https://laravel.com/docs/8.x/eloquent-relationships#filtering-relationships-via-intermediate-table-columns" text:style-name="Internet_20_link" text:visited-style-name="Visited_20_Internet_20_Link">Filtering Relationships Via Intermediate Table Columns</text:a></text:h>
      <text:p text:style-name="P10">Вы также можете отфильтровать результаты, возвращаемые функцией ownToMany, используя методы wherePivot, wherePivotIn и wherePivotNotIn при определении отношения:</text:p>
      <text:p text:style-name="P7"><text:span text:style-name="Source_20_Text">return $this-&gt;belongsToMany('App\Models\Role')-&gt;wherePivot('approved', 1);</text:span></text:p>
      <text:p text:style-name="Preformatted_20_Text"/>
      <text:p text:style-name="Preformatted_20_Text"><text:span text:style-name="Source_20_Text">return $this-&gt;belongsToMany('App\Models\Role')-&gt;wherePivotIn('priority', [1, 2]);</text:span></text:p>
      <text:p text:style-name="Preformatted_20_Text"/>
      <text:p text:style-name="P8"><text:span text:style-name="Source_20_Text">return $this-&gt;belongsToMany('App\Models\Role')-&gt;wherePivotNotIn('priority', [1, 2]);</text:span></text:p>
      <text:h text:style-name="Heading_20_3" text:outline-level="3"><text:bookmark text:name="defining-custom-intermediate-table-models"/><text:a xlink:type="simple" xlink:href="https://laravel.com/docs/8.x/eloquent-relationships#defining-custom-intermediate-table-models" text:style-name="Internet_20_link" text:visited-style-name="Visited_20_Internet_20_Link">Defining Custom Intermediate Table Models</text:a></text:h>
      <text:p text:style-name="P10">Если вы хотите определить пользовательскую модель для представления промежуточной таблицы ваших отношений, вы можете вызвать метод using при определении отношения. Пользовательские модели сводных диаграмм «многие ко многим» должны расширять класс Illuminate \ Database \ Eloquent \ Relations \ Pivot, в то время как настраиваемые полиморфные модели сводных диаграмм «многие ко многим» должны расширять класс Illuminate \ Database \ Eloquent \ Relations \ MorphPivot. Например, мы можем определить роль, которая использует настраиваемую сводную модель RoleUser:</text:p>
      <text:p text:style-name="P7"><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Model;</text:span></text:p>
      <text:p text:style-name="Preformatted_20_Text"/>
      <text:p text:style-name="Preformatted_20_Text"><text:span text:style-name="Source_20_Text">class Role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The users that belong to the role.</text:span></text:p>
      <text:p text:style-name="Preformatted_20_Text"><text:soft-page-break/><text:span text:style-name="Source_20_Text"><text:s text:c="5"/>*/</text:span></text:p>
      <text:p text:style-name="Preformatted_20_Text"><text:span text:style-name="Source_20_Text"><text:s text:c="4"/>public function users()</text:span></text:p>
      <text:p text:style-name="Preformatted_20_Text"><text:span text:style-name="Source_20_Text"><text:s text:c="4"/>{</text:span></text:p>
      <text:p text:style-name="Preformatted_20_Text"><text:span text:style-name="Source_20_Text"><text:s text:c="8"/>return $this-&gt;belongsToMany('App\Models\User')-&gt;using('App\Models\RoleUser');</text:span></text:p>
      <text:p text:style-name="Preformatted_20_Text"><text:span text:style-name="Source_20_Text"><text:s text:c="4"/>}</text:span></text:p>
      <text:p text:style-name="P8"><text:span text:style-name="Source_20_Text">}</text:span></text:p>
      <text:p text:style-name="P10">При определении модели RoleUser мы расширим класс Pivot:</text:p>
      <text:p text:style-name="P7"><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Relations\Pivot;</text:span></text:p>
      <text:p text:style-name="Preformatted_20_Text"/>
      <text:p text:style-name="Preformatted_20_Text"><text:span text:style-name="Source_20_Text">class RoleUser extends Pivot</text:span></text:p>
      <text:p text:style-name="Preformatted_20_Text"><text:span text:style-name="Source_20_Text">{</text:span></text:p>
      <text:p text:style-name="Preformatted_20_Text"><text:span text:style-name="Source_20_Text"><text:s text:c="4"/>//</text:span></text:p>
      <text:p text:style-name="P8"><text:span text:style-name="Source_20_Text">}</text:span></text:p>
      <text:p text:style-name="P10">Вы можете комбинировать using и withPivot для извлечения столбцов из промежуточной таблицы. Например, вы можете получить столбцы created_by и updated_by из сводной таблицы RoleUser, передав имена столбцов в метод withPivot:</text:p>
      <text:p text:style-name="P7"><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Model;</text:span></text:p>
      <text:p text:style-name="Preformatted_20_Text"/>
      <text:p text:style-name="Preformatted_20_Text"><text:span text:style-name="Source_20_Text">class Role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The users that belong to the role.</text:span></text:p>
      <text:p text:style-name="Preformatted_20_Text"><text:span text:style-name="Source_20_Text"><text:s text:c="5"/>*/</text:span></text:p>
      <text:p text:style-name="Preformatted_20_Text"><text:span text:style-name="Source_20_Text"><text:s text:c="4"/>public function users()</text:span></text:p>
      <text:p text:style-name="Preformatted_20_Text"><text:span text:style-name="Source_20_Text"><text:s text:c="4"/>{</text:span></text:p>
      <text:p text:style-name="Preformatted_20_Text"><text:span text:style-name="Source_20_Text"><text:s text:c="8"/>return $this-&gt;belongsToMany('App\Models\User')</text:span></text:p>
      <text:p text:style-name="Preformatted_20_Text"><text:span text:style-name="Source_20_Text"><text:s text:c="24"/>-&gt;using('App\Models\RoleUser')</text:span></text:p>
      <text:p text:style-name="Preformatted_20_Text"><text:span text:style-name="Source_20_Text"><text:s text:c="24"/>-&gt;withPivot([</text:span></text:p>
      <text:p text:style-name="Preformatted_20_Text"><text:span text:style-name="Source_20_Text"><text:s text:c="28"/>'created_by',</text:span></text:p>
      <text:p text:style-name="Preformatted_20_Text"><text:span text:style-name="Source_20_Text"><text:s text:c="28"/>'updated_by',</text:span></text:p>
      <text:p text:style-name="Preformatted_20_Text"><text:span text:style-name="Source_20_Text"><text:s text:c="24"/>]);</text:span></text:p>
      <text:p text:style-name="Preformatted_20_Text"><text:span text:style-name="Source_20_Text"><text:s text:c="4"/>}</text:span></text:p>
      <text:p text:style-name="P8"><text:span text:style-name="Source_20_Text">}</text:span></text:p>
      <text:p text:style-name="P10">Примечание: модели Pivot могут не использовать свойство SoftDeletes. Если вам нужно мягко удалить сводные записи, подумайте о преобразовании вашей сводной модели в реальную модель Eloquent.</text:p>
      <text:p text:style-name="P10"/>
      <text:h text:style-name="P6" text:outline-level="4"><text:bookmark text:name="custom-pivot-models-and-incrementing-ids"/><text:a xlink:type="simple" xlink:href="https://laravel.com/docs/8.x/eloquent-relationships#custom-pivot-models-and-incrementing-ids" text:style-name="Internet_20_link" text:visited-style-name="Visited_20_Internet_20_Link">Custom Pivot Models And Incrementing IDs</text:a></text:h>
      <text:p text:style-name="P10">Если вы определили отношение «многие ко многим», в котором используется настраиваемая сводная модель, и эта сводная модель имеет автоматически увеличивающийся первичный ключ, вы должны убедиться, что ваш класс настраиваемой сводной модели определяет свойство приращения, для которого установлено значение true.</text:p>
      <text:p text:style-name="P7"><text:span text:style-name="Source_20_Text">/**</text:span></text:p>
      <text:p text:style-name="Preformatted_20_Text"><text:span text:style-name="Source_20_Text"><text:s/>* Indicates if the IDs are auto-incrementing.</text:span></text:p>
      <text:p text:style-name="Preformatted_20_Text"><text:span text:style-name="Source_20_Text"><text:s/>*</text:span></text:p>
      <text:p text:style-name="Preformatted_20_Text"><text:span text:style-name="Source_20_Text"><text:s/>* @var bool</text:span></text:p>
      <text:p text:style-name="Preformatted_20_Text"><text:span text:style-name="Source_20_Text"><text:s/>*/</text:span></text:p>
      <text:p text:style-name="P8"><text:soft-page-break/><text:span text:style-name="Source_20_Text">public $incrementing = true;</text:span></text:p>
      <text:p text:style-name="P10"/>
      <text:h text:style-name="P5" text:outline-level="3"><text:bookmark text:name="has-one-through"/><text:a xlink:type="simple" xlink:href="https://laravel.com/docs/8.x/eloquent-relationships#has-one-through" text:style-name="Internet_20_link" text:visited-style-name="Visited_20_Internet_20_Link">Has One Through</text:a></text:h>
      <text:p text:style-name="P10">Связь «имеет одно сквозное» связывает модели через одно промежуточное отношение.<text:line-break/><text:line-break/>Например, в приложении для ремонта автомобилей у каждого механика может быть одна машина, а у каждой машины - одного владельца. В то время как механик и владелец не имеют прямой связи, механик может получить доступ к владельцу через сам автомобиль. Давайте посмотрим на таблицы, необходимые для определения этой связи:</text:p>
      <text:p text:style-name="P10"/>
      <text:p text:style-name="P7"><text:span text:style-name="Source_20_Text">mechanics</text:span></text:p>
      <text:p text:style-name="Preformatted_20_Text"><text:span text:style-name="Source_20_Text"><text:s text:c="4"/>id - integer</text:span></text:p>
      <text:p text:style-name="Preformatted_20_Text"><text:span text:style-name="Source_20_Text"><text:s text:c="4"/>name - string</text:span></text:p>
      <text:p text:style-name="Preformatted_20_Text"/>
      <text:p text:style-name="Preformatted_20_Text"><text:span text:style-name="Source_20_Text">cars</text:span></text:p>
      <text:p text:style-name="Preformatted_20_Text"><text:span text:style-name="Source_20_Text"><text:s text:c="4"/>id - integer</text:span></text:p>
      <text:p text:style-name="Preformatted_20_Text"><text:span text:style-name="Source_20_Text"><text:s text:c="4"/>model - string</text:span></text:p>
      <text:p text:style-name="Preformatted_20_Text"><text:span text:style-name="Source_20_Text"><text:s text:c="4"/>mechanic_id - integer</text:span></text:p>
      <text:p text:style-name="Preformatted_20_Text"/>
      <text:p text:style-name="Preformatted_20_Text"><text:span text:style-name="Source_20_Text">owners</text:span></text:p>
      <text:p text:style-name="Preformatted_20_Text"><text:span text:style-name="Source_20_Text"><text:s text:c="4"/>id - integer</text:span></text:p>
      <text:p text:style-name="Preformatted_20_Text"><text:span text:style-name="Source_20_Text"><text:s text:c="4"/>name - string</text:span></text:p>
      <text:p text:style-name="P8"><text:span text:style-name="Source_20_Text"><text:s text:c="4"/>car_id - integer</text:span></text:p>
      <text:p text:style-name="P10">Теперь, когда мы изучили структуру таблицы для отношений, давайте определим отношения в модели Mechanic:</text:p>
      <text:p text:style-name="P7"><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Model;</text:span></text:p>
      <text:p text:style-name="Preformatted_20_Text"/>
      <text:p text:style-name="Preformatted_20_Text"><text:span text:style-name="Source_20_Text">class Mechanic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Get the car's owner.</text:span></text:p>
      <text:p text:style-name="Preformatted_20_Text"><text:span text:style-name="Source_20_Text"><text:s text:c="5"/>*/</text:span></text:p>
      <text:p text:style-name="Preformatted_20_Text"><text:span text:style-name="Source_20_Text"><text:s text:c="4"/>public function carOwner()</text:span></text:p>
      <text:p text:style-name="Preformatted_20_Text"><text:span text:style-name="Source_20_Text"><text:s text:c="4"/>{</text:span></text:p>
      <text:p text:style-name="Preformatted_20_Text"><text:span text:style-name="Source_20_Text"><text:s text:c="8"/>return $this-&gt;hasOneThrough('App\Models\Owner', 'App\Models\Car');</text:span></text:p>
      <text:p text:style-name="Preformatted_20_Text"><text:span text:style-name="Source_20_Text"><text:s text:c="4"/>}</text:span></text:p>
      <text:p text:style-name="P8"><text:span text:style-name="Source_20_Text">}</text:span></text:p>
      <text:p text:style-name="P10">Первый аргумент, переданный методу hasOneThrough, - это имя последней модели, к которой мы хотим получить доступ, а второй аргумент - это имя промежуточной модели.<text:line-break/><text:line-break/>Типичные соглашения о внешнем ключе Eloquent будут использоваться при выполнении запросов отношения. Если вы хотите настроить ключи отношения, вы можете передать их в качестве третьего и четвертого аргументов методу hasOneThrough. Третий аргумент - это имя внешнего ключа промежуточной модели. Четвертый аргумент - это имя внешнего ключа окончательной модели. Пятый аргумент - это локальный ключ, а шестой аргумент - это локальный ключ промежуточной модели:</text:p>
      <text:p text:style-name="P7"><text:span text:style-name="Source_20_Text">class Mechanic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Get the car's owner.</text:span></text:p>
      <text:p text:style-name="Preformatted_20_Text"><text:soft-page-break/><text:span text:style-name="Source_20_Text"><text:s text:c="5"/>*/</text:span></text:p>
      <text:p text:style-name="Preformatted_20_Text"><text:span text:style-name="Source_20_Text"><text:s text:c="4"/>public function carOwner()</text:span></text:p>
      <text:p text:style-name="Preformatted_20_Text"><text:span text:style-name="Source_20_Text"><text:s text:c="4"/>{</text:span></text:p>
      <text:p text:style-name="Preformatted_20_Text"><text:span text:style-name="Source_20_Text"><text:s text:c="8"/>return $this-&gt;hasOneThrough(</text:span></text:p>
      <text:p text:style-name="Preformatted_20_Text"><text:span text:style-name="Source_20_Text"><text:s text:c="12"/>'App\Models\Owner',</text:span></text:p>
      <text:p text:style-name="Preformatted_20_Text"><text:span text:style-name="Source_20_Text"><text:s text:c="12"/>'App\Models\Car',</text:span></text:p>
      <text:p text:style-name="Preformatted_20_Text"><text:span text:style-name="Source_20_Text"><text:s text:c="12"/>'mechanic_id', // Foreign key on cars table...</text:span></text:p>
      <text:p text:style-name="Preformatted_20_Text"><text:span text:style-name="Source_20_Text"><text:s text:c="12"/>'car_id', // Foreign key on owners table...</text:span></text:p>
      <text:p text:style-name="Preformatted_20_Text"><text:span text:style-name="Source_20_Text"><text:s text:c="12"/>'id', // Local key on mechanics table...</text:span></text:p>
      <text:p text:style-name="Preformatted_20_Text"><text:span text:style-name="Source_20_Text"><text:s text:c="12"/>'id' // Local key on cars table...</text:span></text:p>
      <text:p text:style-name="Preformatted_20_Text"><text:span text:style-name="Source_20_Text"><text:s text:c="8"/>);</text:span></text:p>
      <text:p text:style-name="Preformatted_20_Text"><text:span text:style-name="Source_20_Text"><text:s text:c="4"/>}</text:span></text:p>
      <text:p text:style-name="P8"><text:span text:style-name="Source_20_Text">}</text:span></text:p>
      <text:h text:style-name="Heading_20_3" text:outline-level="3"><text:bookmark text:name="has-many-through"/><text:a xlink:type="simple" xlink:href="https://laravel.com/docs/8.x/eloquent-relationships#has-many-through" text:style-name="Internet_20_link" text:visited-style-name="Visited_20_Internet_20_Link">Has Many Through</text:a></text:h>
      <text:p text:style-name="P10">Отношение «имеет многие сквозные» обеспечивает удобный ярлык для доступа к удаленным отношениям через промежуточное отношение. Например, модель Country может иметь много моделей Post через промежуточную модель User. В этом примере вы можете легко собрать все сообщения в блоге для данной страны. Давайте посмотрим на таблицы, необходимые для определения этой связи:</text:p>
      <text:p text:style-name="P7"><text:span text:style-name="Source_20_Text">countries</text:span></text:p>
      <text:p text:style-name="Preformatted_20_Text"><text:span text:style-name="Source_20_Text"><text:s text:c="4"/>id - integer</text:span></text:p>
      <text:p text:style-name="Preformatted_20_Text"><text:span text:style-name="Source_20_Text"><text:s text:c="4"/>name - string</text:span></text:p>
      <text:p text:style-name="Preformatted_20_Text"/>
      <text:p text:style-name="Preformatted_20_Text"><text:span text:style-name="Source_20_Text">users</text:span></text:p>
      <text:p text:style-name="Preformatted_20_Text"><text:span text:style-name="Source_20_Text"><text:s text:c="4"/>id - integer</text:span></text:p>
      <text:p text:style-name="Preformatted_20_Text"><text:span text:style-name="Source_20_Text"><text:s text:c="4"/>country_id - integer</text:span></text:p>
      <text:p text:style-name="Preformatted_20_Text"><text:span text:style-name="Source_20_Text"><text:s text:c="4"/>name - string</text:span></text:p>
      <text:p text:style-name="Preformatted_20_Text"/>
      <text:p text:style-name="Preformatted_20_Text"><text:span text:style-name="Source_20_Text">posts</text:span></text:p>
      <text:p text:style-name="Preformatted_20_Text"><text:span text:style-name="Source_20_Text"><text:s text:c="4"/>id - integer</text:span></text:p>
      <text:p text:style-name="Preformatted_20_Text"><text:span text:style-name="Source_20_Text"><text:s text:c="4"/>user_id - integer</text:span></text:p>
      <text:p text:style-name="P8"><text:span text:style-name="Source_20_Text"><text:s text:c="4"/>title - string</text:span></text:p>
      <text:p text:style-name="P10">Хотя сообщения не содержат столбца country_id, отношение hasManyThrough обеспечивает доступ к сообщениям страны через $ country-&gt; posts. Чтобы выполнить этот запрос, Eloquent проверяет country_id в таблице промежуточных пользователей. После нахождения совпадающих идентификаторов пользователей они используются для запроса таблицы сообщений.<text:line-break/><text:line-break/>Теперь, когда мы изучили структуру таблицы для отношения, давайте определим ее в модели Country:</text:p>
      <text:p text:style-name="P7"><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Model;</text:span></text:p>
      <text:p text:style-name="Preformatted_20_Text"/>
      <text:p text:style-name="Preformatted_20_Text"><text:span text:style-name="Source_20_Text">class Country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Get all of the posts for the country.</text:span></text:p>
      <text:p text:style-name="Preformatted_20_Text"><text:span text:style-name="Source_20_Text"><text:s text:c="5"/>*/</text:span></text:p>
      <text:p text:style-name="Preformatted_20_Text"><text:span text:style-name="Source_20_Text"><text:s text:c="4"/>public function posts()</text:span></text:p>
      <text:p text:style-name="Preformatted_20_Text"><text:span text:style-name="Source_20_Text"><text:s text:c="4"/>{</text:span></text:p>
      <text:p text:style-name="Preformatted_20_Text"><text:span text:style-name="Source_20_Text"><text:s text:c="8"/>return $this-&gt;hasManyThrough('App\Models\Post', 'App\Models\User');</text:span></text:p>
      <text:p text:style-name="Preformatted_20_Text"><text:span text:style-name="Source_20_Text"><text:s text:c="4"/>}</text:span></text:p>
      <text:p text:style-name="P8"><text:span text:style-name="Source_20_Text">}</text:span></text:p>
      <text:p text:style-name="P10"><text:soft-page-break/>Первый аргумент, переданный методу hasManyThrough, - это имя последней модели, к которой мы хотим получить доступ, а второй аргумент - это имя промежуточной модели.<text:line-break/><text:line-break/>Типичные соглашения о внешнем ключе Eloquent будут использоваться при выполнении запросов отношения. Если вы хотите настроить ключи отношения, вы можете передать их в качестве третьего и четвертого аргументов методу hasManyThrough. Третий аргумент - это имя внешнего ключа промежуточной модели. Четвертый аргумент - это имя внешнего ключа окончательной модели. Пятый аргумент - это локальный ключ, а шестой аргумент - это локальный ключ промежуточной модели:</text:p>
      <text:p text:style-name="P7"><text:span text:style-name="Source_20_Text">class Country extends Model</text:span></text:p>
      <text:p text:style-name="Preformatted_20_Text"><text:span text:style-name="Source_20_Text">{</text:span></text:p>
      <text:p text:style-name="Preformatted_20_Text"><text:span text:style-name="Source_20_Text"><text:s text:c="4"/>public function posts()</text:span></text:p>
      <text:p text:style-name="Preformatted_20_Text"><text:span text:style-name="Source_20_Text"><text:s text:c="4"/>{</text:span></text:p>
      <text:p text:style-name="Preformatted_20_Text"><text:span text:style-name="Source_20_Text"><text:s text:c="8"/>return $this-&gt;hasManyThrough(</text:span></text:p>
      <text:p text:style-name="Preformatted_20_Text"><text:span text:style-name="Source_20_Text"><text:s text:c="12"/>'App\Models\Post',</text:span></text:p>
      <text:p text:style-name="Preformatted_20_Text"><text:span text:style-name="Source_20_Text"><text:s text:c="12"/>'App\Models\User',</text:span></text:p>
      <text:p text:style-name="Preformatted_20_Text"><text:span text:style-name="Source_20_Text"><text:s text:c="12"/>'country_id', // Foreign key on users table...</text:span></text:p>
      <text:p text:style-name="Preformatted_20_Text"><text:span text:style-name="Source_20_Text"><text:s text:c="12"/>'user_id', // Foreign key on posts table...</text:span></text:p>
      <text:p text:style-name="Preformatted_20_Text"><text:span text:style-name="Source_20_Text"><text:s text:c="12"/>'id', // Local key on countries table...</text:span></text:p>
      <text:p text:style-name="Preformatted_20_Text"><text:span text:style-name="Source_20_Text"><text:s text:c="12"/>'id' // Local key on users table...</text:span></text:p>
      <text:p text:style-name="Preformatted_20_Text"><text:span text:style-name="Source_20_Text"><text:s text:c="8"/>);</text:span></text:p>
      <text:p text:style-name="Preformatted_20_Text"><text:span text:style-name="Source_20_Text"><text:s text:c="4"/>}</text:span></text:p>
      <text:p text:style-name="P8"><text:span text:style-name="Source_20_Text">}</text:span></text:p>
      <text:h text:style-name="Heading_20_2" text:outline-level="2"><text:bookmark text:name="polymorphic-relationships"/><text:a xlink:type="simple" xlink:href="https://laravel.com/docs/8.x/eloquent-relationships#polymorphic-relationships" text:style-name="Internet_20_link" text:visited-style-name="Visited_20_Internet_20_Link">Polymorphic Relationships</text:a></text:h>
      <text:p text:style-name="P10">Полиморфные отношения позволяют целевой модели принадлежать более чем к одному типу моделей с использованием одной ассоциации.</text:p>
      <text:p text:style-name="P10"/>
      <text:h text:style-name="P5" text:outline-level="3"><text:bookmark text:name="one-to-one-polymorphic-relations"/><text:a xlink:type="simple" xlink:href="https://laravel.com/docs/8.x/eloquent-relationships#one-to-one-polymorphic-relations" text:style-name="Internet_20_link" text:visited-style-name="Visited_20_Internet_20_Link">One To One (Polymorphic)</text:a></text:h>
      <text:h text:style-name="Heading_20_4" text:outline-level="4"><text:bookmark text:name="one-to-one-polymorphic-table-structure"/><text:a xlink:type="simple" xlink:href="https://laravel.com/docs/8.x/eloquent-relationships#one-to-one-polymorphic-table-structure" text:style-name="Internet_20_link" text:visited-style-name="Visited_20_Internet_20_Link">Table Structure</text:a></text:h>
      <text:p text:style-name="P10">Полиморфное взаимно-однозначное отношение аналогично простому взаимно-однозначному отношению; однако целевая модель может принадлежать более чем одному типу модели в одной ассоциации. Например, сообщение в блоге и пользователь могут иметь полиморфное отношение к модели изображения. Использование однозначного полиморфного отношения позволяет вам иметь единый список уникальных изображений, которые используются как для сообщений в блогах, так и для учетных записей пользователей. Сначала рассмотрим структуру таблицы:</text:p>
      <text:p text:style-name="P7"><text:span text:style-name="Source_20_Text">posts</text:span></text:p>
      <text:p text:style-name="Preformatted_20_Text"><text:span text:style-name="Source_20_Text"><text:s text:c="4"/>id - integer</text:span></text:p>
      <text:p text:style-name="Preformatted_20_Text"><text:span text:style-name="Source_20_Text"><text:s text:c="4"/>name - string</text:span></text:p>
      <text:p text:style-name="Preformatted_20_Text"/>
      <text:p text:style-name="Preformatted_20_Text"><text:span text:style-name="Source_20_Text">users</text:span></text:p>
      <text:p text:style-name="Preformatted_20_Text"><text:span text:style-name="Source_20_Text"><text:s text:c="4"/>id - integer</text:span></text:p>
      <text:p text:style-name="Preformatted_20_Text"><text:span text:style-name="Source_20_Text"><text:s text:c="4"/>name - string</text:span></text:p>
      <text:p text:style-name="Preformatted_20_Text"/>
      <text:p text:style-name="Preformatted_20_Text"><text:span text:style-name="Source_20_Text">images</text:span></text:p>
      <text:p text:style-name="Preformatted_20_Text"><text:span text:style-name="Source_20_Text"><text:s text:c="4"/>id - integer</text:span></text:p>
      <text:p text:style-name="Preformatted_20_Text"><text:span text:style-name="Source_20_Text"><text:s text:c="4"/>url - string</text:span></text:p>
      <text:p text:style-name="Preformatted_20_Text"><text:span text:style-name="Source_20_Text"><text:s text:c="4"/>imageable_id - integer</text:span></text:p>
      <text:p text:style-name="P8"><text:span text:style-name="Source_20_Text"><text:s text:c="4"/>imageable_type - string</text:span></text:p>
      <text:p text:style-name="P10">Обратите внимание на столбцы imageable_id и imageable_type в таблице изображений. Столбец imageable_id будет содержать значение ID сообщения или пользователя, а столбец <text:soft-page-break/>imageable_type будет содержать имя класса родительской модели. Столбец imageable_type используется Eloquent для определения того, какой «тип» родительской модели возвращать при доступе к отношениям imageable.</text:p>
      <text:p text:style-name="P10"/>
      <text:h text:style-name="P6" text:outline-level="4"><text:bookmark text:name="one-to-one-polymorphic-model-structure"/><text:a xlink:type="simple" xlink:href="https://laravel.com/docs/8.x/eloquent-relationships#one-to-one-polymorphic-model-structure" text:style-name="Internet_20_link" text:visited-style-name="Visited_20_Internet_20_Link">Model Structure</text:a></text:h>
      <text:p text:style-name="P10">Затем давайте рассмотрим определения модели, необходимые для построения этой связи:</text:p>
      <text:p text:style-name="P7"><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Model;</text:span></text:p>
      <text:p text:style-name="Preformatted_20_Text"/>
      <text:p text:style-name="Preformatted_20_Text"><text:span text:style-name="Source_20_Text">class Image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Get the owning imageable model.</text:span></text:p>
      <text:p text:style-name="Preformatted_20_Text"><text:span text:style-name="Source_20_Text"><text:s text:c="5"/>*/</text:span></text:p>
      <text:p text:style-name="Preformatted_20_Text"><text:span text:style-name="Source_20_Text"><text:s text:c="4"/>public function imageable()</text:span></text:p>
      <text:p text:style-name="Preformatted_20_Text"><text:span text:style-name="Source_20_Text"><text:s text:c="4"/>{</text:span></text:p>
      <text:p text:style-name="Preformatted_20_Text"><text:span text:style-name="Source_20_Text"><text:s text:c="8"/>return $this-&gt;morphTo();</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class Post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Get the post's image.</text:span></text:p>
      <text:p text:style-name="Preformatted_20_Text"><text:span text:style-name="Source_20_Text"><text:s text:c="5"/>*/</text:span></text:p>
      <text:p text:style-name="Preformatted_20_Text"><text:span text:style-name="Source_20_Text"><text:s text:c="4"/>public function image()</text:span></text:p>
      <text:p text:style-name="Preformatted_20_Text"><text:span text:style-name="Source_20_Text"><text:s text:c="4"/>{</text:span></text:p>
      <text:p text:style-name="Preformatted_20_Text"><text:span text:style-name="Source_20_Text"><text:s text:c="8"/>return $this-&gt;morphOne('App\Models\Image', 'imageable');</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class User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Get the user's image.</text:span></text:p>
      <text:p text:style-name="Preformatted_20_Text"><text:span text:style-name="Source_20_Text"><text:s text:c="5"/>*/</text:span></text:p>
      <text:p text:style-name="Preformatted_20_Text"><text:span text:style-name="Source_20_Text"><text:s text:c="4"/>public function image()</text:span></text:p>
      <text:p text:style-name="Preformatted_20_Text"><text:span text:style-name="Source_20_Text"><text:s text:c="4"/>{</text:span></text:p>
      <text:p text:style-name="Preformatted_20_Text"><text:span text:style-name="Source_20_Text"><text:s text:c="8"/>return $this-&gt;morphOne('App\Models\Image', 'imageable');</text:span></text:p>
      <text:p text:style-name="Preformatted_20_Text"><text:span text:style-name="Source_20_Text"><text:s text:c="4"/>}</text:span></text:p>
      <text:p text:style-name="P8"><text:span text:style-name="Source_20_Text">}</text:span></text:p>
      <text:h text:style-name="Heading_20_4" text:outline-level="4"><text:bookmark text:name="one-to-one-polymorphic-retrieving-the-relationship"/><text:a xlink:type="simple" xlink:href="https://laravel.com/docs/8.x/eloquent-relationships#one-to-one-polymorphic-retrieving-the-relationship" text:style-name="Internet_20_link" text:visited-style-name="Visited_20_Internet_20_Link">Retrieving The Relationship</text:a></text:h>
      <text:p text:style-name="P10">Как только ваша таблица базы данных и модели определены, вы можете получить доступ к отношениям через свои модели. Например, чтобы получить изображение для публикации, мы можем использовать динамическое свойство изображения:</text:p>
      <text:p text:style-name="P7"><text:span text:style-name="Source_20_Text">$post = App\Models\Post::find(1);</text:span></text:p>
      <text:p text:style-name="Preformatted_20_Text"/>
      <text:p text:style-name="P8"><text:span text:style-name="Source_20_Text">$image = $post-&gt;image;</text:span></text:p>
      <text:p text:style-name="P10">Вы также можете получить родительский элемент из полиморфной модели, обратившись к имени метода, который выполняет вызов morphTo. В нашем случае это метод imageable в модели Image. Итак, мы будем обращаться к этому методу как к динамическому свойству:</text:p>
      <text:p text:style-name="P7"><text:span text:style-name="Source_20_Text">$image = App\Models\Image::find(1);</text:span></text:p>
      <text:p text:style-name="Preformatted_20_Text"/>
      <text:p text:style-name="P8"><text:soft-page-break/><text:span text:style-name="Source_20_Text">$imageable = $image-&gt;imageable;</text:span></text:p>
      <text:p text:style-name="P10">Отношение imageable в модели Image будет возвращать экземпляр Post или User, в зависимости от того, какой тип модели владеет изображением. Если вам нужно указать настраиваемые столбцы типа и идентификатора для отношения morphTo, всегда убедитесь, что вы передаете имя отношения (которое должно точно соответствовать имени метода) в качестве первого параметра:</text:p>
      <text:p text:style-name="P7"><text:span text:style-name="Source_20_Text">/**</text:span></text:p>
      <text:p text:style-name="Preformatted_20_Text"><text:span text:style-name="Source_20_Text"><text:s/>* Get the model that the image belongs to.</text:span></text:p>
      <text:p text:style-name="Preformatted_20_Text"><text:span text:style-name="Source_20_Text"><text:s/>*/</text:span></text:p>
      <text:p text:style-name="Preformatted_20_Text"><text:span text:style-name="Source_20_Text">public function imageable()</text:span></text:p>
      <text:p text:style-name="Preformatted_20_Text"><text:span text:style-name="Source_20_Text">{</text:span></text:p>
      <text:p text:style-name="Preformatted_20_Text"><text:span text:style-name="Source_20_Text"><text:s text:c="4"/>return $this-&gt;morphTo(__FUNCTION__, 'imageable_type', 'imageable_id');</text:span></text:p>
      <text:p text:style-name="P8"><text:span text:style-name="Source_20_Text">}</text:span></text:p>
      <text:h text:style-name="Heading_20_3" text:outline-level="3"><text:bookmark text:name="one-to-many-polymorphic-relations"/><text:a xlink:type="simple" xlink:href="https://laravel.com/docs/8.x/eloquent-relationships#one-to-many-polymorphic-relations" text:style-name="Internet_20_link" text:visited-style-name="Visited_20_Internet_20_Link">One To Many (Polymorphic)</text:a></text:h>
      <text:h text:style-name="Heading_20_4" text:outline-level="4"><text:bookmark text:name="one-to-many-polymorphic-table-structure"/><text:a xlink:type="simple" xlink:href="https://laravel.com/docs/8.x/eloquent-relationships#one-to-many-polymorphic-table-structure" text:style-name="Internet_20_link" text:visited-style-name="Visited_20_Internet_20_Link">Table Structure</text:a></text:h>
      <text:p text:style-name="P10">Полиморфное отношение «один ко многим» похоже на простое отношение «один ко многим»; однако целевая модель может принадлежать более чем одному типу модели в одной ассоциации. Например, представьте, что пользователи вашего приложения могут «комментировать» как сообщения, так и видео. Используя полиморфные отношения, вы можете использовать одну таблицу комментариев для обоих этих сценариев. Во-первых, давайте рассмотрим структуру таблицы, необходимую для построения этой связи:</text:p>
      <text:p text:style-name="P7"><text:span text:style-name="Source_20_Text">posts</text:span></text:p>
      <text:p text:style-name="Preformatted_20_Text"><text:span text:style-name="Source_20_Text"><text:s text:c="4"/>id - integer</text:span></text:p>
      <text:p text:style-name="Preformatted_20_Text"><text:span text:style-name="Source_20_Text"><text:s text:c="4"/>title - string</text:span></text:p>
      <text:p text:style-name="Preformatted_20_Text"><text:span text:style-name="Source_20_Text"><text:s text:c="4"/>body - text</text:span></text:p>
      <text:p text:style-name="Preformatted_20_Text"/>
      <text:p text:style-name="Preformatted_20_Text"><text:span text:style-name="Source_20_Text">videos</text:span></text:p>
      <text:p text:style-name="Preformatted_20_Text"><text:span text:style-name="Source_20_Text"><text:s text:c="4"/>id - integer</text:span></text:p>
      <text:p text:style-name="Preformatted_20_Text"><text:span text:style-name="Source_20_Text"><text:s text:c="4"/>title - string</text:span></text:p>
      <text:p text:style-name="Preformatted_20_Text"><text:span text:style-name="Source_20_Text"><text:s text:c="4"/>url - string</text:span></text:p>
      <text:p text:style-name="Preformatted_20_Text"/>
      <text:p text:style-name="Preformatted_20_Text"><text:span text:style-name="Source_20_Text">comments</text:span></text:p>
      <text:p text:style-name="Preformatted_20_Text"><text:span text:style-name="Source_20_Text"><text:s text:c="4"/>id - integer</text:span></text:p>
      <text:p text:style-name="Preformatted_20_Text"><text:span text:style-name="Source_20_Text"><text:s text:c="4"/>body - text</text:span></text:p>
      <text:p text:style-name="Preformatted_20_Text"><text:span text:style-name="Source_20_Text"><text:s text:c="4"/>commentable_id - integer</text:span></text:p>
      <text:p text:style-name="P8"><text:span text:style-name="Source_20_Text"><text:s text:c="4"/>commentable_type - string</text:span></text:p>
      <text:h text:style-name="Heading_20_4" text:outline-level="4"><text:bookmark text:name="one-to-many-polymorphic-model-structure"/><text:a xlink:type="simple" xlink:href="https://laravel.com/docs/8.x/eloquent-relationships#one-to-many-polymorphic-model-structure" text:style-name="Internet_20_link" text:visited-style-name="Visited_20_Internet_20_Link">Model Structure</text:a></text:h>
      <text:p text:style-name="P10">Затем давайте рассмотрим определения модели, необходимые для построения этой связи:</text:p>
      <text:p text:style-name="P7"><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Model;</text:span></text:p>
      <text:p text:style-name="Preformatted_20_Text"/>
      <text:p text:style-name="Preformatted_20_Text"><text:span text:style-name="Source_20_Text">class Comment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Get the owning commentable model.</text:span></text:p>
      <text:p text:style-name="Preformatted_20_Text"><text:span text:style-name="Source_20_Text"><text:s text:c="5"/>*/</text:span></text:p>
      <text:p text:style-name="Preformatted_20_Text"><text:span text:style-name="Source_20_Text"><text:s text:c="4"/>public function commentable()</text:span></text:p>
      <text:p text:style-name="Preformatted_20_Text"><text:span text:style-name="Source_20_Text"><text:s text:c="4"/>{</text:span></text:p>
      <text:p text:style-name="Preformatted_20_Text"><text:span text:style-name="Source_20_Text"><text:s text:c="8"/>return $this-&gt;morphTo();</text:span></text:p>
      <text:p text:style-name="Preformatted_20_Text"><text:span text:style-name="Source_20_Text"><text:s text:c="4"/>}</text:span></text:p>
      <text:p text:style-name="Preformatted_20_Text"><text:soft-page-break/><text:span text:style-name="Source_20_Text">}</text:span></text:p>
      <text:p text:style-name="Preformatted_20_Text"/>
      <text:p text:style-name="Preformatted_20_Text"><text:span text:style-name="Source_20_Text">class Post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Get all of the post's comments.</text:span></text:p>
      <text:p text:style-name="Preformatted_20_Text"><text:span text:style-name="Source_20_Text"><text:s text:c="5"/>*/</text:span></text:p>
      <text:p text:style-name="Preformatted_20_Text"><text:span text:style-name="Source_20_Text"><text:s text:c="4"/>public function comments()</text:span></text:p>
      <text:p text:style-name="Preformatted_20_Text"><text:span text:style-name="Source_20_Text"><text:s text:c="4"/>{</text:span></text:p>
      <text:p text:style-name="Preformatted_20_Text"><text:span text:style-name="Source_20_Text"><text:s text:c="8"/>return $this-&gt;morphMany('App\Models\Comment', 'commentable');</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class Video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Get all of the video's comments.</text:span></text:p>
      <text:p text:style-name="Preformatted_20_Text"><text:span text:style-name="Source_20_Text"><text:s text:c="5"/>*/</text:span></text:p>
      <text:p text:style-name="Preformatted_20_Text"><text:span text:style-name="Source_20_Text"><text:s text:c="4"/>public function comments()</text:span></text:p>
      <text:p text:style-name="Preformatted_20_Text"><text:span text:style-name="Source_20_Text"><text:s text:c="4"/>{</text:span></text:p>
      <text:p text:style-name="Preformatted_20_Text"><text:span text:style-name="Source_20_Text"><text:s text:c="8"/>return $this-&gt;morphMany('App\Models\Comment', 'commentable');</text:span></text:p>
      <text:p text:style-name="Preformatted_20_Text"><text:span text:style-name="Source_20_Text"><text:s text:c="4"/>}</text:span></text:p>
      <text:p text:style-name="P8"><text:span text:style-name="Source_20_Text">}</text:span></text:p>
      <text:h text:style-name="Heading_20_4" text:outline-level="4"><text:bookmark text:name="one-to-many-polymorphic-retrieving-the-relationship"/><text:a xlink:type="simple" xlink:href="https://laravel.com/docs/8.x/eloquent-relationships#one-to-many-polymorphic-retrieving-the-relationship" text:style-name="Internet_20_link" text:visited-style-name="Visited_20_Internet_20_Link">Retrieving The Relationship</text:a></text:h>
      <text:p text:style-name="P10">Как только ваша таблица базы данных и модели определены, вы можете получить доступ к отношениям через свои модели. Например, чтобы получить доступ ко всем комментариям к публикации, мы можем использовать динамическое свойство комментариев:</text:p>
      <text:p text:style-name="P7"><text:span text:style-name="Source_20_Text">$post = App\Models\Post::find(1);</text:span></text:p>
      <text:p text:style-name="Preformatted_20_Text"/>
      <text:p text:style-name="Preformatted_20_Text"><text:span text:style-name="Source_20_Text">foreach ($post-&gt;comments as $comment) {</text:span></text:p>
      <text:p text:style-name="Preformatted_20_Text"><text:span text:style-name="Source_20_Text"><text:s text:c="4"/>//</text:span></text:p>
      <text:p text:style-name="P8"><text:span text:style-name="Source_20_Text">}</text:span></text:p>
      <text:p text:style-name="P10">Вы также можете получить владельца полиморфного отношения из полиморфной модели, обратившись к имени метода, который выполняет вызов morphTo. В нашем случае это комментируемый метод в модели Comment. Итак, мы будем обращаться к этому методу как к динамическому свойству:</text:p>
      <text:p text:style-name="P7"><text:span text:style-name="Source_20_Text">$comment = App\Models\Comment::find(1);</text:span></text:p>
      <text:p text:style-name="Preformatted_20_Text"/>
      <text:p text:style-name="P8"><text:span text:style-name="Source_20_Text">$commentable = $comment-&gt;commentable;</text:span></text:p>
      <text:p text:style-name="P10">Отношение commentable в модели Comment вернет либо экземпляр Post, либо Video, в зависимости от того, какой тип модели владеет комментарием.</text:p>
      <text:p text:style-name="P10"/>
      <text:h text:style-name="P5" text:outline-level="3"><text:bookmark text:name="many-to-many-polymorphic-relations"/><text:a xlink:type="simple" xlink:href="https://laravel.com/docs/8.x/eloquent-relationships#many-to-many-polymorphic-relations" text:style-name="Internet_20_link" text:visited-style-name="Visited_20_Internet_20_Link">Many To Many (Polymorphic)</text:a></text:h>
      <text:h text:style-name="Heading_20_4" text:outline-level="4"><text:bookmark text:name="many-to-many-polymorphic-table-structure"/><text:a xlink:type="simple" xlink:href="https://laravel.com/docs/8.x/eloquent-relationships#many-to-many-polymorphic-table-structure" text:style-name="Internet_20_link" text:visited-style-name="Visited_20_Internet_20_Link">Table Structure</text:a></text:h>
      <text:p text:style-name="P10">Полиморфные отношения "многие ко многим" немного сложнее отношений morphOne и morphMany. Например, модель сообщения и видео в блоге может иметь полиморфное отношение к модели тега. Использование полиморфного отношения «многие ко многим» позволяет вам иметь единый список уникальных тегов, которые используются в сообщениях и видео в блогах. Сначала рассмотрим структуру таблицы:</text:p>
      <text:p text:style-name="P10"/>
      <text:p text:style-name="P7"><text:span text:style-name="Source_20_Text">posts</text:span></text:p>
      <text:p text:style-name="Preformatted_20_Text"><text:span text:style-name="Source_20_Text"><text:s text:c="4"/>id - integer</text:span></text:p>
      <text:p text:style-name="Preformatted_20_Text"><text:soft-page-break/><text:span text:style-name="Source_20_Text"><text:s text:c="4"/>name - string</text:span></text:p>
      <text:p text:style-name="Preformatted_20_Text"/>
      <text:p text:style-name="Preformatted_20_Text"><text:span text:style-name="Source_20_Text">videos</text:span></text:p>
      <text:p text:style-name="Preformatted_20_Text"><text:span text:style-name="Source_20_Text"><text:s text:c="4"/>id - integer</text:span></text:p>
      <text:p text:style-name="Preformatted_20_Text"><text:span text:style-name="Source_20_Text"><text:s text:c="4"/>name - string</text:span></text:p>
      <text:p text:style-name="Preformatted_20_Text"/>
      <text:p text:style-name="Preformatted_20_Text"><text:span text:style-name="Source_20_Text">tags</text:span></text:p>
      <text:p text:style-name="Preformatted_20_Text"><text:span text:style-name="Source_20_Text"><text:s text:c="4"/>id - integer</text:span></text:p>
      <text:p text:style-name="Preformatted_20_Text"><text:span text:style-name="Source_20_Text"><text:s text:c="4"/>name - string</text:span></text:p>
      <text:p text:style-name="Preformatted_20_Text"/>
      <text:p text:style-name="Preformatted_20_Text"><text:span text:style-name="Source_20_Text">taggables</text:span></text:p>
      <text:p text:style-name="Preformatted_20_Text"><text:span text:style-name="Source_20_Text"><text:s text:c="4"/>tag_id - integer</text:span></text:p>
      <text:p text:style-name="Preformatted_20_Text"><text:span text:style-name="Source_20_Text"><text:s text:c="4"/>taggable_id - integer</text:span></text:p>
      <text:p text:style-name="P8"><text:span text:style-name="Source_20_Text"><text:s text:c="4"/>taggable_type - string</text:span></text:p>
      <text:h text:style-name="Heading_20_4" text:outline-level="4"><text:bookmark text:name="many-to-many-polymorphic-model-structure"/><text:a xlink:type="simple" xlink:href="https://laravel.com/docs/8.x/eloquent-relationships#many-to-many-polymorphic-model-structure" text:style-name="Internet_20_link" text:visited-style-name="Visited_20_Internet_20_Link">Model Structure</text:a></text:h>
      <text:p text:style-name="P10">Затем мы готовы определить отношения в модели. Модели Post и Video будут иметь метод тегов, который вызывает метод morphToMany в базовом классе Eloquent:</text:p>
      <text:p text:style-name="P7"><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Model;</text:span></text:p>
      <text:p text:style-name="Preformatted_20_Text"/>
      <text:p text:style-name="Preformatted_20_Text"><text:span text:style-name="Source_20_Text">class Post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Get all of the tags for the post.</text:span></text:p>
      <text:p text:style-name="Preformatted_20_Text"><text:span text:style-name="Source_20_Text"><text:s text:c="5"/>*/</text:span></text:p>
      <text:p text:style-name="Preformatted_20_Text"><text:span text:style-name="Source_20_Text"><text:s text:c="4"/>public function tags()</text:span></text:p>
      <text:p text:style-name="Preformatted_20_Text"><text:span text:style-name="Source_20_Text"><text:s text:c="4"/>{</text:span></text:p>
      <text:p text:style-name="Preformatted_20_Text"><text:span text:style-name="Source_20_Text"><text:s text:c="8"/>return $this-&gt;morphToMany('App\Models\Tag', 'taggable');</text:span></text:p>
      <text:p text:style-name="Preformatted_20_Text"><text:span text:style-name="Source_20_Text"><text:s text:c="4"/>}</text:span></text:p>
      <text:p text:style-name="P8"><text:span text:style-name="Source_20_Text">}</text:span></text:p>
      <text:h text:style-name="Heading_20_4" text:outline-level="4"><text:bookmark text:name="many-to-many-polymorphic-defining-the-inverse-of-the-relationship"/><text:a xlink:type="simple" xlink:href="https://laravel.com/docs/8.x/eloquent-relationships#many-to-many-polymorphic-defining-the-inverse-of-the-relationship" text:style-name="Internet_20_link" text:visited-style-name="Visited_20_Internet_20_Link">Defining The Inverse Of The Relationship</text:a></text:h>
      <text:p text:style-name="P10">Затем в модели Tag вы должны определить метод для каждой из связанных с ней моделей. Итак, для этого примера мы определим метод сообщений и метод видео:</text:p>
      <text:p text:style-name="P7"><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Model;</text:span></text:p>
      <text:p text:style-name="Preformatted_20_Text"/>
      <text:p text:style-name="Preformatted_20_Text"><text:span text:style-name="Source_20_Text">class Tag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Get all of the posts that are assigned this tag.</text:span></text:p>
      <text:p text:style-name="Preformatted_20_Text"><text:span text:style-name="Source_20_Text"><text:s text:c="5"/>*/</text:span></text:p>
      <text:p text:style-name="Preformatted_20_Text"><text:span text:style-name="Source_20_Text"><text:s text:c="4"/>public function posts()</text:span></text:p>
      <text:p text:style-name="Preformatted_20_Text"><text:span text:style-name="Source_20_Text"><text:s text:c="4"/>{</text:span></text:p>
      <text:p text:style-name="Preformatted_20_Text"><text:span text:style-name="Source_20_Text"><text:s text:c="8"/>return $this-&gt;morphedByMany('App\Models\Post', 'taggable');</text:span></text:p>
      <text:p text:style-name="Preformatted_20_Text"><text:span text:style-name="Source_20_Text"><text:s text:c="4"/>}</text:span></text:p>
      <text:p text:style-name="Preformatted_20_Text"/>
      <text:p text:style-name="Preformatted_20_Text"><text:span text:style-name="Source_20_Text"><text:s text:c="4"/>/**</text:span></text:p>
      <text:p text:style-name="Preformatted_20_Text"><text:span text:style-name="Source_20_Text"><text:s text:c="5"/>* Get all of the videos that are assigned this tag.</text:span></text:p>
      <text:p text:style-name="Preformatted_20_Text"><text:span text:style-name="Source_20_Text"><text:s text:c="5"/>*/</text:span></text:p>
      <text:p text:style-name="Preformatted_20_Text"><text:span text:style-name="Source_20_Text"><text:s text:c="4"/>public function videos()</text:span></text:p>
      <text:p text:style-name="Preformatted_20_Text"><text:span text:style-name="Source_20_Text"><text:s text:c="4"/>{</text:span></text:p>
      <text:p text:style-name="Preformatted_20_Text"><text:span text:style-name="Source_20_Text"><text:s text:c="8"/>return $this-&gt;morphedByMany('App\Models\Video', 'taggable');</text:span></text:p>
      <text:p text:style-name="Preformatted_20_Text"><text:soft-page-break/><text:span text:style-name="Source_20_Text"><text:s text:c="4"/>}</text:span></text:p>
      <text:p text:style-name="P8"><text:span text:style-name="Source_20_Text">}</text:span></text:p>
      <text:h text:style-name="Heading_20_4" text:outline-level="4"><text:bookmark text:name="many-to-many-polymorphic-retrieving-the-relationship"/><text:a xlink:type="simple" xlink:href="https://laravel.com/docs/8.x/eloquent-relationships#many-to-many-polymorphic-retrieving-the-relationship" text:style-name="Internet_20_link" text:visited-style-name="Visited_20_Internet_20_Link">Retrieving The Relationship</text:a></text:h>
      <text:p text:style-name="P10">Как только ваша таблица базы данных и модели определены, вы можете получить доступ к отношениям через свои модели. Например, чтобы получить доступ ко всем тегам для публикации, вы можете использовать динамическое свойство tags:</text:p>
      <text:p text:style-name="P7"><text:span text:style-name="Source_20_Text">$post = App\Models\Post::find(1);</text:span></text:p>
      <text:p text:style-name="Preformatted_20_Text"/>
      <text:p text:style-name="Preformatted_20_Text"><text:span text:style-name="Source_20_Text">foreach ($post-&gt;tags as $tag) {</text:span></text:p>
      <text:p text:style-name="Preformatted_20_Text"><text:span text:style-name="Source_20_Text"><text:s text:c="4"/>//</text:span></text:p>
      <text:p text:style-name="P8"><text:span text:style-name="Source_20_Text">}</text:span></text:p>
      <text:p text:style-name="P10">Вы также можете получить владельца полиморфного отношения из полиморфной модели, обратившись к имени метода, который выполняет вызов morphedByMany. В нашем случае это методы публикации или видео в модели тегов. Итак, вы получите доступ к этим методам как к динамическим свойствам:</text:p>
      <text:p text:style-name="P7"><text:span text:style-name="Source_20_Text">$tag = App\Models\Tag::find(1);</text:span></text:p>
      <text:p text:style-name="Preformatted_20_Text"/>
      <text:p text:style-name="Preformatted_20_Text"><text:span text:style-name="Source_20_Text">foreach ($tag-&gt;videos as $video) {</text:span></text:p>
      <text:p text:style-name="Preformatted_20_Text"><text:span text:style-name="Source_20_Text"><text:s text:c="4"/>//</text:span></text:p>
      <text:p text:style-name="P8"><text:span text:style-name="Source_20_Text">}</text:span></text:p>
      <text:h text:style-name="Heading_20_3" text:outline-level="3"><text:bookmark text:name="custom-polymorphic-types"/><text:a xlink:type="simple" xlink:href="https://laravel.com/docs/8.x/eloquent-relationships#custom-polymorphic-types" text:style-name="Internet_20_link" text:visited-style-name="Visited_20_Internet_20_Link">Custom Polymorphic Types</text:a></text:h>
      <text:p text:style-name="P10">По умолчанию Laravel будет использовать полное имя класса для хранения типа связанной модели. Например, учитывая приведенный выше пример «один ко многим», где комментарий может принадлежать записи или видео, по умолчанию commentable_type будет либо App \ Models \ Post, либо App \ Models \ Video соответственно. Однако вы можете захотеть отделить свою базу данных от внутренней структуры вашего приложения. В этом случае вы можете определить «карту морфинга», чтобы указать Eloquent использовать собственное имя для каждой модели вместо имени класса:</text:p>
      <text:p text:style-name="P7"><text:span text:style-name="Source_20_Text">use Illuminate\Database\Eloquent\Relations\Relation;</text:span></text:p>
      <text:p text:style-name="Preformatted_20_Text"/>
      <text:p text:style-name="Preformatted_20_Text"><text:span text:style-name="Source_20_Text">Relation::morphMap([</text:span></text:p>
      <text:p text:style-name="Preformatted_20_Text"><text:span text:style-name="Source_20_Text"><text:s text:c="4"/>'posts' =&gt; 'App\Models\Post',</text:span></text:p>
      <text:p text:style-name="Preformatted_20_Text"><text:span text:style-name="Source_20_Text"><text:s text:c="4"/>'videos' =&gt; 'App\Models\Video',</text:span></text:p>
      <text:p text:style-name="P8"><text:span text:style-name="Source_20_Text">]);</text:span></text:p>
      <text:p text:style-name="P10">Вы можете зарегистрировать morphMap в функции загрузки вашего AppServiceProvider или создать отдельного поставщика услуг, если хотите.</text:p>
      <text:p text:style-name="P10">Вы можете определить морф-псевдоним данной модели во время выполнения с помощью метода getMorphClass. И наоборот, вы можете определить полное имя класса, связанное с псевдонимом морфинга, используя метод Relation :: getMorphedModel:</text:p>
      <text:p text:style-name="P7"><text:span text:style-name="Source_20_Text">use Illuminate\Database\Eloquent\Relations\Relation;</text:span></text:p>
      <text:p text:style-name="Preformatted_20_Text"/>
      <text:p text:style-name="Preformatted_20_Text"><text:span text:style-name="Source_20_Text">$alias = $post-&gt;getMorphClass();</text:span></text:p>
      <text:p text:style-name="Preformatted_20_Text"/>
      <text:p text:style-name="P8"><text:span text:style-name="Source_20_Text">$class = Relation::getMorphedModel($alias);</text:span></text:p>
      <text:p text:style-name="P10">При добавлении «карты морфинга» в существующее приложение каждое значение столбца morphable * _type в вашей базе данных, которое все еще содержит полностью определенный класс, необходимо преобразовать в его имя «карты».</text:p>
      <text:p text:style-name="P10"/>
      <text:h text:style-name="P5" text:outline-level="3"><text:bookmark text:name="dynamic-relationships"/><text:soft-page-break/><text:a xlink:type="simple" xlink:href="https://laravel.com/docs/8.x/eloquent-relationships#dynamic-relationships" text:style-name="Internet_20_link" text:visited-style-name="Visited_20_Internet_20_Link">Dynamic Relationships</text:a></text:h>
      <text:p text:style-name="P10">Вы можете использовать метод resolveRelationUsing для определения отношений между моделями Eloquent во время выполнения. Хотя обычно это не рекомендуется для нормальной разработки приложений, иногда это может быть полезно при разработке пакетов Laravel:</text:p>
      <text:p text:style-name="P7"><text:span text:style-name="Source_20_Text">use App\Models\Order;</text:span></text:p>
      <text:p text:style-name="Preformatted_20_Text"><text:span text:style-name="Source_20_Text">use App\Models\Customer;</text:span></text:p>
      <text:p text:style-name="Preformatted_20_Text"/>
      <text:p text:style-name="Preformatted_20_Text"><text:span text:style-name="Source_20_Text">Order::resolveRelationUsing('customer', function ($orderModel) {</text:span></text:p>
      <text:p text:style-name="Preformatted_20_Text"><text:span text:style-name="Source_20_Text"><text:s text:c="4"/>return $orderModel-&gt;belongsTo(Customer::class, 'customer_id');</text:span></text:p>
      <text:p text:style-name="P8"><text:span text:style-name="Source_20_Text">});</text:span></text:p>
      <text:p text:style-name="P10">При определении динамических отношений всегда предоставляйте явные аргументы имени ключа методам связи Eloquent.</text:p>
      <text:p text:style-name="P10"/>
      <text:h text:style-name="P4" text:outline-level="2"><text:bookmark text:name="querying-relations"/><text:a xlink:type="simple" xlink:href="https://laravel.com/docs/8.x/eloquent-relationships#querying-relations" text:style-name="Internet_20_link" text:visited-style-name="Visited_20_Internet_20_Link">Querying Relations</text:a></text:h>
      <text:p text:style-name="P10">Поскольку все типы отношений Eloquent определяются с помощью методов, вы можете вызывать эти методы для получения экземпляра отношения без фактического выполнения запросов отношения. Кроме того, все типы отношений Eloquent также служат в качестве построителей запросов, позволяя вам продолжать связывать ограничения в запросе отношений, прежде чем, наконец, выполнить SQL для вашей базы данных.<text:line-break/><text:line-break/>Например, представьте себе систему блогов, в которой модель User имеет много связанных моделей Post:</text:p>
      <text:p text:style-name="P7"><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Model;</text:span></text:p>
      <text:p text:style-name="Preformatted_20_Text"/>
      <text:p text:style-name="Preformatted_20_Text"><text:span text:style-name="Source_20_Text">class User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Get all of the posts for the user.</text:span></text:p>
      <text:p text:style-name="Preformatted_20_Text"><text:span text:style-name="Source_20_Text"><text:s text:c="5"/>*/</text:span></text:p>
      <text:p text:style-name="Preformatted_20_Text"><text:span text:style-name="Source_20_Text"><text:s text:c="4"/>public function posts()</text:span></text:p>
      <text:p text:style-name="Preformatted_20_Text"><text:span text:style-name="Source_20_Text"><text:s text:c="4"/>{</text:span></text:p>
      <text:p text:style-name="Preformatted_20_Text"><text:span text:style-name="Source_20_Text"><text:s text:c="8"/>return $this-&gt;hasMany('App\Models\Post');</text:span></text:p>
      <text:p text:style-name="Preformatted_20_Text"><text:span text:style-name="Source_20_Text"><text:s text:c="4"/>}</text:span></text:p>
      <text:p text:style-name="P8"><text:span text:style-name="Source_20_Text">}</text:span></text:p>
      <text:p text:style-name="P10">Вы можете запросить отношение сообщений и добавить дополнительные ограничения к отношениям, например:</text:p>
      <text:p text:style-name="P7"><text:span text:style-name="Source_20_Text">$user = App\Models\User::find(1);</text:span></text:p>
      <text:p text:style-name="Preformatted_20_Text"/>
      <text:p text:style-name="P8"><text:span text:style-name="Source_20_Text">$user-&gt;posts()-&gt;where('active', 1)-&gt;get();</text:span></text:p>
      <text:p text:style-name="P10">Вы можете использовать любой из методов построителя запросов для отношения, поэтому обязательно изучите документацию по построителю запросов, чтобы узнать обо всех доступных вам методах.</text:p>
      <text:p text:style-name="P10"/>
      <text:h text:style-name="P6" text:outline-level="4"><text:bookmark text:name="chaining-orwhere-clauses-after-relationships"/><text:a xlink:type="simple" xlink:href="https://laravel.com/docs/8.x/eloquent-relationships#chaining-orwhere-clauses-after-relationships" text:style-name="Internet_20_link" text:visited-style-name="Visited_20_Internet_20_Link">Chaining </text:a><text:a xlink:type="simple" xlink:href="https://laravel.com/docs/8.x/eloquent-relationships#chaining-orwhere-clauses-after-relationships" text:style-name="Internet_20_link" text:visited-style-name="Visited_20_Internet_20_Link"><text:span text:style-name="Source_20_Text">orWhere</text:span></text:a><text:a xlink:type="simple" xlink:href="https://laravel.com/docs/8.x/eloquent-relationships#chaining-orwhere-clauses-after-relationships" text:style-name="Internet_20_link" text:visited-style-name="Visited_20_Internet_20_Link"> Clauses After Relationships</text:a></text:h>
      <text:p text:style-name="P10">Как показано в приведенном выше примере, вы можете добавлять дополнительные ограничения к отношениям при их запросе. Однако будьте осторожны при связывании <text:soft-page-break/>предложений orWhere с отношением, так как предложения orWhere будут логически сгруппированы на том же уровне, что и ограничение отношения:</text:p>
      <text:p text:style-name="P7"><text:span text:style-name="Source_20_Text">$user-&gt;posts()</text:span></text:p>
      <text:p text:style-name="Preformatted_20_Text"><text:span text:style-name="Source_20_Text"><text:s text:c="8"/>-&gt;where('active', 1)</text:span></text:p>
      <text:p text:style-name="Preformatted_20_Text"><text:span text:style-name="Source_20_Text"><text:s text:c="8"/>-&gt;orWhere('votes', '&gt;=', 100)</text:span></text:p>
      <text:p text:style-name="Preformatted_20_Text"><text:span text:style-name="Source_20_Text"><text:s text:c="8"/>-&gt;get();</text:span></text:p>
      <text:p text:style-name="Preformatted_20_Text"/>
      <text:p text:style-name="Preformatted_20_Text"><text:span text:style-name="Source_20_Text">// select * from posts</text:span></text:p>
      <text:p text:style-name="P8"><text:span text:style-name="Source_20_Text">// where user_id = ? and active = 1 or votes &gt;= 100</text:span></text:p>
      <text:p text:style-name="P10">В большинстве ситуаций вы, вероятно, намереваетесь использовать группы ограничений для логической группировки условных проверок в круглые скобки:</text:p>
      <text:p text:style-name="P7"><text:span text:style-name="Source_20_Text">use Illuminate\Database\Eloquent\Builder;</text:span></text:p>
      <text:p text:style-name="Preformatted_20_Text"/>
      <text:p text:style-name="Preformatted_20_Text"><text:span text:style-name="Source_20_Text">$user-&gt;posts()</text:span></text:p>
      <text:p text:style-name="Preformatted_20_Text"><text:span text:style-name="Source_20_Text"><text:s text:c="8"/>-&gt;where(function (Builder $query) {</text:span></text:p>
      <text:p text:style-name="Preformatted_20_Text"><text:span text:style-name="Source_20_Text"><text:s text:c="12"/>return $query-&gt;where('active', 1)</text:span></text:p>
      <text:p text:style-name="Preformatted_20_Text"><text:span text:style-name="Source_20_Text"><text:s text:c="25"/>-&gt;orWhere('votes', '&gt;=', 100);</text:span></text:p>
      <text:p text:style-name="Preformatted_20_Text"><text:span text:style-name="Source_20_Text"><text:s text:c="8"/>})</text:span></text:p>
      <text:p text:style-name="Preformatted_20_Text"><text:span text:style-name="Source_20_Text"><text:s text:c="8"/>-&gt;get();</text:span></text:p>
      <text:p text:style-name="Preformatted_20_Text"/>
      <text:p text:style-name="Preformatted_20_Text"><text:span text:style-name="Source_20_Text">// select * from posts</text:span></text:p>
      <text:p text:style-name="P8"><text:span text:style-name="Source_20_Text">// where user_id = ? and (active = 1 or votes &gt;= 100)</text:span></text:p>
      <text:p text:style-name="P10"/>
      <text:h text:style-name="P5" text:outline-level="3"><text:bookmark text:name="relationship-methods-vs-dynamic-properties"/><text:a xlink:type="simple" xlink:href="https://laravel.com/docs/8.x/eloquent-relationships#relationship-methods-vs-dynamic-properties" text:style-name="Internet_20_link" text:visited-style-name="Visited_20_Internet_20_Link">Relationship Methods Vs. Dynamic Properties</text:a></text:h>
      <text:p text:style-name="P10">Если вам не нужно добавлять дополнительные ограничения в запрос отношения Eloquent, вы можете получить доступ к взаимосвязи, как если бы это было свойство. Например, продолжая использовать наши модели User и Post, мы можем получить доступ ко всем сообщениям пользователя следующим образом:</text:p>
      <text:p text:style-name="P7"><text:span text:style-name="Source_20_Text">$user = App\Models\User::find(1);</text:span></text:p>
      <text:p text:style-name="Preformatted_20_Text"/>
      <text:p text:style-name="Preformatted_20_Text"><text:span text:style-name="Source_20_Text">foreach ($user-&gt;posts as $post) {</text:span></text:p>
      <text:p text:style-name="Preformatted_20_Text"><text:span text:style-name="Source_20_Text"><text:s text:c="4"/>//</text:span></text:p>
      <text:p text:style-name="P8"><text:span text:style-name="Source_20_Text">}</text:span></text:p>
      <text:p text:style-name="P10">Динамические свойства - это «ленивая загрузка», то есть они будут загружать данные своих отношений только тогда, когда вы действительно к ним обращаетесь. Из-за этого разработчики часто используют активную загрузку для предварительной загрузки отношений, которые, как они знают, будут доступны после загрузки модели. Активная загрузка обеспечивает значительное сокращение количества SQL-запросов, которые необходимо выполнить для загрузки отношений модели.</text:p>
      <text:p text:style-name="P10"/>
      <text:h text:style-name="P5" text:outline-level="3"><text:bookmark text:name="querying-relationship-existence"/><text:a xlink:type="simple" xlink:href="https://laravel.com/docs/8.x/eloquent-relationships#querying-relationship-existence" text:style-name="Internet_20_link" text:visited-style-name="Visited_20_Internet_20_Link">Querying Relationship Existence</text:a></text:h>
      <text:p text:style-name="P10">При доступе к записям модели вы можете захотеть ограничить свои результаты в зависимости от наличия связи. Например, представьте, что вы хотите получить все сообщения в блоге, содержащие хотя бы один комментарий. Для этого вы можете передать имя отношения методам has и orHas:</text:p>
      <text:p text:style-name="P7"><text:span text:style-name="Source_20_Text">// Retrieve all posts that have at least one comment...</text:span></text:p>
      <text:p text:style-name="P8"><text:span text:style-name="Source_20_Text">$posts = App\Models\Post::has('comments')-&gt;get();</text:span></text:p>
      <text:p text:style-name="P10">Вы также можете указать оператор и счетчик для дальнейшей настройки запроса:</text:p>
      <text:p text:style-name="P7"><text:span text:style-name="Source_20_Text">// Retrieve all posts that have three or more comments...</text:span></text:p>
      <text:p text:style-name="P8"><text:span text:style-name="Source_20_Text">$posts = App\Models\Post::has('comments', '&gt;=', 3)-&gt;get();</text:span></text:p>
      <text:p text:style-name="P10"><text:soft-page-break/>Вложенные операторы has также могут быть созданы с использованием "точечной" нотации. Например, вы можете получить все сообщения, в которых есть хотя бы один комментарий и проголосовать:</text:p>
      <text:p text:style-name="P7"><text:span text:style-name="Source_20_Text">// Retrieve posts that have at least one comment with votes...</text:span></text:p>
      <text:p text:style-name="P8"><text:span text:style-name="Source_20_Text">$posts = App\Models\Post::has('comments.votes')-&gt;get();</text:span></text:p>
      <text:p text:style-name="P10">Если вам нужно еще больше возможностей, вы можете использовать методы whereHas и orWhereHas, чтобы задать условия «где» для ваших запросов has. Эти методы позволяют добавлять настраиваемые ограничения к ограничению отношения, например проверять содержимое комментария:</text:p>
      <text:p text:style-name="P7"><text:span text:style-name="Source_20_Text">use Illuminate\Database\Eloquent\Builder;</text:span></text:p>
      <text:p text:style-name="Preformatted_20_Text"/>
      <text:p text:style-name="Preformatted_20_Text"><text:span text:style-name="Source_20_Text">// Retrieve posts with at least one comment containing words like foo%...</text:span></text:p>
      <text:p text:style-name="Preformatted_20_Text"><text:span text:style-name="Source_20_Text">$posts = App\Models\Post::whereHas('comments', function (Builder $query) {</text:span></text:p>
      <text:p text:style-name="Preformatted_20_Text"><text:span text:style-name="Source_20_Text"><text:s text:c="4"/>$query-&gt;where('content', 'like', 'foo%');</text:span></text:p>
      <text:p text:style-name="Preformatted_20_Text"><text:span text:style-name="Source_20_Text">})-&gt;get();</text:span></text:p>
      <text:p text:style-name="Preformatted_20_Text"/>
      <text:p text:style-name="Preformatted_20_Text"><text:span text:style-name="Source_20_Text">// Retrieve posts with at least ten comments containing words like foo%...</text:span></text:p>
      <text:p text:style-name="Preformatted_20_Text"><text:span text:style-name="Source_20_Text">$posts = App\Models\Post::whereHas('comments', function (Builder $query) {</text:span></text:p>
      <text:p text:style-name="Preformatted_20_Text"><text:span text:style-name="Source_20_Text"><text:s text:c="4"/>$query-&gt;where('content', 'like', 'foo%');</text:span></text:p>
      <text:p text:style-name="P8"><text:span text:style-name="Source_20_Text">}, '&gt;=', 10)-&gt;get();</text:span></text:p>
      <text:h text:style-name="Heading_20_3" text:outline-level="3"><text:bookmark text:name="querying-relationship-absence"/><text:a xlink:type="simple" xlink:href="https://laravel.com/docs/8.x/eloquent-relationships#querying-relationship-absence" text:style-name="Internet_20_link" text:visited-style-name="Visited_20_Internet_20_Link">Querying Relationship Absence</text:a></text:h>
      <text:p text:style-name="P10">При доступе к записям для модели вы можете захотеть ограничить свои результаты на основе отсутствия связи. Например, представьте, что вы хотите получить все сообщения блога, которые не имеют комментариев. Для этого вы можете передать имя отношения методам DoesntHave и orDoesntHave:</text:p>
      <text:p text:style-name="P9"><text:span text:style-name="Source_20_Text">$posts = App\Models\Post::doesntHave('comments')-&gt;get();</text:span></text:p>
      <text:p text:style-name="P10">Если вам нужно еще больше возможностей, вы можете использовать методы whereDoesntHave и илиWhereDoesntHave, чтобы задать условия «где» для ваших запросов doesntHave. Эти методы позволяют добавлять настраиваемые ограничения к ограничению отношения, например проверять содержимое комментария:</text:p>
      <text:p text:style-name="P7"><text:span text:style-name="Source_20_Text">use Illuminate\Database\Eloquent\Builder;</text:span></text:p>
      <text:p text:style-name="Preformatted_20_Text"/>
      <text:p text:style-name="Preformatted_20_Text"><text:span text:style-name="Source_20_Text">$posts = App\Models\Post::whereDoesntHave('comments', function (Builder $query) {</text:span></text:p>
      <text:p text:style-name="Preformatted_20_Text"><text:span text:style-name="Source_20_Text"><text:s text:c="4"/>$query-&gt;where('content', 'like', 'foo%');</text:span></text:p>
      <text:p text:style-name="P8"><text:span text:style-name="Source_20_Text">})-&gt;get();</text:span></text:p>
      <text:p text:style-name="P10">Вы можете использовать "точечную" нотацию для выполнения запроса к вложенным отношениям. Например, следующий запрос будет извлекать все сообщения, у которых нет комментариев, и сообщения с комментариями от авторов, которые не забанены:</text:p>
      <text:p text:style-name="P7"><text:span text:style-name="Source_20_Text">use Illuminate\Database\Eloquent\Builder;</text:span></text:p>
      <text:p text:style-name="Preformatted_20_Text"/>
      <text:p text:style-name="Preformatted_20_Text"><text:span text:style-name="Source_20_Text">$posts = App\Models\Post::whereDoesntHave('comments.author', function (Builder $query) {</text:span></text:p>
      <text:p text:style-name="Preformatted_20_Text"><text:span text:style-name="Source_20_Text"><text:s text:c="4"/>$query-&gt;where('banned', 0);</text:span></text:p>
      <text:p text:style-name="P8"><text:span text:style-name="Source_20_Text">})-&gt;get();</text:span></text:p>
      <text:p text:style-name="P10"/>
      <text:h text:style-name="P5" text:outline-level="3"><text:bookmark text:name="querying-polymorphic-relationships"/><text:a xlink:type="simple" xlink:href="https://laravel.com/docs/8.x/eloquent-relationships#querying-polymorphic-relationships" text:style-name="Internet_20_link" text:visited-style-name="Visited_20_Internet_20_Link">Querying Polymorphic Relationships</text:a></text:h>
      <text:p text:style-name="P10">Чтобы узнать о существовании отношений MorphTo, вы можете использовать метод whereHasMorph и соответствующие ему методы:</text:p>
      <text:p text:style-name="P7"><text:span text:style-name="Source_20_Text">use Illuminate\Database\Eloquent\Builder;</text:span></text:p>
      <text:p text:style-name="Preformatted_20_Text"><text:soft-page-break/></text:p>
      <text:p text:style-name="Preformatted_20_Text"><text:span text:style-name="Source_20_Text">// Retrieve comments associated to posts or videos with a title like foo%...</text:span></text:p>
      <text:p text:style-name="Preformatted_20_Text"><text:span text:style-name="Source_20_Text">$comments = App\Models\Comment::whereHasMorph(</text:span></text:p>
      <text:p text:style-name="Preformatted_20_Text"><text:span text:style-name="Source_20_Text"><text:s text:c="4"/>'commentable',</text:span></text:p>
      <text:p text:style-name="Preformatted_20_Text"><text:span text:style-name="Source_20_Text"><text:s text:c="4"/>['App\Models\Post', 'App\Models\Video'],</text:span></text:p>
      <text:p text:style-name="Preformatted_20_Text"><text:span text:style-name="Source_20_Text"><text:s text:c="4"/>function (Builder $query) {</text:span></text:p>
      <text:p text:style-name="Preformatted_20_Text"><text:span text:style-name="Source_20_Text"><text:s text:c="8"/>$query-&gt;where('title', 'like', 'foo%');</text:span></text:p>
      <text:p text:style-name="Preformatted_20_Text"><text:span text:style-name="Source_20_Text"><text:s text:c="4"/>}</text:span></text:p>
      <text:p text:style-name="Preformatted_20_Text"><text:span text:style-name="Source_20_Text">)-&gt;get();</text:span></text:p>
      <text:p text:style-name="Preformatted_20_Text"/>
      <text:p text:style-name="Preformatted_20_Text"><text:span text:style-name="Source_20_Text">// Retrieve comments associated to posts with a title not like foo%...</text:span></text:p>
      <text:p text:style-name="Preformatted_20_Text"><text:span text:style-name="Source_20_Text">$comments = App\Models\Comment::whereDoesntHaveMorph(</text:span></text:p>
      <text:p text:style-name="Preformatted_20_Text"><text:span text:style-name="Source_20_Text"><text:s text:c="4"/>'commentable',</text:span></text:p>
      <text:p text:style-name="Preformatted_20_Text"><text:span text:style-name="Source_20_Text"><text:s text:c="4"/>'App\Models\Post',</text:span></text:p>
      <text:p text:style-name="Preformatted_20_Text"><text:span text:style-name="Source_20_Text"><text:s text:c="4"/>function (Builder $query) {</text:span></text:p>
      <text:p text:style-name="Preformatted_20_Text"><text:span text:style-name="Source_20_Text"><text:s text:c="8"/>$query-&gt;where('title', 'like', 'foo%');</text:span></text:p>
      <text:p text:style-name="Preformatted_20_Text"><text:span text:style-name="Source_20_Text"><text:s text:c="4"/>}</text:span></text:p>
      <text:p text:style-name="P8"><text:span text:style-name="Source_20_Text">)-&gt;get();</text:span></text:p>
      <text:p text:style-name="P10">Вы можете использовать параметр $ type для добавления различных ограничений в зависимости от связанной модели:</text:p>
      <text:p text:style-name="P7"><text:span text:style-name="Source_20_Text">use Illuminate\Database\Eloquent\Builder;</text:span></text:p>
      <text:p text:style-name="Preformatted_20_Text"/>
      <text:p text:style-name="Preformatted_20_Text"><text:span text:style-name="Source_20_Text">$comments = App\Models\Comment::whereHasMorph(</text:span></text:p>
      <text:p text:style-name="Preformatted_20_Text"><text:span text:style-name="Source_20_Text"><text:s text:c="4"/>'commentable',</text:span></text:p>
      <text:p text:style-name="Preformatted_20_Text"><text:span text:style-name="Source_20_Text"><text:s text:c="4"/>['App\Models\Post', 'App\Models\Video'],</text:span></text:p>
      <text:p text:style-name="Preformatted_20_Text"><text:span text:style-name="Source_20_Text"><text:s text:c="4"/>function (Builder $query, $type) {</text:span></text:p>
      <text:p text:style-name="Preformatted_20_Text"><text:span text:style-name="Source_20_Text"><text:s text:c="8"/>$query-&gt;where('title', 'like', 'foo%');</text:span></text:p>
      <text:p text:style-name="Preformatted_20_Text"/>
      <text:p text:style-name="Preformatted_20_Text"><text:span text:style-name="Source_20_Text"><text:s text:c="8"/>if ($type === 'App\Models\Post') {</text:span></text:p>
      <text:p text:style-name="Preformatted_20_Text"><text:span text:style-name="Source_20_Text"><text:s text:c="12"/>$query-&gt;orWhere('content', 'like', 'foo%');</text:span></text:p>
      <text:p text:style-name="Preformatted_20_Text"><text:span text:style-name="Source_20_Text"><text:s text:c="8"/>}</text:span></text:p>
      <text:p text:style-name="Preformatted_20_Text"><text:span text:style-name="Source_20_Text"><text:s text:c="4"/>}</text:span></text:p>
      <text:p text:style-name="P8"><text:span text:style-name="Source_20_Text">)-&gt;get();</text:span></text:p>
      <text:p text:style-name="P10">Вместо передачи массива возможных полиморфных моделей вы можете указать * в качестве подстановочного знака и позволить Laravel извлекать все возможные полиморфные типы из базы данных. Laravel выполнит дополнительный запрос, чтобы выполнить эту операцию:</text:p>
      <text:p text:style-name="P7"><text:span text:style-name="Source_20_Text">use Illuminate\Database\Eloquent\Builder;</text:span></text:p>
      <text:p text:style-name="Preformatted_20_Text"/>
      <text:p text:style-name="Preformatted_20_Text"><text:span text:style-name="Source_20_Text">$comments = App\Models\Comment::whereHasMorph('commentable', '*', function (Builder $query) {</text:span></text:p>
      <text:p text:style-name="Preformatted_20_Text"><text:span text:style-name="Source_20_Text"><text:s text:c="4"/>$query-&gt;where('title', 'like', 'foo%');</text:span></text:p>
      <text:p text:style-name="P8"><text:span text:style-name="Source_20_Text">})-&gt;get();</text:span></text:p>
      <text:p text:style-name="P10"/>
      <text:h text:style-name="P5" text:outline-level="3"><text:bookmark text:name="counting-related-models"/><text:a xlink:type="simple" xlink:href="https://laravel.com/docs/8.x/eloquent-relationships#counting-related-models" text:style-name="Internet_20_link" text:visited-style-name="Visited_20_Internet_20_Link">Counting Related Models</text:a></text:h>
      <text:p text:style-name="P10">Если вы хотите подсчитать количество результатов отношения без их фактической загрузки, вы можете использовать метод withCount, который поместит столбец {Relations} _count в полученные модели. Например:</text:p>
      <text:p text:style-name="P7"><text:span text:style-name="Source_20_Text">$posts = App\Models\Post::withCount('comments')-&gt;get();</text:span></text:p>
      <text:p text:style-name="Preformatted_20_Text"/>
      <text:p text:style-name="Preformatted_20_Text"><text:span text:style-name="Source_20_Text">foreach ($posts as $post) {</text:span></text:p>
      <text:p text:style-name="Preformatted_20_Text"><text:span text:style-name="Source_20_Text"><text:s text:c="4"/>echo $post-&gt;comments_count;</text:span></text:p>
      <text:p text:style-name="P8"><text:span text:style-name="Source_20_Text">}</text:span></text:p>
      <text:p text:style-name="P10">Вы можете добавить «счетчики» для нескольких отношений, а также добавить ограничения к запросам:</text:p>
      <text:p text:style-name="P7"><text:span text:style-name="Source_20_Text">use Illuminate\Database\Eloquent\Builder;</text:span></text:p>
      <text:p text:style-name="Preformatted_20_Text"><text:soft-page-break/></text:p>
      <text:p text:style-name="Preformatted_20_Text"><text:span text:style-name="Source_20_Text">$posts = App\Models\Post::withCount(['votes', 'comments' =&gt; function (Builder $query) {</text:span></text:p>
      <text:p text:style-name="Preformatted_20_Text"><text:span text:style-name="Source_20_Text"><text:s text:c="4"/>$query-&gt;where('content', 'like', 'foo%');</text:span></text:p>
      <text:p text:style-name="Preformatted_20_Text"><text:span text:style-name="Source_20_Text">}])-&gt;get();</text:span></text:p>
      <text:p text:style-name="Preformatted_20_Text"/>
      <text:p text:style-name="Preformatted_20_Text"><text:span text:style-name="Source_20_Text">echo $posts[0]-&gt;votes_count;</text:span></text:p>
      <text:p text:style-name="P8"><text:span text:style-name="Source_20_Text">echo $posts[0]-&gt;comments_count;</text:span></text:p>
      <text:p text:style-name="P10">Вы также можете использовать псевдоним результата подсчета отношений, разрешив несколько подсчетов для одной и той же связи:</text:p>
      <text:p text:style-name="P7"><text:span text:style-name="Source_20_Text">use Illuminate\Database\Eloquent\Builder;</text:span></text:p>
      <text:p text:style-name="Preformatted_20_Text"/>
      <text:p text:style-name="Preformatted_20_Text"><text:span text:style-name="Source_20_Text">$posts = App\Models\Post::withCount([</text:span></text:p>
      <text:p text:style-name="Preformatted_20_Text"><text:span text:style-name="Source_20_Text"><text:s text:c="4"/>'comments',</text:span></text:p>
      <text:p text:style-name="Preformatted_20_Text"><text:span text:style-name="Source_20_Text"><text:s text:c="4"/>'comments as pending_comments_count' =&gt; function (Builder $query) {</text:span></text:p>
      <text:p text:style-name="Preformatted_20_Text"><text:span text:style-name="Source_20_Text"><text:s text:c="8"/>$query-&gt;where('approved', false);</text:span></text:p>
      <text:p text:style-name="Preformatted_20_Text"><text:span text:style-name="Source_20_Text"><text:s text:c="4"/>},</text:span></text:p>
      <text:p text:style-name="Preformatted_20_Text"><text:span text:style-name="Source_20_Text">])-&gt;get();</text:span></text:p>
      <text:p text:style-name="Preformatted_20_Text"/>
      <text:p text:style-name="Preformatted_20_Text"><text:span text:style-name="Source_20_Text">echo $posts[0]-&gt;comments_count;</text:span></text:p>
      <text:p text:style-name="Preformatted_20_Text"/>
      <text:p text:style-name="P8"><text:span text:style-name="Source_20_Text">echo $posts[0]-&gt;pending_comments_count;</text:span></text:p>
      <text:p text:style-name="P10">Если вы комбинируете withCount с оператором select, убедитесь, что вы вызываете withCount после метода select:</text:p>
      <text:p text:style-name="P7"><text:span text:style-name="Source_20_Text">$posts = App\Models\Post::select(['title', 'body'])-&gt;withCount('comments')-&gt;get();</text:span></text:p>
      <text:p text:style-name="Preformatted_20_Text"/>
      <text:p text:style-name="Preformatted_20_Text"><text:span text:style-name="Source_20_Text">echo $posts[0]-&gt;title;</text:span></text:p>
      <text:p text:style-name="Preformatted_20_Text"><text:span text:style-name="Source_20_Text">echo $posts[0]-&gt;body;</text:span></text:p>
      <text:p text:style-name="P8"><text:span text:style-name="Source_20_Text">echo $posts[0]-&gt;comments_count;</text:span></text:p>
      <text:p text:style-name="P10">Кроме того, используя метод loadCount, вы можете загрузить счетчик отношений после того, как родительская модель уже была получена:</text:p>
      <text:p text:style-name="P7"><text:span text:style-name="Source_20_Text">$book = App\Models\Book::first();</text:span></text:p>
      <text:p text:style-name="Preformatted_20_Text"/>
      <text:p text:style-name="P8"><text:span text:style-name="Source_20_Text">$book-&gt;loadCount('genres');</text:span></text:p>
      <text:p text:style-name="P10">Если вам нужно установить дополнительные ограничения запроса для запроса активной загрузки, вы можете передать массив с ключом отношений, которые вы хотите загрузить. Значения массива должны быть экземплярами Closure, которые получают экземпляр построителя запросов:</text:p>
      <text:p text:style-name="P7"><text:span text:style-name="Source_20_Text">$book-&gt;loadCount(['reviews' =&gt; function ($query) {</text:span></text:p>
      <text:p text:style-name="Preformatted_20_Text"><text:span text:style-name="Source_20_Text"><text:s text:c="4"/>$query-&gt;where('rating', 5);</text:span></text:p>
      <text:p text:style-name="P8"><text:span text:style-name="Source_20_Text">}])</text:span></text:p>
      <text:h text:style-name="Heading_20_3" text:outline-level="3"><text:bookmark text:name="counting-related-models-on-polymorphic-relationships"/><text:a xlink:type="simple" xlink:href="https://laravel.com/docs/8.x/eloquent-relationships#counting-related-models-on-polymorphic-relationships" text:style-name="Internet_20_link" text:visited-style-name="Visited_20_Internet_20_Link">Counting Related Models On Polymorphic Relationships</text:a></text:h>
      <text:p text:style-name="P10">Если вы хотите загрузить отношение morphTo, а также подсчет вложенных отношений для различных сущностей, которые могут быть возвращены этим отношением, вы можете использовать метод with в сочетании с методом morphWithCount отношения morphTo.<text:line-break/><text:line-break/>В этом примере предположим, что модели Photo и Post могут создавать модели ActivityFeed. Кроме того, предположим, что модели фотографий связаны с моделями тегов, а модели сообщений связаны с моделями комментариев.<text:line-break/><text:line-break/>Используя эти определения и отношения моделей, мы можем извлекать экземпляры модели <text:soft-page-break/>ActivityFeed и загружать все родительские модели и их соответствующие счетчики вложенных отношений:</text:p>
      <text:p text:style-name="P7"><text:span text:style-name="Source_20_Text">use Illuminate\Database\Eloquent\Relations\MorphTo;</text:span></text:p>
      <text:p text:style-name="Preformatted_20_Text"/>
      <text:p text:style-name="Preformatted_20_Text"><text:span text:style-name="Source_20_Text">$activities = ActivityFeed::query()</text:span></text:p>
      <text:p text:style-name="Preformatted_20_Text"><text:span text:style-name="Source_20_Text"><text:s text:c="4"/>-&gt;with(['parentable' =&gt; function (MorphTo $morphTo) {</text:span></text:p>
      <text:p text:style-name="Preformatted_20_Text"><text:span text:style-name="Source_20_Text"><text:s text:c="8"/>$morphTo-&gt;morphWithCount([</text:span></text:p>
      <text:p text:style-name="Preformatted_20_Text"><text:span text:style-name="Source_20_Text"><text:s text:c="12"/>Photo::class =&gt; ['tags'],</text:span></text:p>
      <text:p text:style-name="Preformatted_20_Text"><text:span text:style-name="Source_20_Text"><text:s text:c="12"/>Post::class =&gt; ['comments'],</text:span></text:p>
      <text:p text:style-name="Preformatted_20_Text"><text:span text:style-name="Source_20_Text"><text:s text:c="8"/>]);</text:span></text:p>
      <text:p text:style-name="P8"><text:span text:style-name="Source_20_Text"><text:s text:c="4"/>}])-&gt;get();</text:span></text:p>
      <text:p text:style-name="P10">Кроме того, вы можете использовать метод loadMorphCount для загрузки всех счетчиков вложенных отношений для различных сущностей полиморфного отношения, если модели ActivityFeed уже были получены:</text:p>
      <text:p text:style-name="P7"><text:span text:style-name="Source_20_Text">$activities = ActivityFeed::with('parentable')</text:span></text:p>
      <text:p text:style-name="Preformatted_20_Text"><text:span text:style-name="Source_20_Text"><text:s text:c="4"/>-&gt;get()</text:span></text:p>
      <text:p text:style-name="Preformatted_20_Text"><text:span text:style-name="Source_20_Text"><text:s text:c="4"/>-&gt;loadMorphCount('parentable', [</text:span></text:p>
      <text:p text:style-name="Preformatted_20_Text"><text:span text:style-name="Source_20_Text"><text:s text:c="8"/>Photo::class =&gt; ['tags'],</text:span></text:p>
      <text:p text:style-name="Preformatted_20_Text"><text:span text:style-name="Source_20_Text"><text:s text:c="8"/>Post::class =&gt; ['comments'],</text:span></text:p>
      <text:p text:style-name="P8"><text:span text:style-name="Source_20_Text"><text:s text:c="4"/>]);</text:span></text:p>
      <text:h text:style-name="Heading_20_2" text:outline-level="2"><text:bookmark text:name="eager-loading"/><text:a xlink:type="simple" xlink:href="https://laravel.com/docs/8.x/eloquent-relationships#eager-loading" text:style-name="Internet_20_link" text:visited-style-name="Visited_20_Internet_20_Link">Eager Loading</text:a></text:h>
      <text:p text:style-name="P10">При доступе к отношениям Eloquent как к свойствам данные отношения загружаются «лениво». Это означает, что данные отношения фактически не загружаются, пока вы впервые не получите доступ к свойству. Однако Eloquent может «нетерпеливо загрузить» отношения во время запроса родительской модели. Активная загрузка устраняет проблему запросов N + 1. Чтобы проиллюстрировать проблему запроса N + 1, рассмотрим модель книги, которая связана с Автором:</text:p>
      <text:p text:style-name="P7"><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Model;</text:span></text:p>
      <text:p text:style-name="Preformatted_20_Text"/>
      <text:p text:style-name="Preformatted_20_Text"><text:span text:style-name="Source_20_Text">class Book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Get the author that wrote the book.</text:span></text:p>
      <text:p text:style-name="Preformatted_20_Text"><text:span text:style-name="Source_20_Text"><text:s text:c="5"/>*/</text:span></text:p>
      <text:p text:style-name="Preformatted_20_Text"><text:span text:style-name="Source_20_Text"><text:s text:c="4"/>public function author()</text:span></text:p>
      <text:p text:style-name="Preformatted_20_Text"><text:span text:style-name="Source_20_Text"><text:s text:c="4"/>{</text:span></text:p>
      <text:p text:style-name="Preformatted_20_Text"><text:span text:style-name="Source_20_Text"><text:s text:c="8"/>return $this-&gt;belongsTo('App\Models\Author');</text:span></text:p>
      <text:p text:style-name="Preformatted_20_Text"><text:span text:style-name="Source_20_Text"><text:s text:c="4"/>}</text:span></text:p>
      <text:p text:style-name="P8"><text:span text:style-name="Source_20_Text">}</text:span></text:p>
      <text:p text:style-name="P10">Теперь давайте найдем все книги и их авторов:</text:p>
      <text:p text:style-name="P10"/>
      <text:p text:style-name="P7"><text:span text:style-name="Source_20_Text">$books = App\Models\Book::all();</text:span></text:p>
      <text:p text:style-name="Preformatted_20_Text"/>
      <text:p text:style-name="Preformatted_20_Text"><text:span text:style-name="Source_20_Text">foreach ($books as $book) {</text:span></text:p>
      <text:p text:style-name="Preformatted_20_Text"><text:span text:style-name="Source_20_Text"><text:s text:c="4"/>echo $book-&gt;author-&gt;name;</text:span></text:p>
      <text:p text:style-name="P8"><text:span text:style-name="Source_20_Text">}</text:span></text:p>
      <text:p text:style-name="P10">Этот цикл выполнит 1 запрос для получения всех книг в таблице, затем еще один запрос для каждой книги для получения автора. Итак, если у нас есть 25 книг, приведенный выше код будет выполнять 26 запросов: 1 для исходной книги и 25 дополнительных запросов для <text:soft-page-break/>извлечения автора каждой книги.<text:line-break/><text:line-break/>К счастью, мы можем использовать нетерпеливую загрузку, чтобы сократить эту операцию до двух запросов. При запросе вы можете указать, какие отношения должны быть загружены с помощью метода with:</text:p>
      <text:p text:style-name="P7"><text:span text:style-name="Source_20_Text">$books = App\Models\Book::with('author')-&gt;get();</text:span></text:p>
      <text:p text:style-name="Preformatted_20_Text"/>
      <text:p text:style-name="Preformatted_20_Text"><text:span text:style-name="Source_20_Text">foreach ($books as $book) {</text:span></text:p>
      <text:p text:style-name="Preformatted_20_Text"><text:span text:style-name="Source_20_Text"><text:s text:c="4"/>echo $book-&gt;author-&gt;name;</text:span></text:p>
      <text:p text:style-name="P8"><text:span text:style-name="Source_20_Text">}</text:span></text:p>
      <text:p text:style-name="P10">Для этой операции будут выполнены всего два запроса:</text:p>
      <text:p text:style-name="P7"><text:span text:style-name="Source_20_Text">select * from books</text:span></text:p>
      <text:p text:style-name="Preformatted_20_Text"/>
      <text:p text:style-name="P8"><text:span text:style-name="Source_20_Text">select * from authors where id in (1, 2, 3, 4, 5, ...)</text:span></text:p>
      <text:h text:style-name="Heading_20_4" text:outline-level="4"><text:bookmark text:name="eager-loading-multiple-relationships"/><text:a xlink:type="simple" xlink:href="https://laravel.com/docs/8.x/eloquent-relationships#eager-loading-multiple-relationships" text:style-name="Internet_20_link" text:visited-style-name="Visited_20_Internet_20_Link">Eager Loading Multiple Relationships</text:a></text:h>
      <text:p text:style-name="P10">Иногда вам может потребоваться загрузить несколько разных отношений за одну операцию. Для этого просто передайте методу with дополнительные аргументы:</text:p>
      <text:p text:style-name="P9"><text:span text:style-name="Source_20_Text">$books = App\Models\Book::with(['author', 'publisher'])-&gt;get();</text:span></text:p>
      <text:h text:style-name="Heading_20_4" text:outline-level="4"><text:bookmark text:name="nested-eager-loading"/><text:a xlink:type="simple" xlink:href="https://laravel.com/docs/8.x/eloquent-relationships#nested-eager-loading" text:style-name="Internet_20_link" text:visited-style-name="Visited_20_Internet_20_Link">Nested Eager Loading</text:a></text:h>
      <text:p text:style-name="P10">Для загрузки вложенных отношений вы можете использовать синтаксис «точка». Например, давайте загрузим всех авторов книги и все личные контакты автора в одно выражение Eloquent:</text:p>
      <text:p text:style-name="P9"><text:span text:style-name="Source_20_Text">$books = App\Models\Book::with('author.contacts')-&gt;get();</text:span></text:p>
      <text:h text:style-name="Heading_20_4" text:outline-level="4"><text:bookmark text:name="nested-eager-loading-morphto-relationships"/><text:a xlink:type="simple" xlink:href="https://laravel.com/docs/8.x/eloquent-relationships#nested-eager-loading-morphto-relationships" text:style-name="Internet_20_link" text:visited-style-name="Visited_20_Internet_20_Link">Nested Eager Loading </text:a><text:a xlink:type="simple" xlink:href="https://laravel.com/docs/8.x/eloquent-relationships#nested-eager-loading-morphto-relationships" text:style-name="Internet_20_link" text:visited-style-name="Visited_20_Internet_20_Link"><text:span text:style-name="Source_20_Text">morphTo</text:span></text:a><text:a xlink:type="simple" xlink:href="https://laravel.com/docs/8.x/eloquent-relationships#nested-eager-loading-morphto-relationships" text:style-name="Internet_20_link" text:visited-style-name="Visited_20_Internet_20_Link"> Relationships</text:a></text:h>
      <text:p text:style-name="P10">Если вы хотите загрузить отношение morphTo, а также вложенные отношения для различных сущностей, которые могут быть возвращены этим отношением, вы можете использовать метод with в сочетании с методом morphWith отношения morphTo. Чтобы проиллюстрировать этот метод, давайте рассмотрим следующую модель:</text:p>
      <text:p text:style-name="P7"><text:span text:style-name="Source_20_Text">&lt;?php</text:span></text:p>
      <text:p text:style-name="Preformatted_20_Text"/>
      <text:p text:style-name="Preformatted_20_Text"><text:span text:style-name="Source_20_Text">use Illuminate\Database\Eloquent\Model;</text:span></text:p>
      <text:p text:style-name="Preformatted_20_Text"/>
      <text:p text:style-name="Preformatted_20_Text"><text:span text:style-name="Source_20_Text">class ActivityFeed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Get the parent of the activity feed record.</text:span></text:p>
      <text:p text:style-name="Preformatted_20_Text"><text:span text:style-name="Source_20_Text"><text:s text:c="5"/>*/</text:span></text:p>
      <text:p text:style-name="Preformatted_20_Text"><text:span text:style-name="Source_20_Text"><text:s text:c="4"/>public function parentable()</text:span></text:p>
      <text:p text:style-name="Preformatted_20_Text"><text:span text:style-name="Source_20_Text"><text:s text:c="4"/>{</text:span></text:p>
      <text:p text:style-name="Preformatted_20_Text"><text:span text:style-name="Source_20_Text"><text:s text:c="8"/>return $this-&gt;morphTo();</text:span></text:p>
      <text:p text:style-name="Preformatted_20_Text"><text:span text:style-name="Source_20_Text"><text:s text:c="4"/>}</text:span></text:p>
      <text:p text:style-name="P8"><text:span text:style-name="Source_20_Text">}</text:span></text:p>
      <text:p text:style-name="P10">В этом примере предположим, что модели Event, Photo и Post могут создавать модели ActivityFeed. Кроме того, предположим, что модели событий принадлежат модели календаря, модели фотографий связаны с моделями тегов, а модели сообщений принадлежат модели автора.<text:line-break/><text:line-break/>Используя эти определения и отношения моделей, мы можем извлекать экземпляры модели <text:soft-page-break/>ActivityFeed и загружать все родительские модели и их соответствующие вложенные отношения:</text:p>
      <text:p text:style-name="P7"><text:span text:style-name="Source_20_Text">use Illuminate\Database\Eloquent\Relations\MorphTo;</text:span></text:p>
      <text:p text:style-name="Preformatted_20_Text"/>
      <text:p text:style-name="Preformatted_20_Text"><text:span text:style-name="Source_20_Text">$activities = ActivityFeed::query()</text:span></text:p>
      <text:p text:style-name="Preformatted_20_Text"><text:span text:style-name="Source_20_Text"><text:s text:c="4"/>-&gt;with(['parentable' =&gt; function (MorphTo $morphTo) {</text:span></text:p>
      <text:p text:style-name="Preformatted_20_Text"><text:span text:style-name="Source_20_Text"><text:s text:c="8"/>$morphTo-&gt;morphWith([</text:span></text:p>
      <text:p text:style-name="Preformatted_20_Text"><text:span text:style-name="Source_20_Text"><text:s text:c="12"/>Event::class =&gt; ['calendar'],</text:span></text:p>
      <text:p text:style-name="Preformatted_20_Text"><text:span text:style-name="Source_20_Text"><text:s text:c="12"/>Photo::class =&gt; ['tags'],</text:span></text:p>
      <text:p text:style-name="Preformatted_20_Text"><text:span text:style-name="Source_20_Text"><text:s text:c="12"/>Post::class =&gt; ['author'],</text:span></text:p>
      <text:p text:style-name="Preformatted_20_Text"><text:span text:style-name="Source_20_Text"><text:s text:c="8"/>]);</text:span></text:p>
      <text:p text:style-name="P8"><text:span text:style-name="Source_20_Text"><text:s text:c="4"/>}])-&gt;get();</text:span></text:p>
      <text:h text:style-name="Heading_20_4" text:outline-level="4"><text:bookmark text:name="eager-loading-specific-columns"/><text:a xlink:type="simple" xlink:href="https://laravel.com/docs/8.x/eloquent-relationships#eager-loading-specific-columns" text:style-name="Internet_20_link" text:visited-style-name="Visited_20_Internet_20_Link">Eager Loading Specific Columns</text:a></text:h>
      <text:p text:style-name="P10">Вам не всегда может понадобиться каждый столбец из извлекаемых вами отношений. По этой причине Eloquent позволяет вам указать, какие столбцы отношения вы хотите получить:</text:p>
      <text:p text:style-name="P9"><text:span text:style-name="Source_20_Text">$books = App\Models\Book::with('author:id,name')-&gt;get();</text:span></text:p>
      <text:p text:style-name="P10">При использовании этой функции вы всегда должны включать столбец id и любые соответствующие столбцы внешнего ключа в список столбцов, которые вы хотите получить.</text:p>
      <text:p text:style-name="P10"/>
      <text:h text:style-name="P6" text:outline-level="4"><text:bookmark text:name="eager-loading-by-default"/><text:a xlink:type="simple" xlink:href="https://laravel.com/docs/8.x/eloquent-relationships#eager-loading-by-default" text:style-name="Internet_20_link" text:visited-style-name="Visited_20_Internet_20_Link">Eager Loading By Default</text:a></text:h>
      <text:p text:style-name="P10">Иногда вам может потребоваться всегда загружать некоторые отношения при извлечении модели. Для этого вы можете определить свойство $ with в модели:</text:p>
      <text:p text:style-name="P7"><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Model;</text:span></text:p>
      <text:p text:style-name="Preformatted_20_Text"/>
      <text:p text:style-name="Preformatted_20_Text"><text:span text:style-name="Source_20_Text">class Book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The relationships that should always be loaded.</text:span></text:p>
      <text:p text:style-name="Preformatted_20_Text"><text:span text:style-name="Source_20_Text"><text:s text:c="5"/>*</text:span></text:p>
      <text:p text:style-name="Preformatted_20_Text"><text:span text:style-name="Source_20_Text"><text:s text:c="5"/>* @var array</text:span></text:p>
      <text:p text:style-name="Preformatted_20_Text"><text:span text:style-name="Source_20_Text"><text:s text:c="5"/>*/</text:span></text:p>
      <text:p text:style-name="Preformatted_20_Text"><text:span text:style-name="Source_20_Text"><text:s text:c="4"/>protected $with = ['author'];</text:span></text:p>
      <text:p text:style-name="Preformatted_20_Text"/>
      <text:p text:style-name="Preformatted_20_Text"><text:span text:style-name="Source_20_Text"><text:s text:c="4"/>/**</text:span></text:p>
      <text:p text:style-name="Preformatted_20_Text"><text:span text:style-name="Source_20_Text"><text:s text:c="5"/>* Get the author that wrote the book.</text:span></text:p>
      <text:p text:style-name="Preformatted_20_Text"><text:span text:style-name="Source_20_Text"><text:s text:c="5"/>*/</text:span></text:p>
      <text:p text:style-name="Preformatted_20_Text"><text:span text:style-name="Source_20_Text"><text:s text:c="4"/>public function author()</text:span></text:p>
      <text:p text:style-name="Preformatted_20_Text"><text:span text:style-name="Source_20_Text"><text:s text:c="4"/>{</text:span></text:p>
      <text:p text:style-name="Preformatted_20_Text"><text:span text:style-name="Source_20_Text"><text:s text:c="8"/>return $this-&gt;belongsTo('App\Models\Author');</text:span></text:p>
      <text:p text:style-name="Preformatted_20_Text"><text:span text:style-name="Source_20_Text"><text:s text:c="4"/>}</text:span></text:p>
      <text:p text:style-name="P8"><text:span text:style-name="Source_20_Text">}</text:span></text:p>
      <text:p text:style-name="P10">Если вы хотите удалить элемент из свойства $ with для одного запроса, вы можете использовать метод without:</text:p>
      <text:p text:style-name="P9"><text:span text:style-name="Source_20_Text">$books = App\Models\Book::without('author')-&gt;get();</text:span></text:p>
      <text:h text:style-name="Heading_20_3" text:outline-level="3"><text:bookmark text:name="constraining-eager-loads"/><text:a xlink:type="simple" xlink:href="https://laravel.com/docs/8.x/eloquent-relationships#constraining-eager-loads" text:style-name="Internet_20_link" text:visited-style-name="Visited_20_Internet_20_Link">Constraining Eager Loads</text:a></text:h>
      <text:p text:style-name="P10">Иногда вам может потребоваться активная загрузка отношения, но также указать дополнительные условия запроса для запроса активной загрузки. Вот пример:</text:p>
      <text:p text:style-name="P7"><text:span text:style-name="Source_20_Text">$users = App\Models\User::with(['posts' =&gt; function ($query) {</text:span></text:p>
      <text:p text:style-name="Preformatted_20_Text"><text:soft-page-break/><text:span text:style-name="Source_20_Text"><text:s text:c="4"/>$query-&gt;where('title', 'like', '%first%');</text:span></text:p>
      <text:p text:style-name="P8"><text:span text:style-name="Source_20_Text">}])-&gt;get();</text:span></text:p>
      <text:p text:style-name="P10">В этом примере Eloquent будет загружать только сообщения, столбец заголовка которых содержит слово первым. Вы можете вызвать другие методы построителя запросов для дальнейшей настройки операции активной загрузки:</text:p>
      <text:p text:style-name="P7"><text:span text:style-name="Source_20_Text">$users = App\Models\User::with(['posts' =&gt; function ($query) {</text:span></text:p>
      <text:p text:style-name="Preformatted_20_Text"><text:span text:style-name="Source_20_Text"><text:s text:c="4"/>$query-&gt;orderBy('created_at', 'desc');</text:span></text:p>
      <text:p text:style-name="P8"><text:span text:style-name="Source_20_Text">}])-&gt;get();</text:span></text:p>
      <text:p text:style-name="P10">Методы построения запросов limit и take нельзя использовать при ограничении активных нагрузок.</text:p>
      <text:p text:style-name="P10"/>
      <text:h text:style-name="P5" text:outline-level="3"><text:bookmark text:name="lazy-eager-loading"/><text:a xlink:type="simple" xlink:href="https://laravel.com/docs/8.x/eloquent-relationships#lazy-eager-loading" text:style-name="Internet_20_link" text:visited-style-name="Visited_20_Internet_20_Link">Lazy Eager Loading</text:a></text:h>
      <text:p text:style-name="P10">Иногда вам может потребоваться загрузить отношение после того, как родительская модель уже получена. Например, это может быть полезно, если вам нужно динамически решать, загружать ли связанные модели:</text:p>
      <text:p text:style-name="P7"><text:span text:style-name="Source_20_Text">$books = App\Models\Book::all();</text:span></text:p>
      <text:p text:style-name="Preformatted_20_Text"/>
      <text:p text:style-name="Preformatted_20_Text"><text:span text:style-name="Source_20_Text">if ($someCondition) {</text:span></text:p>
      <text:p text:style-name="Preformatted_20_Text"><text:span text:style-name="Source_20_Text"><text:s text:c="4"/>$books-&gt;load('author', 'publisher');</text:span></text:p>
      <text:p text:style-name="P8"><text:span text:style-name="Source_20_Text">}</text:span></text:p>
      <text:p text:style-name="P10">Если вам нужно установить дополнительные ограничения запроса для запроса активной загрузки, вы можете передать массив с ключом отношений, которые вы хотите загрузить. Значения массива должны быть экземплярами Closure, которые получают экземпляр запроса:</text:p>
      <text:p text:style-name="P7"><text:span text:style-name="Source_20_Text">$author-&gt;load(['books' =&gt; function ($query) {</text:span></text:p>
      <text:p text:style-name="Preformatted_20_Text"><text:span text:style-name="Source_20_Text"><text:s text:c="4"/>$query-&gt;orderBy('published_date', 'asc');</text:span></text:p>
      <text:p text:style-name="P8"><text:span text:style-name="Source_20_Text">}]);</text:span></text:p>
      <text:p text:style-name="P10">Чтобы загрузить отношение только тогда, когда оно еще не было загружено, используйте метод loadMissing:</text:p>
      <text:p text:style-name="P7"><text:span text:style-name="Source_20_Text">public function format(Book $book)</text:span></text:p>
      <text:p text:style-name="Preformatted_20_Text"><text:span text:style-name="Source_20_Text">{</text:span></text:p>
      <text:p text:style-name="Preformatted_20_Text"><text:span text:style-name="Source_20_Text"><text:s text:c="4"/>$book-&gt;loadMissing('author');</text:span></text:p>
      <text:p text:style-name="Preformatted_20_Text"/>
      <text:p text:style-name="Preformatted_20_Text"><text:span text:style-name="Source_20_Text"><text:s text:c="4"/>return [</text:span></text:p>
      <text:p text:style-name="Preformatted_20_Text"><text:span text:style-name="Source_20_Text"><text:s text:c="8"/>'name' =&gt; $book-&gt;name,</text:span></text:p>
      <text:p text:style-name="Preformatted_20_Text"><text:span text:style-name="Source_20_Text"><text:s text:c="8"/>'author' =&gt; $book-&gt;author-&gt;name,</text:span></text:p>
      <text:p text:style-name="Preformatted_20_Text"><text:span text:style-name="Source_20_Text"><text:s text:c="4"/>];</text:span></text:p>
      <text:p text:style-name="P8"><text:span text:style-name="Source_20_Text">}</text:span></text:p>
      <text:h text:style-name="Heading_20_4" text:outline-level="4"><text:bookmark text:name="nested-lazy-eager-loading-morphto"/><text:a xlink:type="simple" xlink:href="https://laravel.com/docs/8.x/eloquent-relationships#nested-lazy-eager-loading-morphto" text:style-name="Internet_20_link" text:visited-style-name="Visited_20_Internet_20_Link">Nested Lazy Eager Loading &amp; </text:a><text:a xlink:type="simple" xlink:href="https://laravel.com/docs/8.x/eloquent-relationships#nested-lazy-eager-loading-morphto" text:style-name="Internet_20_link" text:visited-style-name="Visited_20_Internet_20_Link"><text:span text:style-name="Source_20_Text">morphTo</text:span></text:a></text:h>
      <text:p text:style-name="P10">Если вы хотите загрузить отношение morphTo, а также вложенные отношения для различных сущностей, которые могут быть возвращены этим отношением, вы можете использовать метод loadMorph.<text:line-break/><text:line-break/>Этот метод принимает имя отношения morphTo в качестве первого аргумента и массив пар модель / отношение в качестве второго аргумента. Чтобы проиллюстрировать этот метод, давайте рассмотрим следующую модель:</text:p>
      <text:p text:style-name="P7"><text:span text:style-name="Source_20_Text">&lt;?php</text:span></text:p>
      <text:p text:style-name="Preformatted_20_Text"/>
      <text:p text:style-name="Preformatted_20_Text"><text:span text:style-name="Source_20_Text">use Illuminate\Database\Eloquent\Model;</text:span></text:p>
      <text:p text:style-name="Preformatted_20_Text"/>
      <text:p text:style-name="Preformatted_20_Text"><text:span text:style-name="Source_20_Text">class ActivityFeed extends Model</text:span></text:p>
      <text:p text:style-name="Preformatted_20_Text"><text:soft-page-break/><text:span text:style-name="Source_20_Text">{</text:span></text:p>
      <text:p text:style-name="Preformatted_20_Text"><text:span text:style-name="Source_20_Text"><text:s text:c="4"/>/**</text:span></text:p>
      <text:p text:style-name="Preformatted_20_Text"><text:span text:style-name="Source_20_Text"><text:s text:c="5"/>* Get the parent of the activity feed record.</text:span></text:p>
      <text:p text:style-name="Preformatted_20_Text"><text:span text:style-name="Source_20_Text"><text:s text:c="5"/>*/</text:span></text:p>
      <text:p text:style-name="Preformatted_20_Text"><text:span text:style-name="Source_20_Text"><text:s text:c="4"/>public function parentable()</text:span></text:p>
      <text:p text:style-name="Preformatted_20_Text"><text:span text:style-name="Source_20_Text"><text:s text:c="4"/>{</text:span></text:p>
      <text:p text:style-name="Preformatted_20_Text"><text:span text:style-name="Source_20_Text"><text:s text:c="8"/>return $this-&gt;morphTo();</text:span></text:p>
      <text:p text:style-name="Preformatted_20_Text"><text:span text:style-name="Source_20_Text"><text:s text:c="4"/>}</text:span></text:p>
      <text:p text:style-name="P8"><text:span text:style-name="Source_20_Text">}</text:span></text:p>
      <text:p text:style-name="P10">В этом примере предположим, что модели Event, Photo и Post могут создавать модели ActivityFeed. Кроме того, предположим, что модели событий принадлежат модели календаря, модели фотографий связаны с моделями тегов, а модели сообщений принадлежат модели автора.<text:line-break/><text:line-break/>Используя эти определения и отношения моделей, мы можем извлекать экземпляры модели ActivityFeed и загружать все родительские модели и их соответствующие вложенные отношения:</text:p>
      <text:p text:style-name="P7"><text:span text:style-name="Source_20_Text">$activities = ActivityFeed::with('parentable')</text:span></text:p>
      <text:p text:style-name="Preformatted_20_Text"><text:span text:style-name="Source_20_Text"><text:s text:c="4"/>-&gt;get()</text:span></text:p>
      <text:p text:style-name="Preformatted_20_Text"><text:span text:style-name="Source_20_Text"><text:s text:c="4"/>-&gt;loadMorph('parentable', [</text:span></text:p>
      <text:p text:style-name="Preformatted_20_Text"><text:span text:style-name="Source_20_Text"><text:s text:c="8"/>Event::class =&gt; ['calendar'],</text:span></text:p>
      <text:p text:style-name="Preformatted_20_Text"><text:span text:style-name="Source_20_Text"><text:s text:c="8"/>Photo::class =&gt; ['tags'],</text:span></text:p>
      <text:p text:style-name="Preformatted_20_Text"><text:span text:style-name="Source_20_Text"><text:s text:c="8"/>Post::class =&gt; ['author'],</text:span></text:p>
      <text:p text:style-name="P8"><text:span text:style-name="Source_20_Text"><text:s text:c="4"/>]);</text:span></text:p>
      <text:h text:style-name="Heading_20_2" text:outline-level="2"><text:bookmark text:name="inserting-and-updating-related-models"/><text:a xlink:type="simple" xlink:href="https://laravel.com/docs/8.x/eloquent-relationships#inserting-and-updating-related-models" text:style-name="Internet_20_link" text:visited-style-name="Visited_20_Internet_20_Link">Inserting &amp; Updating Related Models</text:a></text:h>
      <text:h text:style-name="Heading_20_3" text:outline-level="3"><text:bookmark text:name="the-save-method"/><text:a xlink:type="simple" xlink:href="https://laravel.com/docs/8.x/eloquent-relationships#the-save-method" text:style-name="Internet_20_link" text:visited-style-name="Visited_20_Internet_20_Link">The Save Method</text:a></text:h>
      <text:p text:style-name="P10">Eloquent предоставляет удобные методы для добавления новых моделей в отношения. Например, возможно, вам нужно вставить новый комментарий для модели публикации. Вместо того, чтобы вручную устанавливать атрибут post_id в комментарии, вы можете вставить комментарий непосредственно из метода сохранения отношения:</text:p>
      <text:p text:style-name="P7"><text:span text:style-name="Source_20_Text">$comment = new App\Models\Comment(['message' =&gt; 'A new comment.']);</text:span></text:p>
      <text:p text:style-name="Preformatted_20_Text"/>
      <text:p text:style-name="Preformatted_20_Text"><text:span text:style-name="Source_20_Text">$post = App\Models\Post::find(1);</text:span></text:p>
      <text:p text:style-name="Preformatted_20_Text"/>
      <text:p text:style-name="P8"><text:span text:style-name="Source_20_Text">$post-&gt;comments()-&gt;save($comment);</text:span></text:p>
      <text:p text:style-name="P10">Обратите внимание, что мы не получили доступ к связи комментариев как к динамическому свойству. Вместо этого мы вызвали метод комментариев, чтобы получить экземпляр отношения. Метод save автоматически добавит соответствующее значение post_id в новую модель комментариев.<text:line-break/><text:line-break/>Если вам нужно сохранить несколько связанных моделей, вы можете использовать метод saveMany:</text:p>
      <text:p text:style-name="P7"><text:span text:style-name="Source_20_Text">$post = App\Models\Post::find(1);</text:span></text:p>
      <text:p text:style-name="Preformatted_20_Text"/>
      <text:p text:style-name="Preformatted_20_Text"><text:span text:style-name="Source_20_Text">$post-&gt;comments()-&gt;saveMany([</text:span></text:p>
      <text:p text:style-name="Preformatted_20_Text"><text:span text:style-name="Source_20_Text"><text:s text:c="4"/>new App\Models\Comment(['message' =&gt; 'A new comment.']),</text:span></text:p>
      <text:p text:style-name="Preformatted_20_Text"><text:span text:style-name="Source_20_Text"><text:s text:c="4"/>new App\Models\Comment(['message' =&gt; 'Another comment.']),</text:span></text:p>
      <text:p text:style-name="P8"><text:span text:style-name="Source_20_Text">]);</text:span></text:p>
      <text:p text:style-name="P10">Методы save и saveMany не будут добавлять новые модели ни в какие связи в памяти, которые уже загружены в родительскую модель. Если вы планируете получить доступ к <text:soft-page-break/>взаимосвязи после использования методов save или saveMany, вы можете использовать метод обновления для перезагрузки модели и ее взаимосвязей:</text:p>
      <text:p text:style-name="P7"><text:span text:style-name="Source_20_Text">$post-&gt;comments()-&gt;save($comment);</text:span></text:p>
      <text:p text:style-name="Preformatted_20_Text"/>
      <text:p text:style-name="Preformatted_20_Text"><text:span text:style-name="Source_20_Text">$post-&gt;refresh();</text:span></text:p>
      <text:p text:style-name="Preformatted_20_Text"/>
      <text:p text:style-name="Preformatted_20_Text"><text:span text:style-name="Source_20_Text">// All comments, including the newly saved comment...</text:span></text:p>
      <text:p text:style-name="P8"><text:span text:style-name="Source_20_Text">$post-&gt;comments;</text:span></text:p>
      <text:h text:style-name="Heading_20_4" text:outline-level="4"><text:bookmark text:name="the-push-method"/><text:a xlink:type="simple" xlink:href="https://laravel.com/docs/8.x/eloquent-relationships#the-push-method" text:style-name="Internet_20_link" text:visited-style-name="Visited_20_Internet_20_Link">Recursively Saving Models &amp; Relationships</text:a></text:h>
      <text:p text:style-name="P10">Если вы хотите сохранить свою модель и все связанные с ней отношения, вы можете использовать метод push:</text:p>
      <text:p text:style-name="P7"><text:span text:style-name="Source_20_Text">$post = App\Models\Post::find(1);</text:span></text:p>
      <text:p text:style-name="Preformatted_20_Text"/>
      <text:p text:style-name="Preformatted_20_Text"><text:span text:style-name="Source_20_Text">$post-&gt;comments[0]-&gt;message = 'Message';</text:span></text:p>
      <text:p text:style-name="Preformatted_20_Text"><text:span text:style-name="Source_20_Text">$post-&gt;comments[0]-&gt;author-&gt;name = 'Author Name';</text:span></text:p>
      <text:p text:style-name="Preformatted_20_Text"/>
      <text:p text:style-name="P8"><text:span text:style-name="Source_20_Text">$post-&gt;push();</text:span></text:p>
      <text:h text:style-name="Heading_20_3" text:outline-level="3"><text:bookmark text:name="the-create-method"/><text:a xlink:type="simple" xlink:href="https://laravel.com/docs/8.x/eloquent-relationships#the-create-method" text:style-name="Internet_20_link" text:visited-style-name="Visited_20_Internet_20_Link">The Create Method</text:a></text:h>
      <text:p text:style-name="P10">В дополнение к методам save и saveMany вы также можете использовать метод create, который принимает массив атрибутов, создает модель и вставляет ее в базу данных. Опять же, разница между save и create в том, что save принимает полный экземпляр модели Eloquent, а create принимает простой массив PHP:</text:p>
      <text:p text:style-name="P7"><text:span text:style-name="Source_20_Text">$post = App\Models\Post::find(1);</text:span></text:p>
      <text:p text:style-name="Preformatted_20_Text"/>
      <text:p text:style-name="Preformatted_20_Text"><text:span text:style-name="Source_20_Text">$comment = $post-&gt;comments()-&gt;create([</text:span></text:p>
      <text:p text:style-name="Preformatted_20_Text"><text:span text:style-name="Source_20_Text"><text:s text:c="4"/>'message' =&gt; 'A new comment.',</text:span></text:p>
      <text:p text:style-name="P8"><text:span text:style-name="Source_20_Text">]);</text:span></text:p>
      <text:p text:style-name="P10">Перед использованием метода create обязательно ознакомьтесь с документацией по массовому назначению атрибутов.</text:p>
      <text:p text:style-name="P10">Вы можете использовать метод createMany для создания нескольких связанных моделей:</text:p>
      <text:p text:style-name="P7"><text:span text:style-name="Source_20_Text">$post = App\Models\Post::find(1);</text:span></text:p>
      <text:p text:style-name="Preformatted_20_Text"/>
      <text:p text:style-name="Preformatted_20_Text"><text:span text:style-name="Source_20_Text">$post-&gt;comments()-&gt;createMany([</text:span></text:p>
      <text:p text:style-name="Preformatted_20_Text"><text:span text:style-name="Source_20_Text"><text:s text:c="4"/>[</text:span></text:p>
      <text:p text:style-name="Preformatted_20_Text"><text:span text:style-name="Source_20_Text"><text:s text:c="8"/>'message' =&gt; 'A new comment.',</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8"/>'message' =&gt; 'Another new comment.',</text:span></text:p>
      <text:p text:style-name="Preformatted_20_Text"><text:span text:style-name="Source_20_Text"><text:s text:c="4"/>],</text:span></text:p>
      <text:p text:style-name="P8"><text:span text:style-name="Source_20_Text">]);</text:span></text:p>
      <text:p text:style-name="P10">Вы также можете использовать методы findOrNew, firstOrNew, firstOrCreate и updateOrCreate для создания и обновления моделей отношений.</text:p>
      <text:p text:style-name="P10"/>
      <text:h text:style-name="P5" text:outline-level="3"><text:bookmark text:name="updating-belongs-to-relationships"/><text:a xlink:type="simple" xlink:href="https://laravel.com/docs/8.x/eloquent-relationships#updating-belongs-to-relationships" text:style-name="Internet_20_link" text:visited-style-name="Visited_20_Internet_20_Link">Belongs To Relationships</text:a></text:h>
      <text:p text:style-name="P10">При обновлении отношения ownTo вы можете использовать метод associate. Этот метод установит внешний ключ для дочерней модели:</text:p>
      <text:p text:style-name="P7"><text:span text:style-name="Source_20_Text">$account = App\Models\Account::find(10);</text:span></text:p>
      <text:p text:style-name="Preformatted_20_Text"/>
      <text:p text:style-name="Preformatted_20_Text"><text:span text:style-name="Source_20_Text">$user-&gt;account()-&gt;associate($account);</text:span></text:p>
      <text:p text:style-name="Preformatted_20_Text"/>
      <text:p text:style-name="P8"><text:span text:style-name="Source_20_Text">$user-&gt;save();</text:span></text:p>
      <text:p text:style-name="P10"><text:soft-page-break/>При удалении отношения ownTo можно использовать метод диссоциации. Этот метод установит для внешнего ключа отношения значение null:</text:p>
      <text:p text:style-name="P7"><text:span text:style-name="Source_20_Text">$user-&gt;account()-&gt;dissociate();</text:span></text:p>
      <text:p text:style-name="Preformatted_20_Text"/>
      <text:p text:style-name="P8"><text:span text:style-name="Source_20_Text">$user-&gt;save();</text:span></text:p>
      <text:h text:style-name="Heading_20_4" text:outline-level="4"><text:bookmark text:name="default-models"/><text:a xlink:type="simple" xlink:href="https://laravel.com/docs/8.x/eloquent-relationships#default-models" text:style-name="Internet_20_link" text:visited-style-name="Visited_20_Internet_20_Link">Default Models</text:a></text:h>
      <text:p text:style-name="P10">Отношения ownTo, hasOne, hasOneThrough и morphOne позволяют определить модель по умолчанию, которая будет возвращена, если данное отношение равно null. Этот шаблон часто называют шаблоном нулевого объекта и может помочь удалить условные проверки в вашем коде. В следующем примере отношение пользователя вернет пустую модель App \ Models \ User, если к сообщению не прикреплен пользователь:</text:p>
      <text:p text:style-name="P7"><text:span text:style-name="Source_20_Text">/**</text:span></text:p>
      <text:p text:style-name="Preformatted_20_Text"><text:span text:style-name="Source_20_Text"><text:s/>* Get the author of the post.</text:span></text:p>
      <text:p text:style-name="Preformatted_20_Text"><text:span text:style-name="Source_20_Text"><text:s/>*/</text:span></text:p>
      <text:p text:style-name="Preformatted_20_Text"><text:span text:style-name="Source_20_Text">public function user()</text:span></text:p>
      <text:p text:style-name="Preformatted_20_Text"><text:span text:style-name="Source_20_Text">{</text:span></text:p>
      <text:p text:style-name="Preformatted_20_Text"><text:span text:style-name="Source_20_Text"><text:s text:c="4"/>return $this-&gt;belongsTo('App\Models\User')-&gt;withDefault();</text:span></text:p>
      <text:p text:style-name="P8"><text:span text:style-name="Source_20_Text">}</text:span></text:p>
      <text:p text:style-name="P10">Чтобы заполнить модель по умолчанию атрибутами, вы можете передать массив или Closure методу withDefault:</text:p>
      <text:p text:style-name="P7"><text:span text:style-name="Source_20_Text">/**</text:span></text:p>
      <text:p text:style-name="Preformatted_20_Text"><text:span text:style-name="Source_20_Text"><text:s/>* Get the author of the post.</text:span></text:p>
      <text:p text:style-name="Preformatted_20_Text"><text:span text:style-name="Source_20_Text"><text:s/>*/</text:span></text:p>
      <text:p text:style-name="Preformatted_20_Text"><text:span text:style-name="Source_20_Text">public function user()</text:span></text:p>
      <text:p text:style-name="Preformatted_20_Text"><text:span text:style-name="Source_20_Text">{</text:span></text:p>
      <text:p text:style-name="Preformatted_20_Text"><text:span text:style-name="Source_20_Text"><text:s text:c="4"/>return $this-&gt;belongsTo('App\Models\User')-&gt;withDefault([</text:span></text:p>
      <text:p text:style-name="Preformatted_20_Text"><text:span text:style-name="Source_20_Text"><text:s text:c="8"/>'name' =&gt; 'Guest Author',</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text:span></text:p>
      <text:p text:style-name="Preformatted_20_Text"><text:span text:style-name="Source_20_Text"><text:s/>* Get the author of the post.</text:span></text:p>
      <text:p text:style-name="Preformatted_20_Text"><text:span text:style-name="Source_20_Text"><text:s/>*/</text:span></text:p>
      <text:p text:style-name="Preformatted_20_Text"><text:span text:style-name="Source_20_Text">public function user()</text:span></text:p>
      <text:p text:style-name="Preformatted_20_Text"><text:span text:style-name="Source_20_Text">{</text:span></text:p>
      <text:p text:style-name="Preformatted_20_Text"><text:span text:style-name="Source_20_Text"><text:s text:c="4"/>return $this-&gt;belongsTo('App\Models\User')-&gt;withDefault(function ($user, $post) {</text:span></text:p>
      <text:p text:style-name="Preformatted_20_Text"><text:span text:style-name="Source_20_Text"><text:s text:c="8"/>$user-&gt;name = 'Guest Author';</text:span></text:p>
      <text:p text:style-name="Preformatted_20_Text"><text:span text:style-name="Source_20_Text"><text:s text:c="4"/>});</text:span></text:p>
      <text:p text:style-name="P8"><text:span text:style-name="Source_20_Text">}</text:span></text:p>
      <text:h text:style-name="Heading_20_3" text:outline-level="3"><text:bookmark text:name="updating-many-to-many-relationships"/><text:a xlink:type="simple" xlink:href="https://laravel.com/docs/8.x/eloquent-relationships#updating-many-to-many-relationships" text:style-name="Internet_20_link" text:visited-style-name="Visited_20_Internet_20_Link">Many To Many Relationships</text:a></text:h>
      <text:h text:style-name="Heading_20_4" text:outline-level="4"><text:bookmark text:name="attaching-detaching"/><text:a xlink:type="simple" xlink:href="https://laravel.com/docs/8.x/eloquent-relationships#attaching-detaching" text:style-name="Internet_20_link" text:visited-style-name="Visited_20_Internet_20_Link">Attaching / Detaching</text:a></text:h>
      <text:p text:style-name="P10">Eloquent также предоставляет несколько дополнительных вспомогательных методов, чтобы сделать работу со связанными моделями более удобной. Например, представим, что у пользователя может быть много ролей, а у роли может быть много пользователей. Чтобы прикрепить роль к пользователю, вставив запись в промежуточную таблицу, которая объединяет модели, используйте метод attach:</text:p>
      <text:p text:style-name="P7"><text:span text:style-name="Source_20_Text">$user = App\Models\User::find(1);</text:span></text:p>
      <text:p text:style-name="Preformatted_20_Text"/>
      <text:p text:style-name="P8"><text:span text:style-name="Source_20_Text">$user-&gt;roles()-&gt;attach($roleId);</text:span></text:p>
      <text:p text:style-name="P10"><text:soft-page-break/>При присоединении отношения к модели вы также можете передать массив дополнительных данных для вставки в промежуточную таблицу:</text:p>
      <text:p text:style-name="P9"><text:span text:style-name="Source_20_Text">$user-&gt;roles()-&gt;attach($roleId, ['expires' =&gt; $expires]);</text:span></text:p>
      <text:p text:style-name="P10">Иногда может потребоваться удалить роль пользователя. Чтобы удалить запись отношения «многие ко многим», используйте метод detach. Метод detach удалит соответствующую запись из промежуточной таблицы; однако обе модели останутся в базе данных:</text:p>
      <text:p text:style-name="P7"><text:span text:style-name="Source_20_Text">// Detach a single role from the user...</text:span></text:p>
      <text:p text:style-name="Preformatted_20_Text"><text:span text:style-name="Source_20_Text">$user-&gt;roles()-&gt;detach($roleId);</text:span></text:p>
      <text:p text:style-name="Preformatted_20_Text"/>
      <text:p text:style-name="Preformatted_20_Text"><text:span text:style-name="Source_20_Text">// Detach all roles from the user...</text:span></text:p>
      <text:p text:style-name="P8"><text:span text:style-name="Source_20_Text">$user-&gt;roles()-&gt;detach();</text:span></text:p>
      <text:p text:style-name="P10">Для удобства команды attach и detach также принимают в качестве входных данных массивы идентификаторов:</text:p>
      <text:p text:style-name="P7"><text:span text:style-name="Source_20_Text">$user = App\Models\User::find(1);</text:span></text:p>
      <text:p text:style-name="Preformatted_20_Text"/>
      <text:p text:style-name="Preformatted_20_Text"><text:span text:style-name="Source_20_Text">$user-&gt;roles()-&gt;detach([1, 2, 3]);</text:span></text:p>
      <text:p text:style-name="Preformatted_20_Text"/>
      <text:p text:style-name="Preformatted_20_Text"><text:span text:style-name="Source_20_Text">$user-&gt;roles()-&gt;attach([</text:span></text:p>
      <text:p text:style-name="Preformatted_20_Text"><text:span text:style-name="Source_20_Text"><text:s text:c="4"/>1 =&gt; ['expires' =&gt; $expires],</text:span></text:p>
      <text:p text:style-name="Preformatted_20_Text"><text:span text:style-name="Source_20_Text"><text:s text:c="4"/>2 =&gt; ['expires' =&gt; $expires],</text:span></text:p>
      <text:p text:style-name="P8"><text:span text:style-name="Source_20_Text">]);</text:span></text:p>
      <text:h text:style-name="Heading_20_4" text:outline-level="4"><text:bookmark text:name="syncing-associations"/><text:a xlink:type="simple" xlink:href="https://laravel.com/docs/8.x/eloquent-relationships#syncing-associations" text:style-name="Internet_20_link" text:visited-style-name="Visited_20_Internet_20_Link">Syncing Associations</text:a></text:h>
      <text:p text:style-name="P10">Вы также можете использовать метод sync для создания ассоциаций "многие ко многим". Метод синхронизации принимает массив идентификаторов для размещения в промежуточной таблице. Любые идентификаторы, которых нет в данном массиве, будут удалены из промежуточной таблицы. Итак, после завершения этой операции в промежуточной таблице будут существовать только идентификаторы из данного массива:</text:p>
      <text:p text:style-name="P9"><text:span text:style-name="Source_20_Text">$user-&gt;roles()-&gt;sync([1, 2, 3]);</text:span></text:p>
      <text:p text:style-name="P10">Вы также можете передать дополнительные промежуточные значения таблицы с идентификаторами:</text:p>
      <text:p text:style-name="P9"><text:span text:style-name="Source_20_Text">$user-&gt;roles()-&gt;sync([1 =&gt; ['expires' =&gt; true], 2, 3]);</text:span></text:p>
      <text:p text:style-name="P10">Если вы не хотите отделять существующие идентификаторы, вы можете использовать метод syncWithoutDetaching:</text:p>
      <text:p text:style-name="P9"><text:span text:style-name="Source_20_Text">$user-&gt;roles()-&gt;syncWithoutDetaching([1, 2, 3]);</text:span></text:p>
      <text:h text:style-name="Heading_20_4" text:outline-level="4"><text:bookmark text:name="toggling-associations"/><text:a xlink:type="simple" xlink:href="https://laravel.com/docs/8.x/eloquent-relationships#toggling-associations" text:style-name="Internet_20_link" text:visited-style-name="Visited_20_Internet_20_Link">Toggling Associations</text:a></text:h>
      <text:p text:style-name="P10">Отношение «многие ко многим» также предоставляет метод переключения, который «переключает» статус прикрепления данных идентификаторов. Если данный идентификатор в настоящее время прикреплен, он будет отключен. Точно так же, если он в настоящее время отсоединен, он будет прикреплен:</text:p>
      <text:p text:style-name="P9"><text:span text:style-name="Source_20_Text">$user-&gt;roles()-&gt;toggle([1, 2, 3]);</text:span></text:p>
      <text:h text:style-name="Heading_20_4" text:outline-level="4"><text:bookmark text:name="saving-additional-data-on-a-pivot-table"/><text:a xlink:type="simple" xlink:href="https://laravel.com/docs/8.x/eloquent-relationships#saving-additional-data-on-a-pivot-table" text:style-name="Internet_20_link" text:visited-style-name="Visited_20_Internet_20_Link">Saving Additional Data On A Pivot Table</text:a></text:h>
      <text:p text:style-name="P10">При работе с отношением «многие ко многим» метод save принимает массив дополнительных атрибутов промежуточной таблицы в качестве второго аргумента:</text:p>
      <text:p text:style-name="P9"><text:span text:style-name="Source_20_Text">App\Models\User::find(1)-&gt;roles()-&gt;save($role, ['expires' =&gt; $expires]);</text:span></text:p>
      <text:h text:style-name="Heading_20_4" text:outline-level="4"><text:bookmark text:name="updating-a-record-on-a-pivot-table"/><text:soft-page-break/><text:a xlink:type="simple" xlink:href="https://laravel.com/docs/8.x/eloquent-relationships#updating-a-record-on-a-pivot-table" text:style-name="Internet_20_link" text:visited-style-name="Visited_20_Internet_20_Link">Updating A Record On A Pivot Table</text:a></text:h>
      <text:p text:style-name="P10">Если вам нужно обновить существующую строку в сводной таблице, вы можете использовать метод updateExistingPivot. Этот метод принимает внешний ключ сводной записи и массив атрибутов для обновления:</text:p>
      <text:p text:style-name="P7"><text:span text:style-name="Source_20_Text">$user = App\Models\User::find(1);</text:span></text:p>
      <text:p text:style-name="Preformatted_20_Text"/>
      <text:p text:style-name="P8"><text:span text:style-name="Source_20_Text">$user-&gt;roles()-&gt;updateExistingPivot($roleId, $attributes);</text:span></text:p>
      <text:h text:style-name="Heading_20_2" text:outline-level="2"><text:bookmark text:name="touching-parent-timestamps"/><text:a xlink:type="simple" xlink:href="https://laravel.com/docs/8.x/eloquent-relationships#touching-parent-timestamps" text:style-name="Internet_20_link" text:visited-style-name="Visited_20_Internet_20_Link">Touching Parent Timestamps</text:a></text:h>
      <text:p text:style-name="P10">Когда модель принадлежит к или принадлежит многим другой модели, такой как комментарий, который принадлежит сообщению, иногда бывает полезно обновить метку времени родителя при обновлении дочерней модели. Например, когда модель комментария обновляется, вы можете захотеть автоматически "прикоснуться" к временной отметке updated_at записи-владельца. Eloquent упрощает задачу. Просто добавьте в дочернюю модель свойство touch, содержащее имена отношений:</text:p>
      <text:p text:style-name="P7"><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pan text:style-name="Source_20_Text">use Illuminate\Database\Eloquent\Model;</text:span></text:p>
      <text:p text:style-name="Preformatted_20_Text"/>
      <text:p text:style-name="Preformatted_20_Text"><text:span text:style-name="Source_20_Text">class Comment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All of the relationships to be touched.</text:span></text:p>
      <text:p text:style-name="Preformatted_20_Text"><text:span text:style-name="Source_20_Text"><text:s text:c="5"/>*</text:span></text:p>
      <text:p text:style-name="Preformatted_20_Text"><text:span text:style-name="Source_20_Text"><text:s text:c="5"/>* @var array</text:span></text:p>
      <text:p text:style-name="Preformatted_20_Text"><text:span text:style-name="Source_20_Text"><text:s text:c="5"/>*/</text:span></text:p>
      <text:p text:style-name="Preformatted_20_Text"><text:span text:style-name="Source_20_Text"><text:s text:c="4"/>protected $touches = ['post'];</text:span></text:p>
      <text:p text:style-name="Preformatted_20_Text"/>
      <text:p text:style-name="Preformatted_20_Text"><text:span text:style-name="Source_20_Text"><text:s text:c="4"/>/**</text:span></text:p>
      <text:p text:style-name="Preformatted_20_Text"><text:span text:style-name="Source_20_Text"><text:s text:c="5"/>* Get the post that the comment belongs to.</text:span></text:p>
      <text:p text:style-name="Preformatted_20_Text"><text:span text:style-name="Source_20_Text"><text:s text:c="5"/>*/</text:span></text:p>
      <text:p text:style-name="Preformatted_20_Text"><text:span text:style-name="Source_20_Text"><text:s text:c="4"/>public function post()</text:span></text:p>
      <text:p text:style-name="Preformatted_20_Text"><text:span text:style-name="Source_20_Text"><text:s text:c="4"/>{</text:span></text:p>
      <text:p text:style-name="Preformatted_20_Text"><text:span text:style-name="Source_20_Text"><text:s text:c="8"/>return $this-&gt;belongsTo('App\Models\Post');</text:span></text:p>
      <text:p text:style-name="Preformatted_20_Text"><text:span text:style-name="Source_20_Text"><text:s text:c="4"/>}</text:span></text:p>
      <text:p text:style-name="P8"><text:span text:style-name="Source_20_Text">}</text:span></text:p>
      <text:p text:style-name="P10">Теперь, когда вы обновляете комментарий, у владельца Post также будет обновлен столбец updated_at, чтобы было удобнее узнать, когда сделать недействительным кеш модели Post:</text:p>
      <text:p text:style-name="P7"><text:span text:style-name="Source_20_Text">$comment = App\Models\Comment::find(1);</text:span></text:p>
      <text:p text:style-name="Preformatted_20_Text"/>
      <text:p text:style-name="Preformatted_20_Text"><text:span text:style-name="Source_20_Text">$comment-&gt;text = 'Edit to this comment!';</text:span></text:p>
      <text:p text:style-name="Preformatted_20_Text"/>
      <text:p text:style-name="P8"><text:span text:style-name="Source_20_Text">$comment-&gt;save();</text:span></text:p>
      <text:p text:style-name="P10"/>
      <text:p text:style-name="P10"/>
      <text:p text:style-name="P10"/>
      <text:p text:style-name="P10"/>
      <text:p text:style-name="P10"/>
      <text:p text:style-name="P10"/>
      <text:p text:style-name="P10"/>
      <text:p text:style-name="P10"/>
      <text:p text:style-name="P10"/>
      <text:h text:style-name="P2" text:outline-level="1"><text:soft-page-break/>Eloquent: Collections</text:h>
      <text:list xml:id="list551819763" text:style-name="L3">
        <text:list-item>
          <text:p text:style-name="P27"><text:a xlink:type="simple" xlink:href="https://laravel.com/docs/8.x/eloquent-collections#introduction" text:style-name="Internet_20_link" text:visited-style-name="Visited_20_Internet_20_Link">Introduction</text:a> <text:span text:style-name="T6">(</text:span><text:span text:style-name="T3">Введение</text:span><text:span text:style-name="T6">)</text:span></text:p>
        </text:list-item>
        <text:list-item>
          <text:p text:style-name="P27"><text:a xlink:type="simple" xlink:href="https://laravel.com/docs/8.x/eloquent-collections#available-methods" text:style-name="Internet_20_link" text:visited-style-name="Visited_20_Internet_20_Link">Available Methods</text:a> <text:span text:style-name="T6">(</text:span><text:span text:style-name="T3">Доступные методы</text:span><text:span text:style-name="T6">)</text:span></text:p>
        </text:list-item>
        <text:list-item>
          <text:p text:style-name="P23"><text:a xlink:type="simple" xlink:href="https://laravel.com/docs/8.x/eloquent-collections#custom-collections" text:style-name="Internet_20_link" text:visited-style-name="Visited_20_Internet_20_Link">Custom Collections</text:a> <text:span text:style-name="T6">(</text:span><text:span text:style-name="T3">Собственные коллекции</text:span><text:span text:style-name="T6">)</text:span></text:p>
        </text:list-item>
      </text:list>
      <text:p text:style-name="Text_20_body"><text:span text:style-name="T1"/></text:p>
      <text:h text:style-name="Heading_20_2" text:outline-level="2"><text:bookmark text:name="introduction4"/><text:bookmark text:name="introduction1"/><text:a xlink:type="simple" xlink:href="https://laravel.com/docs/8.x/eloquent-collections#introduction" text:style-name="Internet_20_link" text:visited-style-name="Visited_20_Internet_20_Link">Introduction</text:a></text:h>
      <text:p text:style-name="P10">Все мультирезультатные наборы, возвращаемые Eloquent, являются экземплярами объекта Illuminate \ Database \ Eloquent \ Collection, включая результаты, полученные с помощью метода get или доступные через отношения. Объект коллекции Eloquent расширяет базовую коллекцию Laravel, поэтому он естественным образом наследует десятки методов, используемых для плавной работы с базовым массивом моделей Eloquent.<text:line-break/><text:line-break/>Все коллекции также служат итераторами, что позволяет вам перебирать их, как если бы они были простыми массивами PHP:</text:p>
      <text:p text:style-name="P7"><text:span text:style-name="Source_20_Text">$users = App\Models\User::where('active', 1)-&gt;get();</text:span></text:p>
      <text:p text:style-name="Preformatted_20_Text"/>
      <text:p text:style-name="Preformatted_20_Text"><text:span text:style-name="Source_20_Text">foreach ($users as $user) {</text:span></text:p>
      <text:p text:style-name="Preformatted_20_Text"><text:span text:style-name="Source_20_Text"><text:s text:c="4"/>echo $user-&gt;name;</text:span></text:p>
      <text:p text:style-name="P8"><text:span text:style-name="Source_20_Text">}</text:span></text:p>
      <text:p text:style-name="P10">Однако коллекции намного мощнее массивов и предоставляют множество операций сопоставления / сокращения, которые могут быть связаны с помощью интуитивно понятного интерфейса. Например, давайте удалим все неактивные модели и соберем имя для каждого оставшегося пользователя:</text:p>
      <text:p text:style-name="P7"><text:span text:style-name="Source_20_Text">$users = App\Models\User::all();</text:span></text:p>
      <text:p text:style-name="Preformatted_20_Text"/>
      <text:p text:style-name="Preformatted_20_Text"><text:span text:style-name="Source_20_Text">$names = $users-&gt;reject(function ($user) {</text:span></text:p>
      <text:p text:style-name="Preformatted_20_Text"><text:span text:style-name="Source_20_Text"><text:s text:c="4"/>return $user-&gt;active === false;</text:span></text:p>
      <text:p text:style-name="Preformatted_20_Text"><text:span text:style-name="Source_20_Text">})</text:span></text:p>
      <text:p text:style-name="Preformatted_20_Text"><text:span text:style-name="Source_20_Text">-&gt;map(function ($user) {</text:span></text:p>
      <text:p text:style-name="Preformatted_20_Text"><text:span text:style-name="Source_20_Text"><text:s text:c="4"/>return $user-&gt;name;</text:span></text:p>
      <text:p text:style-name="P8"><text:span text:style-name="Source_20_Text">});</text:span></text:p>
      <text:p text:style-name="P10">В то время как большинство методов коллекции Eloquent возвращают новый экземпляр коллекции Eloquent, методы pluck, keys, zip, collapse, flatten и flip возвращают базовый экземпляр коллекции. Точно так же, если операция карты возвращает коллекцию, не содержащую никаких моделей Eloquent, она будет автоматически преобразована в базовую коллекцию.</text:p>
      <text:p text:style-name="P10"/>
      <text:h text:style-name="P4" text:outline-level="2"><text:bookmark text:name="available-methods"/><text:a xlink:type="simple" xlink:href="https://laravel.com/docs/8.x/eloquent-collections#available-methods" text:style-name="Internet_20_link" text:visited-style-name="Visited_20_Internet_20_Link">Available Methods</text:a></text:h>
      <text:p text:style-name="P10">Все коллекции Eloquent расширяют базовый объект коллекции Laravel; поэтому они наследуют все мощные методы, предоставляемые классом базовой коллекции.<text:line-break/><text:line-break/>Кроме того, класс Illuminate \ Database \ Eloquent \ Collection предоставляет расширенный набор методов, помогающих управлять коллекциями ваших моделей. Большинство методов возвращают экземпляры Illuminate \ Database \ Eloquent \ Collection; однако некоторые методы возвращают базовый экземпляр Illuminate \ Support \ Collection.</text:p>
      <text:p text:style-name="P22"><text:soft-page-break/><text:a xlink:type="simple" xlink:href="https://laravel.com/docs/8.x/eloquent-collections#method-contains" text:style-name="Internet_20_link" text:visited-style-name="Visited_20_Internet_20_Link">contains</text:a> <text:a xlink:type="simple" xlink:href="https://laravel.com/docs/8.x/eloquent-collections#method-diff" text:style-name="Internet_20_link" text:visited-style-name="Visited_20_Internet_20_Link">diff</text:a> <text:a xlink:type="simple" xlink:href="https://laravel.com/docs/8.x/eloquent-collections#method-except" text:style-name="Internet_20_link" text:visited-style-name="Visited_20_Internet_20_Link">except</text:a> <text:a xlink:type="simple" xlink:href="https://laravel.com/docs/8.x/eloquent-collections#method-find" text:style-name="Internet_20_link" text:visited-style-name="Visited_20_Internet_20_Link">find</text:a> <text:a xlink:type="simple" xlink:href="https://laravel.com/docs/8.x/eloquent-collections#method-fresh" text:style-name="Internet_20_link" text:visited-style-name="Visited_20_Internet_20_Link">fresh</text:a> <text:a xlink:type="simple" xlink:href="https://laravel.com/docs/8.x/eloquent-collections#method-intersect" text:style-name="Internet_20_link" text:visited-style-name="Visited_20_Internet_20_Link">intersect</text:a> <text:a xlink:type="simple" xlink:href="https://laravel.com/docs/8.x/eloquent-collections#method-load" text:style-name="Internet_20_link" text:visited-style-name="Visited_20_Internet_20_Link">load</text:a> <text:a xlink:type="simple" xlink:href="https://laravel.com/docs/8.x/eloquent-collections#method-loadMissing" text:style-name="Internet_20_link" text:visited-style-name="Visited_20_Internet_20_Link">loadMissing</text:a> <text:a xlink:type="simple" xlink:href="https://laravel.com/docs/8.x/eloquent-collections#method-modelKeys" text:style-name="Internet_20_link" text:visited-style-name="Visited_20_Internet_20_Link">modelKeys</text:a> <text:a xlink:type="simple" xlink:href="https://laravel.com/docs/8.x/eloquent-collections#method-makeVisible" text:style-name="Internet_20_link" text:visited-style-name="Visited_20_Internet_20_Link">makeVisible</text:a> <text:a xlink:type="simple" xlink:href="https://laravel.com/docs/8.x/eloquent-collections#method-makeHidden" text:style-name="Internet_20_link" text:visited-style-name="Visited_20_Internet_20_Link">makeHidden</text:a> <text:a xlink:type="simple" xlink:href="https://laravel.com/docs/8.x/eloquent-collections#method-only" text:style-name="Internet_20_link" text:visited-style-name="Visited_20_Internet_20_Link">only</text:a> <text:a xlink:type="simple" xlink:href="https://laravel.com/docs/8.x/eloquent-collections#method-toquery" text:style-name="Internet_20_link" text:visited-style-name="Visited_20_Internet_20_Link">toQuery</text:a> <text:a xlink:type="simple" xlink:href="https://laravel.com/docs/8.x/eloquent-collections#method-unique" text:style-name="Internet_20_link" text:visited-style-name="Visited_20_Internet_20_Link">unique</text:a></text:p>
      <text:h text:style-name="Heading_20_4" text:outline-level="4"><text:bookmark text:name="method-contains"/><text:a xlink:type="simple" xlink:href="https://laravel.com/docs/8.x/eloquent-collections#method-contains" text:style-name="Internet_20_link" text:visited-style-name="Visited_20_Internet_20_Link"><text:span text:style-name="Source_20_Text">contains($key, $operator = null, $value = null)</text:span></text:a></text:h>
      <text:p text:style-name="P10">Метод contains может использоваться для определения того, содержится ли данный экземпляр модели в коллекции. Этот метод принимает первичный ключ или экземпляр модели:</text:p>
      <text:p text:style-name="P7"><text:span text:style-name="Source_20_Text">$users-&gt;contains(1);</text:span></text:p>
      <text:p text:style-name="Preformatted_20_Text"/>
      <text:p text:style-name="P8"><text:span text:style-name="Source_20_Text">$users-&gt;contains(User::find(1));</text:span></text:p>
      <text:h text:style-name="Heading_20_4" text:outline-level="4"><text:bookmark text:name="method-diff"/><text:a xlink:type="simple" xlink:href="https://laravel.com/docs/8.x/eloquent-collections#method-diff" text:style-name="Internet_20_link" text:visited-style-name="Visited_20_Internet_20_Link"><text:span text:style-name="Source_20_Text">diff($items)</text:span></text:a></text:h>
      <text:p text:style-name="P10">Метод diff возвращает все модели, которых нет в данной коллекции:</text:p>
      <text:p text:style-name="P7"><text:span text:style-name="Source_20_Text">use App\Models\User;</text:span></text:p>
      <text:p text:style-name="Preformatted_20_Text"/>
      <text:p text:style-name="P8"><text:span text:style-name="Source_20_Text">$users = $users-&gt;diff(User::whereIn('id', [1, 2, 3])-&gt;get());</text:span></text:p>
      <text:h text:style-name="Heading_20_4" text:outline-level="4"><text:bookmark text:name="method-except"/><text:a xlink:type="simple" xlink:href="https://laravel.com/docs/8.x/eloquent-collections#method-except" text:style-name="Internet_20_link" text:visited-style-name="Visited_20_Internet_20_Link"><text:span text:style-name="Source_20_Text">except($keys)</text:span></text:a></text:h>
      <text:p text:style-name="P10">Метод except возвращает все модели, у которых нет данных первичных ключей:</text:p>
      <text:p text:style-name="P9"><text:span text:style-name="Source_20_Text">$users = $users-&gt;except([1, 2, 3]);</text:span></text:p>
      <text:h text:style-name="Heading_20_4" text:outline-level="4"><text:bookmark text:name="method-find"/><text:a xlink:type="simple" xlink:href="https://laravel.com/docs/8.x/eloquent-collections#method-find" text:style-name="Internet_20_link" text:visited-style-name="Visited_20_Internet_20_Link"><text:span text:style-name="Source_20_Text">find($key)</text:span></text:a></text:h>
      <text:p text:style-name="P10">Метод find находит модель с заданным первичным ключом. Если $ key является экземпляром модели, find попытается вернуть модель, соответствующую первичному ключу. Если $ key является массивом ключей, find вернет все модели, которые соответствуют $ keys, используя whereIn ():</text:p>
      <text:p text:style-name="P7"><text:span text:style-name="Source_20_Text">$users = User::all();</text:span></text:p>
      <text:p text:style-name="Preformatted_20_Text"/>
      <text:p text:style-name="P8"><text:span text:style-name="Source_20_Text">$user = $users-&gt;find(1);</text:span></text:p>
      <text:h text:style-name="Heading_20_4" text:outline-level="4"><text:bookmark text:name="method-fresh"/><text:a xlink:type="simple" xlink:href="https://laravel.com/docs/8.x/eloquent-collections#method-fresh" text:style-name="Internet_20_link" text:visited-style-name="Visited_20_Internet_20_Link"><text:span text:style-name="Source_20_Text">fresh($with = [])</text:span></text:a></text:h>
      <text:p text:style-name="P10">Метод fresh извлекает из базы данных свежий экземпляр каждой модели в коллекции. Кроме того, будут загружены любые указанные отношения:</text:p>
      <text:p text:style-name="P7"><text:span text:style-name="Source_20_Text">$users = $users-&gt;fresh();</text:span></text:p>
      <text:p text:style-name="Preformatted_20_Text"/>
      <text:p text:style-name="P8"><text:span text:style-name="Source_20_Text">$users = $users-&gt;fresh('comments');</text:span></text:p>
      <text:h text:style-name="Heading_20_4" text:outline-level="4"><text:bookmark text:name="method-intersect"/><text:a xlink:type="simple" xlink:href="https://laravel.com/docs/8.x/eloquent-collections#method-intersect" text:style-name="Internet_20_link" text:visited-style-name="Visited_20_Internet_20_Link"><text:span text:style-name="Source_20_Text">intersect($items)</text:span></text:a></text:h>
      <text:p text:style-name="P10">Метод пересечения возвращает все модели, которые также присутствуют в данной коллекции:</text:p>
      <text:p text:style-name="P7"><text:span text:style-name="Source_20_Text">use App\Models\User;</text:span></text:p>
      <text:p text:style-name="Preformatted_20_Text"/>
      <text:p text:style-name="P8"><text:span text:style-name="Source_20_Text">$users = $users-&gt;intersect(User::whereIn('id', [1, 2, 3])-&gt;get());</text:span></text:p>
      <text:h text:style-name="Heading_20_4" text:outline-level="4"><text:bookmark text:name="method-load"/><text:a xlink:type="simple" xlink:href="https://laravel.com/docs/8.x/eloquent-collections#method-load" text:style-name="Internet_20_link" text:visited-style-name="Visited_20_Internet_20_Link"><text:span text:style-name="Source_20_Text">load($relations)</text:span></text:a></text:h>
      <text:p text:style-name="P10">Метод load загружает заданные отношения для всех моделей в коллекции:</text:p>
      <text:p text:style-name="P7"><text:span text:style-name="Source_20_Text">$users-&gt;load('comments', 'posts');</text:span></text:p>
      <text:p text:style-name="Preformatted_20_Text"/>
      <text:p text:style-name="P8"><text:span text:style-name="Source_20_Text">$users-&gt;load('comments.author');</text:span></text:p>
      <text:h text:style-name="Heading_20_4" text:outline-level="4"><text:bookmark text:name="method-loadMissing"/><text:soft-page-break/><text:a xlink:type="simple" xlink:href="https://laravel.com/docs/8.x/eloquent-collections#method-loadMissing" text:style-name="Internet_20_link" text:visited-style-name="Visited_20_Internet_20_Link"><text:span text:style-name="Source_20_Text">loadMissing($relations)</text:span></text:a></text:h>
      <text:p text:style-name="P10">Метод loadMissing загружает заданные отношения для всех моделей в коллекции, если отношения еще не загружены:</text:p>
      <text:p text:style-name="P7"><text:span text:style-name="Source_20_Text">$users-&gt;loadMissing('comments', 'posts');</text:span></text:p>
      <text:p text:style-name="Preformatted_20_Text"/>
      <text:p text:style-name="P8"><text:span text:style-name="Source_20_Text">$users-&gt;loadMissing('comments.author');</text:span></text:p>
      <text:h text:style-name="Heading_20_4" text:outline-level="4"><text:bookmark text:name="method-modelKeys"/><text:a xlink:type="simple" xlink:href="https://laravel.com/docs/8.x/eloquent-collections#method-modelKeys" text:style-name="Internet_20_link" text:visited-style-name="Visited_20_Internet_20_Link"><text:span text:style-name="Source_20_Text">modelKeys()</text:span></text:a></text:h>
      <text:p text:style-name="P10">Метод modelKeys возвращает первичные ключи для всех моделей в коллекции:</text:p>
      <text:p text:style-name="P7"><text:span text:style-name="Source_20_Text">$users-&gt;modelKeys();</text:span></text:p>
      <text:p text:style-name="Preformatted_20_Text"/>
      <text:p text:style-name="P8"><text:span text:style-name="Source_20_Text">// [1, 2, 3, 4, 5]</text:span></text:p>
      <text:h text:style-name="Heading_20_4" text:outline-level="4"><text:bookmark text:name="method-makeVisible"/><text:a xlink:type="simple" xlink:href="https://laravel.com/docs/8.x/eloquent-collections#method-makeVisible" text:style-name="Internet_20_link" text:visited-style-name="Visited_20_Internet_20_Link"><text:span text:style-name="Source_20_Text">makeVisible($attributes)</text:span></text:a></text:h>
      <text:p text:style-name="P10">Метод makeVisible делает видимыми атрибуты, которые обычно «скрыты» на каждой модели в коллекции:</text:p>
      <text:p text:style-name="P9"><text:span text:style-name="Source_20_Text">$users = $users-&gt;makeVisible(['address', 'phone_number']);</text:span></text:p>
      <text:h text:style-name="Heading_20_4" text:outline-level="4"><text:bookmark text:name="method-makeHidden"/><text:a xlink:type="simple" xlink:href="https://laravel.com/docs/8.x/eloquent-collections#method-makeHidden" text:style-name="Internet_20_link" text:visited-style-name="Visited_20_Internet_20_Link"><text:span text:style-name="Source_20_Text">makeHidden($attributes)</text:span></text:a></text:h>
      <text:p text:style-name="P10">Метод makeHidden скрывает атрибуты, которые обычно "видимы" на каждой модели в коллекции:</text:p>
      <text:p text:style-name="P9"><text:span text:style-name="Source_20_Text">$users = $users-&gt;makeHidden(['address', 'phone_number']);</text:span></text:p>
      <text:h text:style-name="Heading_20_4" text:outline-level="4"><text:bookmark text:name="method-only"/><text:a xlink:type="simple" xlink:href="https://laravel.com/docs/8.x/eloquent-collections#method-only" text:style-name="Internet_20_link" text:visited-style-name="Visited_20_Internet_20_Link"><text:span text:style-name="Source_20_Text">only($keys)</text:span></text:a></text:h>
      <text:p text:style-name="P10">Единственный метод возвращает все модели с указанными первичными ключами:</text:p>
      <text:p text:style-name="P9"><text:span text:style-name="Source_20_Text">$users = $users-&gt;only([1, 2, 3]);</text:span></text:p>
      <text:h text:style-name="Heading_20_4" text:outline-level="4"><text:bookmark text:name="method-toquery"/><text:a xlink:type="simple" xlink:href="https://laravel.com/docs/8.x/eloquent-collections#method-toquery" text:style-name="Internet_20_link" text:visited-style-name="Visited_20_Internet_20_Link"><text:span text:style-name="Source_20_Text">toQuery()</text:span></text:a></text:h>
      <text:p text:style-name="P10">Метод toQuery возвращает экземпляр построителя запросов Eloquent, содержащий ограничение whereIn для первичных ключей модели коллекции:</text:p>
      <text:p text:style-name="P7"><text:span text:style-name="Source_20_Text">$users = App\Models\User::where('status', 'VIP')-&gt;get();</text:span></text:p>
      <text:p text:style-name="Preformatted_20_Text"/>
      <text:p text:style-name="Preformatted_20_Text"><text:span text:style-name="Source_20_Text">$users-&gt;toQuery()-&gt;update([</text:span></text:p>
      <text:p text:style-name="Preformatted_20_Text"><text:span text:style-name="Source_20_Text"><text:s text:c="4"/>'status' =&gt; 'Administrator',</text:span></text:p>
      <text:p text:style-name="P8"><text:span text:style-name="Source_20_Text">]);</text:span></text:p>
      <text:h text:style-name="Heading_20_4" text:outline-level="4"><text:bookmark text:name="method-unique"/><text:a xlink:type="simple" xlink:href="https://laravel.com/docs/8.x/eloquent-collections#method-unique" text:style-name="Internet_20_link" text:visited-style-name="Visited_20_Internet_20_Link"><text:span text:style-name="Source_20_Text">unique($key = null, $strict = false)</text:span></text:a></text:h>
      <text:p text:style-name="P10">Уникальный метод возвращает все уникальные модели в коллекции. Все модели того же типа с тем же первичным ключом, что и другая модель в коллекции, удаляются.</text:p>
      <text:p text:style-name="P9"><text:span text:style-name="Source_20_Text">$users = $users-&gt;unique();</text:span></text:p>
      <text:h text:style-name="Heading_20_2" text:outline-level="2"><text:bookmark text:name="custom-collections"/><text:a xlink:type="simple" xlink:href="https://laravel.com/docs/8.x/eloquent-collections#custom-collections" text:style-name="Internet_20_link" text:visited-style-name="Visited_20_Internet_20_Link">Custom Collections</text:a></text:h>
      <text:p text:style-name="P10">Если вам нужно использовать настраиваемый объект Collection с вашими собственными методами расширения, вы можете переопределить метод newCollection в своей модели:</text:p>
      <text:p text:style-name="P7"><text:span text:style-name="Source_20_Text">&lt;?php</text:span></text:p>
      <text:p text:style-name="Preformatted_20_Text"/>
      <text:p text:style-name="Preformatted_20_Text"><text:span text:style-name="Source_20_Text">namespace App\Models;</text:span></text:p>
      <text:p text:style-name="Preformatted_20_Text"/>
      <text:p text:style-name="Preformatted_20_Text"><text:soft-page-break/><text:span text:style-name="Source_20_Text">use App\Support\CustomCollection;</text:span></text:p>
      <text:p text:style-name="Preformatted_20_Text"><text:span text:style-name="Source_20_Text">use Illuminate\Database\Eloquent\Model;</text:span></text:p>
      <text:p text:style-name="Preformatted_20_Text"/>
      <text:p text:style-name="Preformatted_20_Text"><text:span text:style-name="Source_20_Text">class User extends Model</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Create a new Eloquent Collection instance.</text:span></text:p>
      <text:p text:style-name="Preformatted_20_Text"><text:span text:style-name="Source_20_Text"><text:s text:c="5"/>*</text:span></text:p>
      <text:p text:style-name="Preformatted_20_Text"><text:span text:style-name="Source_20_Text"><text:s text:c="5"/>* @param <text:s/>array <text:s/>$models</text:span></text:p>
      <text:p text:style-name="Preformatted_20_Text"><text:span text:style-name="Source_20_Text"><text:s text:c="5"/>* @return \Illuminate\Database\Eloquent\Collection</text:span></text:p>
      <text:p text:style-name="Preformatted_20_Text"><text:span text:style-name="Source_20_Text"><text:s text:c="5"/>*/</text:span></text:p>
      <text:p text:style-name="Preformatted_20_Text"><text:span text:style-name="Source_20_Text"><text:s text:c="4"/>public function newCollection(array $models = [])</text:span></text:p>
      <text:p text:style-name="Preformatted_20_Text"><text:span text:style-name="Source_20_Text"><text:s text:c="4"/>{</text:span></text:p>
      <text:p text:style-name="Preformatted_20_Text"><text:span text:style-name="Source_20_Text"><text:s text:c="8"/>return new CustomCollection($models);</text:span></text:p>
      <text:p text:style-name="Preformatted_20_Text"><text:span text:style-name="Source_20_Text"><text:s text:c="4"/>}</text:span></text:p>
      <text:p text:style-name="P8"><text:span text:style-name="Source_20_Text">}</text:span></text:p>
      <text:p text:style-name="P10">После того как вы определили метод newCollection, вы будете получать экземпляр своей настраиваемой коллекции каждый раз, когда Eloquent возвращает экземпляр этой модели Collection. Если вы хотите использовать настраиваемую коллекцию для каждой модели в своем приложении, вам следует переопределить метод newCollection в классе базовой модели, который расширяется всеми вашими моделями.</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2" text:outline-level="1"><text:soft-page-break/>Mutators</text:h>
      <text:list xml:id="list1411698184" text:style-name="L4">
        <text:list-item>
          <text:p text:style-name="P28"><text:a xlink:type="simple" xlink:href="https://laravel.com/docs/8.x/eloquent-mutators#introduction" text:style-name="Internet_20_link" text:visited-style-name="Visited_20_Internet_20_Link">Introduction</text:a> <text:span text:style-name="T7">(</text:span><text:span text:style-name="T4">Введение</text:span><text:span text:style-name="T7">)</text:span></text:p>
        </text:list-item>
        <text:list-item>
          <text:p text:style-name="P28"><text:a xlink:type="simple" xlink:href="https://laravel.com/docs/8.x/eloquent-mutators#accessors-and-mutators" text:style-name="Internet_20_link" text:visited-style-name="Visited_20_Internet_20_Link">Accessors &amp; Mutators</text:a> <text:span text:style-name="T7">(</text:span><text:span text:style-name="T4">Аксессоры и мутаторы</text:span><text:span text:style-name="T7">)</text:span></text:p>
          <text:list>
            <text:list-item>
              <text:p text:style-name="P28"><text:a xlink:type="simple" xlink:href="https://laravel.com/docs/8.x/eloquent-mutators#defining-an-accessor" text:style-name="Internet_20_link" text:visited-style-name="Visited_20_Internet_20_Link">Defining An Accessor</text:a> <text:span text:style-name="T7">(</text:span><text:span text:style-name="T4">Определение Аксессора</text:span><text:span text:style-name="T7">)</text:span></text:p>
            </text:list-item>
            <text:list-item>
              <text:p text:style-name="P28"><text:a xlink:type="simple" xlink:href="https://laravel.com/docs/8.x/eloquent-mutators#defining-a-mutator" text:style-name="Internet_20_link" text:visited-style-name="Visited_20_Internet_20_Link">Defining A Mutator</text:a> <text:span text:style-name="T7">(</text:span><text:span text:style-name="T4">Определение мутатора</text:span><text:span text:style-name="T7">)</text:span></text:p>
            </text:list-item>
          </text:list>
        </text:list-item>
        <text:list-item>
          <text:p text:style-name="P28"><text:a xlink:type="simple" xlink:href="https://laravel.com/docs/8.x/eloquent-mutators#date-mutators" text:style-name="Internet_20_link" text:visited-style-name="Visited_20_Internet_20_Link">Date Mutators</text:a> <text:span text:style-name="T7">(</text:span><text:span text:style-name="T4">Мутаторы свидания</text:span><text:span text:style-name="T7">)</text:span></text:p>
        </text:list-item>
        <text:list-item>
          <text:p text:style-name="P28"><text:a xlink:type="simple" xlink:href="https://laravel.com/docs/8.x/eloquent-mutators#attribute-casting" text:style-name="Internet_20_link" text:visited-style-name="Visited_20_Internet_20_Link">Attribute Casting</text:a> <text:span text:style-name="T7">(</text:span><text:span text:style-name="T4">Приведение атрибутов</text:span><text:span text:style-name="T7">)</text:span></text:p>
          <text:list>
            <text:list-item>
              <text:p text:style-name="P28"><text:a xlink:type="simple" xlink:href="https://laravel.com/docs/8.x/eloquent-mutators#custom-casts" text:style-name="Internet_20_link" text:visited-style-name="Visited_20_Internet_20_Link">Custom Casts</text:a> <text:span text:style-name="T7">(</text:span><text:span text:style-name="T4">Пользовательские приведения</text:span><text:span text:style-name="T7">)</text:span></text:p>
            </text:list-item>
            <text:list-item>
              <text:p text:style-name="P28"><text:a xlink:type="simple" xlink:href="https://laravel.com/docs/8.x/eloquent-mutators#array-and-json-casting" text:style-name="Internet_20_link" text:visited-style-name="Visited_20_Internet_20_Link">Array &amp; JSON Casting</text:a> <text:span text:style-name="T7">(</text:span><text:span text:style-name="T4">Приведение массивов и JSON</text:span><text:span text:style-name="T7">)</text:span></text:p>
            </text:list-item>
            <text:list-item>
              <text:p text:style-name="P28"><text:a xlink:type="simple" xlink:href="https://laravel.com/docs/8.x/eloquent-mutators#date-casting" text:style-name="Internet_20_link" text:visited-style-name="Visited_20_Internet_20_Link">Date Casting</text:a> <text:span text:style-name="T7">(</text:span><text:span text:style-name="T4">Дата кастинг</text:span><text:span text:style-name="T7">)</text:span></text:p>
            </text:list-item>
            <text:list-item>
              <text:p text:style-name="P24"><text:a xlink:type="simple" xlink:href="https://laravel.com/docs/8.x/eloquent-mutators#query-time-casting" text:style-name="Internet_20_link" text:visited-style-name="Visited_20_Internet_20_Link">Query Time Casting</text:a> <text:span text:style-name="T7">(</text:span><text:span text:style-name="T4">Приведение во время запроса</text:span><text:span text:style-name="T7">)</text:span></text:p>
            </text:list-item>
          </text:list>
        </text:list-item>
      </text:list>
      <text:p text:style-name="Text_20_body"><text:span text:style-name="T1"/></text:p>
      <text:h text:style-name="Heading_20_2" text:outline-level="2"><text:bookmark text:name="introduction6"/><text:bookmark text:name="introduction5"/><text:a xlink:type="simple" xlink:href="https://laravel.com/docs/8.x/eloquent-mutators#introduction" text:style-name="Internet_20_link" text:visited-style-name="Visited_20_Internet_20_Link">Introduction</text:a></text:h>
      <text:p text:style-name="P10"><text:a xlink:type="simple" xlink:href="https://laravel.com/docs/8.x/eloquent-mutators" text:style-name="Internet_20_link" text:visited-style-name="Visited_20_Internet_20_Link">https://laravel.com/docs/8.x/eloquent-mutators</text:a></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P11">Надо научится работать с git → gitlab, githab </text:p>
      <text:p text:style-name="P11">Также нужно понять как через косноль по ftp подключаться, потому что к ftps че-то не конектится.</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2T21:45:28.270773069</meta:creation-date>
    <meta:generator>LibreOffice/6.4.6.2$Linux_X86_64 LibreOffice_project/40$Build-2</meta:generator>
    <dc:date>2020-11-03T18:45:23.312086350</dc:date>
    <meta:editing-duration>PT3H17M22S</meta:editing-duration>
    <meta:editing-cycles>97</meta:editing-cycles>
    <meta:document-statistic meta:table-count="0" meta:image-count="0" meta:object-count="0" meta:page-count="62" meta:paragraph-count="1891" meta:word-count="12876" meta:character-count="103568" meta:non-whitespace-character-count="88877"/>
  </office:meta>
</office:document-meta>
</file>